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Object 17/meta.xml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Object 19/meta.xml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21/meta.xml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text/xml" manifest:full-path="Object 22/meta.xml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text/xml" manifest:full-path="content.xml"/>
  <manifest:file-entry manifest:media-type="text/xml" manifest:full-path="Object 23/meta.xml"/>
  <manifest:file-entry manifest:media-type="text/xml" manifest:full-path="Object 23/content.xml"/>
  <manifest:file-entry manifest:media-type="text/xml" manifest:full-path="Object 23/styles.xml"/>
  <manifest:file-entry manifest:media-type="application/vnd.oasis.opendocument.chart" manifest:full-path="Object 23/"/>
  <manifest:file-entry manifest:media-type="text/xml" manifest:full-path="Object 24/meta.xml"/>
  <manifest:file-entry manifest:media-type="text/xml" manifest:full-path="Object 24/content.xml"/>
  <manifest:file-entry manifest:media-type="text/xml" manifest:full-path="Object 24/styles.xml"/>
  <manifest:file-entry manifest:media-type="application/vnd.oasis.opendocument.chart" manifest:full-path="Object 24/"/>
  <manifest:file-entry manifest:media-type="text/xml" manifest:full-path="Object 25/meta.xml"/>
  <manifest:file-entry manifest:media-type="text/xml" manifest:full-path="Object 25/content.xml"/>
  <manifest:file-entry manifest:media-type="text/xml" manifest:full-path="Object 25/styles.xml"/>
  <manifest:file-entry manifest:media-type="application/vnd.oasis.opendocument.chart" manifest:full-path="Object 25/"/>
  <manifest:file-entry manifest:media-type="text/xml" manifest:full-path="Object 26/meta.xml"/>
  <manifest:file-entry manifest:media-type="text/xml" manifest:full-path="Object 26/content.xml"/>
  <manifest:file-entry manifest:media-type="text/xml" manifest:full-path="Object 26/styles.xml"/>
  <manifest:file-entry manifest:media-type="application/vnd.oasis.opendocument.chart" manifest:full-path="Object 26/"/>
  <manifest:file-entry manifest:media-type="image/png" manifest:full-path="Thumbnails/thumbnail.png"/>
  <manifest:file-entry manifest:media-type="text/xml" manifest:full-path="Object 27/meta.xml"/>
  <manifest:file-entry manifest:media-type="text/xml" manifest:full-path="Object 27/content.xml"/>
  <manifest:file-entry manifest:media-type="text/xml" manifest:full-path="Object 27/styles.xml"/>
  <manifest:file-entry manifest:media-type="application/vnd.oasis.opendocument.chart" manifest:full-path="Object 27/"/>
  <manifest:file-entry manifest:media-type="text/xml" manifest:full-path="Object 28/meta.xml"/>
  <manifest:file-entry manifest:media-type="text/xml" manifest:full-path="Object 28/content.xml"/>
  <manifest:file-entry manifest:media-type="text/xml" manifest:full-path="Object 28/styles.xml"/>
  <manifest:file-entry manifest:media-type="application/vnd.oasis.opendocument.chart" manifest:full-path="Object 28/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Gnumeric-default">
      <style:text-properties fo:font-size="9pt" style:font-size-asian="9pt" style:font-size-complex="9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C.elegans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C. elegans</text:p>
          </table:table-cell>
          <table:table-cell office:value-type="string">
            <text:p>BP</text:p>
          </table:table-cell>
          <table:table-cell table:number-columns-repeated="7"/>
          <table:table-cell office:value-type="string">
            <text:p>CC</text:p>
          </table:table-cell>
          <table:table-cell table:number-columns-repeated="5"/>
        </table:table-row>
        <table:table-row table:style-name="ro2"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table:number-columns-repeated="2"/>
          <table:table-cell office:value-type="string">
            <text:p>Count of Term</text:p>
          </table:table-cell>
          <table:table-cell table:number-columns-repeated="2"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table:number-columns-repeated="2"/>
          <table:table-cell office:value-type="string">
            <text:p>Count of term</text:p>
          </table:table-cell>
          <table:table-cell/>
        </table:table-row>
        <table:table-row table:style-name="ro2">
          <table:table-cell office:value-type="string">
            <text:p>GO:0040027</text:p>
          </table:table-cell>
          <table:table-cell office:value-type="float" office:value="7">
            <text:p>7</text:p>
          </table:table-cell>
          <table:table-cell office:value-type="string">
            <text:p>negative regulation of vulval development</text:p>
          </table:table-cell>
          <table:table-cell table:number-columns-repeated="2"/>
          <table:table-cell table:number-columns-repeated="2" office:value-type="float" office:value="67">
            <text:p>67</text:p>
          </table:table-cell>
          <table:table-cell/>
          <table:table-cell table:style-name="Gnumeric-default" office:value-type="string">
            <text:p>GO:0055037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recycling endosome</text:p>
          </table:table-cell>
          <table:table-cell table:number-columns-repeated="2"/>
          <table:table-cell table:style-name="Gnumeric-default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:0018991</text:p>
          </table:table-cell>
          <table:table-cell office:value-type="float" office:value="6">
            <text:p>6</text:p>
          </table:table-cell>
          <table:table-cell office:value-type="string">
            <text:p>oviposition</text:p>
          </table:table-cell>
          <table:table-cell table:number-columns-repeated="2"/>
          <table:table-cell table:number-columns-repeated="2" office:value-type="float" office:value="220">
            <text:p>220</text:p>
          </table:table-cell>
          <table:table-cell table:number-columns-repeated="8"/>
        </table:table-row>
        <table:table-row table:style-name="ro2">
          <table:table-cell office:value-type="string">
            <text:p>GO:0040002</text:p>
          </table:table-cell>
          <table:table-cell office:value-type="float" office:value="6">
            <text:p>6</text:p>
          </table:table-cell>
          <table:table-cell office:value-type="string">
            <text:p>collagen and cuticulin-based cuticle development</text:p>
          </table:table-cell>
          <table:table-cell table:number-columns-repeated="2"/>
          <table:table-cell table:number-columns-repeated="2" office:value-type="float" office:value="85">
            <text:p>85</text:p>
          </table:table-cell>
          <table:table-cell table:number-columns-repeated="8"/>
        </table:table-row>
        <table:table-row table:style-name="ro2">
          <table:table-cell office:value-type="string">
            <text:p>GO:0040026</text:p>
          </table:table-cell>
          <table:table-cell office:value-type="float" office:value="6">
            <text:p>6</text:p>
          </table:table-cell>
          <table:table-cell office:value-type="string">
            <text:p>positive regulation of vulval development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6997</text:p>
          </table:table-cell>
          <table:table-cell office:value-type="float" office:value="6">
            <text:p>6</text:p>
          </table:table-cell>
          <table:table-cell office:value-type="string">
            <text:p>nucleus organization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1703</text:p>
          </table:table-cell>
          <table:table-cell office:value-type="float" office:value="6">
            <text:p>6</text:p>
          </table:table-cell>
          <table:table-cell office:value-type="string">
            <text:p>gastrulation with mouth forming first</text:p>
          </table:table-cell>
          <table:table-cell table:number-columns-repeated="2"/>
          <table:table-cell table:number-columns-repeated="2" office:value-type="float" office:value="42">
            <text:p>4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6468</text:p>
          </table:table-cell>
          <table:table-cell office:value-type="float" office:value="6">
            <text:p>6</text:p>
          </table:table-cell>
          <table:table-cell office:value-type="string">
            <text:p>protein phosphorylation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8477</text:p>
          </table:table-cell>
          <table:table-cell office:value-type="float" office:value="6">
            <text:p>6</text:p>
          </table:table-cell>
          <table:table-cell office:value-type="string">
            <text:p>oogenesis</text:p>
          </table:table-cell>
          <table:table-cell table:number-columns-repeated="2"/>
          <table:table-cell table:number-columns-repeated="2" office:value-type="float" office:value="122">
            <text:p>12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2009</text:p>
          </table:table-cell>
          <table:table-cell office:value-type="float" office:value="5">
            <text:p>5</text:p>
          </table:table-cell>
          <table:table-cell office:value-type="string">
            <text:p>morphogenesis of an epithelium</text:p>
          </table:table-cell>
          <table:table-cell table:number-columns-repeated="2"/>
          <table:table-cell table:number-columns-repeated="2" office:value-type="float" office:value="389">
            <text:p>38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8406</text:p>
          </table:table-cell>
          <table:table-cell office:value-type="float" office:value="5">
            <text:p>5</text:p>
          </table:table-cell>
          <table:table-cell office:value-type="string">
            <text:p>gonad development</text:p>
          </table:table-cell>
          <table:table-cell table:number-columns-repeated="2"/>
          <table:table-cell table:number-columns-repeated="2" office:value-type="float" office:value="31">
            <text:p>3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35</text:p>
          </table:table-cell>
          <table:table-cell office:value-type="float" office:value="5">
            <text:p>5</text:p>
          </table:table-cell>
          <table:table-cell office:value-type="string">
            <text:p>hermaphrodite genitalia development</text:p>
          </table:table-cell>
          <table:table-cell table:number-columns-repeated="2"/>
          <table:table-cell table:number-columns-repeated="2" office:value-type="float" office:value="1174">
            <text:p>1174</text:p>
          </table:table-cell>
          <table:table-cell table:number-columns-repeated="2"/>
          <table:table-cell table:style-name="Gnumeric-default" table:number-columns-repeated="2"/>
          <table:table-cell table:number-columns-repeated="4"/>
        </table:table-row>
        <table:table-row table:style-name="ro2">
          <table:table-cell office:value-type="string">
            <text:p>GO:0002119</text:p>
          </table:table-cell>
          <table:table-cell office:value-type="float" office:value="5">
            <text:p>5</text:p>
          </table:table-cell>
          <table:table-cell office:value-type="string">
            <text:p>nematode larval development</text:p>
          </table:table-cell>
          <table:table-cell table:number-columns-repeated="2"/>
          <table:table-cell office:value-type="float" office:value="2976">
            <text:p>2976</text:p>
          </table:table-cell>
          <table:table-cell office:value-type="float" office:value="2941">
            <text:p>294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18996</text:p>
          </table:table-cell>
          <table:table-cell office:value-type="float" office:value="5">
            <text:p>5</text:p>
          </table:table-cell>
          <table:table-cell office:value-type="string">
            <text:p>molting cycle, collagen and cuticulin-based cuticle</text:p>
          </table:table-cell>
          <table:table-cell table:number-columns-repeated="2"/>
          <table:table-cell table:number-columns-repeated="2" office:value-type="float" office:value="69">
            <text:p>6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32</text:p>
          </table:table-cell>
          <table:table-cell office:value-type="float" office:value="5">
            <text:p>5</text:p>
          </table:table-cell>
          <table:table-cell office:value-type="string">
            <text:p>post-embryonic body morphogenesis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7126</text:p>
          </table:table-cell>
          <table:table-cell office:value-type="float" office:value="5">
            <text:p>5</text:p>
          </table:table-cell>
          <table:table-cell office:value-type="string">
            <text:p>meiosis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2"/>
          <table:table-cell table:style-name="Gnumeric-default" table:number-columns-repeated="2"/>
          <table:table-cell table:number-columns-repeated="4"/>
        </table:table-row>
        <table:table-row table:style-name="ro2">
          <table:table-cell office:value-type="string">
            <text:p>GO:0007028</text:p>
          </table:table-cell>
          <table:table-cell office:value-type="float" office:value="5">
            <text:p>5</text:p>
          </table:table-cell>
          <table:table-cell office:value-type="string">
            <text:p>cytoplasm organizatio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35046</text:p>
          </table:table-cell>
          <table:table-cell office:value-type="float" office:value="5">
            <text:p>5</text:p>
          </table:table-cell>
          <table:table-cell office:value-type="string">
            <text:p>pronuclear migration</text:p>
          </table:table-cell>
          <table:table-cell table:number-columns-repeated="2"/>
          <table:table-cell table:number-columns-repeated="2" office:value-type="float" office:value="38">
            <text:p>38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19915</text:p>
          </table:table-cell>
          <table:table-cell office:value-type="float" office:value="5">
            <text:p>5</text:p>
          </table:table-cell>
          <table:table-cell office:value-type="string">
            <text:p>lipid storage</text:p>
          </table:table-cell>
          <table:table-cell table:number-columns-repeated="2"/>
          <table:table-cell table:number-columns-repeated="2" office:value-type="float" office:value="636">
            <text:p>636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6915</text:p>
          </table:table-cell>
          <table:table-cell office:value-type="float" office:value="5">
            <text:p>5</text:p>
          </table:table-cell>
          <table:table-cell office:value-type="string">
            <text:p>apoptotic process</text:p>
          </table:table-cell>
          <table:table-cell table:number-columns-repeated="2"/>
          <table:table-cell table:number-columns-repeated="2" office:value-type="float" office:value="280">
            <text:p>280</text:p>
          </table:table-cell>
          <table:table-cell table:number-columns-repeated="2"/>
          <table:table-cell table:style-name="Gnumeric-default" table:number-columns-repeated="2"/>
          <table:table-cell table:number-columns-repeated="4"/>
        </table:table-row>
        <table:table-row table:style-name="ro2">
          <table:table-cell table:style-name="Gnumeric-default" office:value-type="string">
            <text:p>GO:0006898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receptor-mediated endocytosis</text:p>
          </table:table-cell>
          <table:table-cell table:number-columns-repeated="2"/>
          <table:table-cell table:style-name="Gnumeric-default" office:value-type="float" office:value="606">
            <text:p>606</text:p>
          </table:table-cell>
          <table:table-cell office:value-type="float" office:value="606">
            <text:p>606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10</text:p>
          </table:table-cell>
          <table:table-cell office:value-type="float" office:value="4">
            <text:p>4</text:p>
          </table:table-cell>
          <table:table-cell office:value-type="string">
            <text:p>positive regulation of growth rate</text:p>
          </table:table-cell>
          <table:table-cell table:number-columns-repeated="2"/>
          <table:table-cell table:number-columns-repeated="2" office:value-type="float" office:value="1494">
            <text:p>1494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19</text:p>
          </table:table-cell>
          <table:table-cell office:value-type="float" office:value="4">
            <text:p>4</text:p>
          </table:table-cell>
          <table:table-cell office:value-type="string">
            <text:p>positive regulation of embryonic development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5132</text:p>
          </table:table-cell>
          <table:table-cell office:value-type="float" office:value="4">
            <text:p>4</text:p>
          </table:table-cell>
          <table:table-cell office:value-type="string">
            <text:p>meiotic chromosome segregation</text:p>
          </table:table-cell>
          <table:table-cell table:number-columns-repeated="2"/>
          <table:table-cell table:number-columns-repeated="2" office:value-type="float" office:value="39">
            <text:p>3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10171</text:p>
          </table:table-cell>
          <table:table-cell office:value-type="float" office:value="4">
            <text:p>4</text:p>
          </table:table-cell>
          <table:table-cell office:value-type="string">
            <text:p>body morphogenesis</text:p>
          </table:table-cell>
          <table:table-cell table:number-columns-repeated="2"/>
          <table:table-cell office:value-type="float" office:value="663">
            <text:p>663</text:p>
          </table:table-cell>
          <table:table-cell office:value-type="float" office:value="649">
            <text:p>649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18</text:p>
          </table:table-cell>
          <table:table-cell office:value-type="float" office:value="4">
            <text:p>4</text:p>
          </table:table-cell>
          <table:table-cell office:value-type="string">
            <text:p>positive regulation of multicellular organism growth</text:p>
          </table:table-cell>
          <table:table-cell table:number-columns-repeated="2"/>
          <table:table-cell table:number-columns-repeated="2" office:value-type="float" office:value="245">
            <text:p>245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15</text:p>
          </table:table-cell>
          <table:table-cell office:value-type="float" office:value="4">
            <text:p>4</text:p>
          </table:table-cell>
          <table:table-cell office:value-type="string">
            <text:p>negative regulation of multicellular organism growth</text:p>
          </table:table-cell>
          <table:table-cell table:number-columns-repeated="2"/>
          <table:table-cell table:number-columns-repeated="2" office:value-type="float" office:value="90">
            <text:p>90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9792</text:p>
          </table:table-cell>
          <table:table-cell office:value-type="float" office:value="4">
            <text:p>4</text:p>
          </table:table-cell>
          <table:table-cell office:value-type="string">
            <text:p>embryo development ending in birth or egg hatching</text:p>
          </table:table-cell>
          <table:table-cell table:number-columns-repeated="2"/>
          <table:table-cell table:number-columns-repeated="2" office:value-type="float" office:value="5123">
            <text:p>5123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2592</text:p>
          </table:table-cell>
          <table:table-cell office:value-type="float" office:value="4">
            <text:p>4</text:p>
          </table:table-cell>
          <table:table-cell office:value-type="string">
            <text:p>homeostatic proces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7052</text:p>
          </table:table-cell>
          <table:table-cell office:value-type="float" office:value="4">
            <text:p>4</text:p>
          </table:table-cell>
          <table:table-cell office:value-type="string">
            <text:p>mitotic spindle organization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6629</text:p>
          </table:table-cell>
          <table:table-cell office:value-type="float" office:value="4">
            <text:p>4</text:p>
          </table:table-cell>
          <table:table-cell office:value-type="string">
            <text:p>lipid metabolic proc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16477</text:p>
          </table:table-cell>
          <table:table-cell office:value-type="float" office:value="4">
            <text:p>4</text:p>
          </table:table-cell>
          <table:table-cell office:value-type="string">
            <text:p>cell migration</text:p>
          </table:table-cell>
          <table:table-cell table:number-columns-repeated="2"/>
          <table:table-cell table:number-columns-repeated="2" office:value-type="float" office:value="22">
            <text:p>2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35176</text:p>
          </table:table-cell>
          <table:table-cell office:value-type="float" office:value="4">
            <text:p>4</text:p>
          </table:table-cell>
          <table:table-cell office:value-type="string">
            <text:p>social behavi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0910</text:p>
          </table:table-cell>
          <table:table-cell office:value-type="float" office:value="3">
            <text:p>3</text:p>
          </table:table-cell>
          <table:table-cell office:value-type="string">
            <text:p>cytokinesis</text:p>
          </table:table-cell>
          <table:table-cell table:number-columns-repeated="2"/>
          <table:table-cell table:number-columns-repeated="2" office:value-type="float" office:value="77">
            <text:p>77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51301</text:p>
          </table:table-cell>
          <table:table-cell office:value-type="float" office:value="3">
            <text:p>3</text:p>
          </table:table-cell>
          <table:table-cell office:value-type="string">
            <text:p>cell division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17</text:p>
          </table:table-cell>
          <table:table-cell office:value-type="float" office:value="3">
            <text:p>3</text:p>
          </table:table-cell>
          <table:table-cell office:value-type="string">
            <text:p>positive regulation of locomotion</text:p>
          </table:table-cell>
          <table:table-cell table:number-columns-repeated="2"/>
          <table:table-cell table:number-columns-repeated="2" office:value-type="float" office:value="101">
            <text:p>10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8340</text:p>
          </table:table-cell>
          <table:table-cell office:value-type="float" office:value="3">
            <text:p>3</text:p>
          </table:table-cell>
          <table:table-cell office:value-type="string">
            <text:p>determination of adult lifespan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40013</text:p>
          </table:table-cell>
          <table:table-cell office:value-type="float" office:value="3">
            <text:p>3</text:p>
          </table:table-cell>
          <table:table-cell office:value-type="string">
            <text:p>negative regulation of locomotion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office:value-type="string">
            <text:p>GO:0009790</text:p>
          </table:table-cell>
          <table:table-cell office:value-type="float" office:value="3">
            <text:p>3</text:p>
          </table:table-cell>
          <table:table-cell office:value-type="string">
            <text:p>embryo development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Gnumeric-default"/>
          <table:table-cell table:number-columns-repeated="5"/>
        </table:table-row>
        <table:table-row table:style-name="ro2">
          <table:table-cell table:style-name="Gnumeric-default" office:value-type="string">
            <text:p>GO:0032940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secretion by cell</text:p>
          </table:table-cell>
          <table:table-cell table:number-columns-repeated="2"/>
          <table:table-cell table:style-name="Gnumeric-default" office:value-type="float" office:value="53">
            <text:p>53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2">
          <table:table-cell office:value-type="string">
            <text:p>GO:0040007</text:p>
          </table:table-cell>
          <table:table-cell office:value-type="float" office:value="2">
            <text:p>2</text:p>
          </table:table-cell>
          <table:table-cell office:value-type="string">
            <text:p>growth</text:p>
          </table:table-cell>
          <table:table-cell table:number-columns-repeated="2"/>
          <table:table-cell office:value-type="float" office:value="2620">
            <text:p>2620</text:p>
          </table:table-cell>
          <table:table-cell office:value-type="float" office:value="2252">
            <text:p>2252</text:p>
          </table:table-cell>
          <table:table-cell table:number-columns-repeated="8"/>
        </table:table-row>
        <table:table-row table:style-name="ro2">
          <table:table-cell office:value-type="string">
            <text:p>GO:0040011</text:p>
          </table:table-cell>
          <table:table-cell office:value-type="float" office:value="2">
            <text:p>2</text:p>
          </table:table-cell>
          <table:table-cell office:value-type="string">
            <text:p>locomotion</text:p>
          </table:table-cell>
          <table:table-cell table:number-columns-repeated="2"/>
          <table:table-cell office:value-type="float" office:value="1450">
            <text:p>1450</text:p>
          </table:table-cell>
          <table:table-cell office:value-type="float" office:value="1376">
            <text:p>1376</text:p>
          </table:table-cell>
          <table:table-cell table:number-columns-repeated="8"/>
        </table:table-row>
        <table:table-row table:style-name="ro2">
          <table:table-cell office:value-type="string">
            <text:p>GO:0000003</text:p>
          </table:table-cell>
          <table:table-cell office:value-type="float" office:value="2">
            <text:p>2</text:p>
          </table:table-cell>
          <table:table-cell office:value-type="string">
            <text:p>reproduction</text:p>
          </table:table-cell>
          <table:table-cell table:number-columns-repeated="2"/>
          <table:table-cell office:value-type="float" office:value="3441">
            <text:p>3441</text:p>
          </table:table-cell>
          <table:table-cell office:value-type="float" office:value="2084">
            <text:p>2084</text:p>
          </table:table-cell>
          <table:table-cell table:number-columns-repeated="8"/>
        </table:table-row>
        <table:table-row table:style-name="ro2">
          <table:table-cell office:value-type="string">
            <text:p>GO:0008150</text:p>
          </table:table-cell>
          <table:table-cell office:value-type="float" office:value="1">
            <text:p>1</text:p>
          </table:table-cell>
          <table:table-cell office:value-type="string">
            <text:p>biological_proces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/>
          <table:table-cell office:value-type="string">
            <text:p>Leaves only frequency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formula="of:=SUM([.F45])" office:value-type="float" office:value="1">
            <text:p>1</text:p>
          </table:table-cell>
          <table:table-cell table:formula="of:=[.B51]/[.B58]" office:value-type="float" office:value="0.0000446927374301676">
            <text:p>4.46927374301676E-005</text:p>
          </table:table-cell>
          <table:table-cell table:formula="of:=SUM([.G45])" office:value-type="float" office:value="1">
            <text:p>1</text:p>
          </table:table-cell>
          <table:table-cell table:formula="of:=[.D51]/[.D58]" office:value-type="float" office:value="0.0000489763933783916">
            <text:p>4.89763933783916E-005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formula="of:=SUM([.F42:.F44])" office:value-type="float" office:value="7511">
            <text:p>7511</text:p>
          </table:table-cell>
          <table:table-cell table:formula="of:=[.B52]/[.B58]" office:value-type="float" office:value="0.335687150837989">
            <text:p>0.3356871508</text:p>
          </table:table-cell>
          <table:table-cell table:formula="of:=SUM([.G42:.G44])" office:value-type="float" office:value="5712">
            <text:p>5712</text:p>
          </table:table-cell>
          <table:table-cell table:formula="of:=[.D52]/[.D58]" office:value-type="float" office:value="0.279753158977373">
            <text:p>0.279753159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table:formula="of:=SUM([.F35:.F41])" office:value-type="float" office:value="403">
            <text:p>403</text:p>
          </table:table-cell>
          <table:table-cell table:formula="of:=[.B53]/[.B58]" office:value-type="float" office:value="0.0180111731843575">
            <text:p>0.0180111732</text:p>
          </table:table-cell>
          <table:table-cell table:formula="of:=SUM([.G35:.G41])" office:value-type="float" office:value="294">
            <text:p>294</text:p>
          </table:table-cell>
          <table:table-cell table:formula="of:=[.D53]/[.D58]" office:value-type="float" office:value="0.0143990596532471">
            <text:p>0.0143990597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formula="of:=SUM([.F23:.F34])" office:value-type="float" office:value="7707">
            <text:p>7707</text:p>
          </table:table-cell>
          <table:table-cell table:formula="of:=[.B54]/[.B58]" office:value-type="float" office:value="0.344446927374302">
            <text:p>0.3444469274</text:p>
          </table:table-cell>
          <table:table-cell table:formula="of:=SUM([.G23:.G34])" office:value-type="float" office:value="7693">
            <text:p>7693</text:p>
          </table:table-cell>
          <table:table-cell table:formula="of:=[.D54]/[.D58]" office:value-type="float" office:value="0.376775394259967">
            <text:p>0.3767753943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table:formula="of:=SUM([.F11:.F22])" office:value-type="float" office:value="6206">
            <text:p>6206</text:p>
          </table:table-cell>
          <table:table-cell table:formula="of:=[.B55]/[.B58]" office:value-type="float" office:value="0.27736312849162">
            <text:p>0.2773631285</text:p>
          </table:table-cell>
          <table:table-cell table:formula="of:=SUM([.G11:.G22])" office:value-type="float" office:value="6171">
            <text:p>6171</text:p>
          </table:table-cell>
          <table:table-cell table:formula="of:=[.D55]/[.D58]" office:value-type="float" office:value="0.302233323538055">
            <text:p>0.3022333235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formula="of:=SUM([.F4:.F10])" office:value-type="float" office:value="480">
            <text:p>480</text:p>
          </table:table-cell>
          <table:table-cell table:formula="of:=[.B56]/[.B58]" office:value-type="float" office:value="0.0214525139664804">
            <text:p>0.021452514</text:p>
          </table:table-cell>
          <table:table-cell table:formula="of:=SUM([.G4:.G10])" office:value-type="float" office:value="480">
            <text:p>480</text:p>
          </table:table-cell>
          <table:table-cell table:formula="of:=[.D56]/[.D58]" office:value-type="float" office:value="0.023508668821628">
            <text:p>0.0235086688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formula="of:=SUM([.F3])" office:value-type="float" office:value="67">
            <text:p>67</text:p>
          </table:table-cell>
          <table:table-cell table:formula="of:=[.B57]/[.B58]" office:value-type="float" office:value="0.00299441340782123">
            <text:p>0.0029944134</text:p>
          </table:table-cell>
          <table:table-cell table:formula="of:=SUM([.G3])" office:value-type="float" office:value="67">
            <text:p>67</text:p>
          </table:table-cell>
          <table:table-cell table:formula="of:=[.D57]/[.D58]" office:value-type="float" office:value="0.00328141835635224">
            <text:p>0.0032814184</text:p>
          </table:table-cell>
          <table:table-cell table:number-columns-repeated="10"/>
        </table:table-row>
        <table:table-row table:style-name="ro2">
          <table:table-cell/>
          <table:table-cell table:formula="of:=SUM([.B51:.B57])" office:value-type="float" office:value="22375">
            <text:p>22375</text:p>
          </table:table-cell>
          <table:table-cell/>
          <table:table-cell table:formula="of:=SUM([.D51:.D57])" office:value-type="float" office:value="20418">
            <text:p>20418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>
            <draw:frame table:end-cell-address="'C.elegans'.H87" table:end-x="0.6945in" table:end-y="0.0409in" draw:z-index="0" draw:style-name="gr1" svg:width="6.6972in" svg:height="4.748in" svg:x="0.2437in" svg:y="0.0594in">
              <draw:object draw:notify-on-update-of-ranges="'C.elegans'.B2:'C.elegans'.B2 'C.elegans'.C53:'C.elegans'.C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2" table:number-rows-repeated="24">
          <table:table-cell table:number-columns-repeated="15"/>
        </table:table-row>
        <table:table-row table:style-name="ro2">
          <table:table-cell>
            <draw:frame table:end-cell-address="'C.elegans'.H116" table:end-x="0.8535in" table:end-y="0.1378in" draw:z-index="1" draw:style-name="gr1" svg:width="6.2472in" svg:height="5.5114in" svg:x="0.8528in" svg:y="0.1268in">
              <draw:object draw:notify-on-update-of-ranges="'C.elegans'.C50:'C.elegans'.C50 'C.elegans'.C51:'C.elegans'.C57 'C.elegans'.E50:'C.elegans'.E50 'C.elegans'.E51:'C.elegans'.E57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</table:table>
      <table:table table:name="H.sapiens" table:style-name="ta1" table:print="false">
        <table:table-column table:style-name="co1" table:number-columns-repeated="10" table:default-cell-style-name="Default"/>
        <table:table-column table:style-name="co1" table:default-cell-style-name="Gnumeric-default"/>
        <table:table-column table:style-name="co1" table:number-columns-repeated="6" table:default-cell-style-name="Default"/>
        <table:table-row table:style-name="ro2"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H.sapiens</text:p>
          </table:table-cell>
          <table:table-cell office:value-type="string">
            <text:p>CC</text:p>
          </table:table-cell>
          <table:table-cell table:number-columns-repeated="6"/>
          <table:table-cell office:value-type="string">
            <text:p>MF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office:value-type="string">
            <text:p>Leaves only count</text:p>
          </table:table-cell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table:style-name="Default"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table:number-columns-repeated="4"/>
        </table:table-row>
        <table:table-row table:style-name="ro2">
          <table:table-cell/>
          <table:table-cell table:style-name="Gnumeric-default" office:value-type="string">
            <text:p>GO:0005764</text:p>
          </table:table-cell>
          <table:table-cell office:value-type="float" office:value="7">
            <text:p>7</text:p>
          </table:table-cell>
          <table:table-cell table:style-name="Gnumeric-default" office:value-type="string">
            <text:p>lysosome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style-name="Gnumeric-default" office:value-type="string">
            <text:p>GO:0042802</text:p>
          </table:table-cell>
          <table:table-cell office:value-type="float" office:value="4">
            <text:p>4</text:p>
          </table:table-cell>
          <table:table-cell office:value-type="string">
            <text:p>identical protein binding</text:p>
          </table:table-cell>
          <table:table-cell/>
          <table:table-cell table:style-name="Gnumeric-default" office:value-type="float" office:value="29">
            <text:p>2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/>
          <table:table-cell table:style-name="Gnumeric-default" office:value-type="string">
            <text:p>GO:0016607</text:p>
          </table:table-cell>
          <table:table-cell office:value-type="float" office:value="7">
            <text:p>7</text:p>
          </table:table-cell>
          <table:table-cell table:style-name="Gnumeric-default" office:value-type="string">
            <text:p>nuclear speck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table:style-name="Gnumeric-default" office:value-type="string">
            <text:p>GO:0005515</text:p>
          </table:table-cell>
          <table:table-cell office:value-type="float" office:value="3">
            <text:p>3</text:p>
          </table:table-cell>
          <table:table-cell office:value-type="string">
            <text:p>protein binding</text:p>
          </table:table-cell>
          <table:table-cell/>
          <table:table-cell table:style-name="Gnumeric-default" office:value-type="float" office:value="480">
            <text:p>480</text:p>
          </table:table-cell>
          <table:table-cell office:value-type="float" office:value="458">
            <text:p>45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/>
          <table:table-cell office:value-type="float" office:value="141">
            <text:p>141</text:p>
          </table:table-cell>
          <table:table-cell office:value-type="float" office:value="135">
            <text:p>135</text:p>
          </table:table-cell>
          <table:table-cell table:style-name="ce1"/>
          <table:table-cell/>
          <table:table-cell table:style-name="Gnumeric-default"/>
          <table:table-cell/>
          <table:table-cell table:style-name="Gnumeric-default" table:number-columns-repeated="6"/>
        </table:table-row>
        <table:table-row table:style-name="ro2">
          <table:table-cell/>
          <table:table-cell office:value-type="string">
            <text:p>GO:0045111</text:p>
          </table:table-cell>
          <table:table-cell office:value-type="float" office:value="6">
            <text:p>6</text:p>
          </table:table-cell>
          <table:table-cell office:value-type="string">
            <text:p>intermediate filament cytoskeleton</text:p>
          </table:table-cell>
          <table:table-cell/>
          <table:table-cell table:number-columns-repeated="2" office:value-type="float" office:value="97">
            <text:p>9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:0015629</text:p>
          </table:table-cell>
          <table:table-cell office:value-type="float" office:value="6">
            <text:p>6</text:p>
          </table:table-cell>
          <table:table-cell office:value-type="string">
            <text:p>actin cytoskeleton</text:p>
          </table:table-cell>
          <table:table-cell/>
          <table:table-cell table:number-columns-repeated="2" office:value-type="float" office:value="140">
            <text:p>14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Gnumeric-default" office:value-type="string">
            <text:p>GO:0005777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peroxisom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Gnumeric-default" office:value-type="string">
            <text:p>GO:0030133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transport vesicle</text:p>
          </table:table-cell>
          <table:table-cell/>
          <table:table-cell table:number-columns-repeated="2" office:value-type="float" office:value="15">
            <text:p>1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:0016235</text:p>
          </table:table-cell>
          <table:table-cell office:value-type="float" office:value="5">
            <text:p>5</text:p>
          </table:table-cell>
          <table:table-cell office:value-type="string">
            <text:p>aggresome</text:p>
          </table:table-cell>
          <table:table-cell/>
          <table:table-cell table:number-columns-repeated="2" office:value-type="float" office:value="29">
            <text:p>2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:0005925</text:p>
          </table:table-cell>
          <table:table-cell office:value-type="float" office:value="5">
            <text:p>5</text:p>
          </table:table-cell>
          <table:table-cell office:value-type="string">
            <text:p>focal adhesion</text:p>
          </table:table-cell>
          <table:table-cell/>
          <table:table-cell table:number-columns-repeated="2" office:value-type="float" office:value="88">
            <text:p>8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/>
          <table:table-cell table:number-columns-repeated="2" office:value-type="float" office:value="420">
            <text:p>42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/>
          <table:table-cell table:number-columns-repeated="2" office:value-type="float" office:value="3013">
            <text:p>301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/>
          <table:table-cell table:number-columns-repeated="2" office:value-type="float" office:value="2483">
            <text:p>2483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/>
          <table:table-cell office:value-type="float" office:value="207">
            <text:p>207</text:p>
          </table:table-cell>
          <table:table-cell office:value-type="float" office:value="51">
            <text:p>5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/>
          <table:table-cell office:value-type="float" office:value="2904">
            <text:p>2904</text:p>
          </table:table-cell>
          <table:table-cell office:value-type="float" office:value="692">
            <text:p>692</text:p>
          </table:table-cell>
          <table:table-cell table:number-columns-repeated="3"/>
          <table:table-cell table:style-name="Default"/>
          <table:table-cell/>
          <table:table-cell table:style-name="Gnumeric-default"/>
          <table:table-cell table:number-columns-repeated="4"/>
        </table:table-row>
        <table:table-row table:style-name="ro2">
          <table:table-cell/>
          <table:table-cell office:value-type="string">
            <text:p>GO:0005813</text:p>
          </table:table-cell>
          <table:table-cell office:value-type="float" office:value="5">
            <text:p>5</text:p>
          </table:table-cell>
          <table:table-cell office:value-type="string">
            <text:p>centrosome</text:p>
          </table:table-cell>
          <table:table-cell/>
          <table:table-cell table:number-columns-repeated="2" office:value-type="float" office:value="196">
            <text:p>196</text:p>
          </table:table-cell>
          <table:table-cell table:number-columns-repeated="3"/>
          <table:table-cell table:style-name="Default"/>
          <table:table-cell/>
          <table:table-cell table:style-name="Gnumeric-default"/>
          <table:table-cell table:number-columns-repeated="4"/>
        </table:table-row>
        <table:table-row table:style-name="ro2">
          <table:table-cell/>
          <table:table-cell table:style-name="Gnumeric-default" office:value-type="string">
            <text:p>GO:0005856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skeleton</text:p>
          </table:table-cell>
          <table:table-cell/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/>
          <table:table-cell table:style-name="Gnumeric-default"/>
          <table:table-cell table:number-columns-repeated="4"/>
        </table:table-row>
        <table:table-row table:style-name="ro2">
          <table:table-cell/>
          <table:table-cell table:style-name="Gnumeric-default" office:value-type="string">
            <text:p>GO:0005768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endosome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office:value-type="string">
            <text:p>GO:0031965</text:p>
          </table:table-cell>
          <table:table-cell office:value-type="float" office:value="4">
            <text:p>4</text:p>
          </table:table-cell>
          <table:table-cell office:value-type="string">
            <text:p>nuclear membrane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office:value-type="string">
            <text:p>GO:0043231</text:p>
          </table:table-cell>
          <table:table-cell office:value-type="float" office:value="4">
            <text:p>4</text:p>
          </table:table-cell>
          <table:table-cell office:value-type="string">
            <text:p>intracellular membrane-bounded organelle</text:p>
          </table:table-cell>
          <table:table-cell/>
          <table:table-cell office:value-type="float" office:value="576">
            <text:p>576</text:p>
          </table:table-cell>
          <table:table-cell office:value-type="float" office:value="198">
            <text:p>198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office:value-type="string">
            <text:p>GO:0005737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/>
          <table:table-cell office:value-type="float" office:value="2686">
            <text:p>2686</text:p>
          </table:table-cell>
          <table:table-cell office:value-type="float" office:value="2203">
            <text:p>2203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/>
          <table:table-cell office:value-type="float" office:value="636">
            <text:p>636</text:p>
          </table:table-cell>
          <table:table-cell office:value-type="float" office:value="614">
            <text:p>614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table:style-name="Gnumeric-default" office:value-type="string">
            <text:p>GO:0005635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nuclear envelope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table:style-name="Gnumeric-default" office:value-type="string">
            <text:p>GO:0005622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intracellular</text:p>
          </table:table-cell>
          <table:table-cell/>
          <table:table-cell table:style-name="Gnumeric-default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table:style-name="Gnumeric-default" office:value-type="string">
            <text:p>GO:0043234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protein complex</text:p>
          </table:table-cell>
          <table:table-cell/>
          <table:table-cell table:number-columns-repeated="2" office:value-type="float" office:value="18">
            <text:p>18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/>
          <table:table-cell office:value-type="string">
            <text:p>GO:0030054</text:p>
          </table:table-cell>
          <table:table-cell office:value-type="float" office:value="2">
            <text:p>2</text:p>
          </table:table-cell>
          <table:table-cell office:value-type="string">
            <text:p>cell junction</text:p>
          </table:table-cell>
          <table:table-cell/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 table:number-rows-repeated="2">
          <table:table-cell/>
          <table:table-cell table:style-name="Gnumeric-default"/>
          <table:table-cell/>
          <table:table-cell table:style-name="Gnumeric-default"/>
          <table:table-cell table:number-columns-repeated="4"/>
          <table:table-cell table:style-name="Gnumeric-default"/>
          <table:table-cell table:number-columns-repeated="3"/>
          <table:table-cell table:style-name="Gnumeric-default"/>
          <table:table-cell table:number-columns-repeated="4"/>
        </table:table-row>
        <table:table-row table:style-name="ro2"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office:value-type="string">
            <text:p>Leaves Only Count</text:p>
          </table:table-cell>
          <table:table-cell office:value-type="string">
            <text:p>Leaves Frequency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C33]/SUM([.C33:.C3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33]/SUM([.E33:.E39])" office:value-type="float" office:value="0">
            <text:p>0</text:p>
          </table:table-cell>
          <table:table-cell table:number-columns-repeated="2"/>
          <table:table-cell table:style-name="Gnumeric-default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SUM([.F28])" office:value-type="float" office:value="88">
            <text:p>88</text:p>
          </table:table-cell>
          <table:table-cell table:formula="of:=[.C34]/SUM([.C33:.C39])" office:value-type="float" office:value="0.0063173007896626">
            <text:p>0.0063173008</text:p>
          </table:table-cell>
          <table:table-cell office:value-type="float" office:value="85">
            <text:p>85</text:p>
          </table:table-cell>
          <table:table-cell table:formula="of:=[.E34]/SUM([.E33:.E39])" office:value-type="float" office:value="0.00796626054358013">
            <text:p>0.0079662605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SUM([.F26:.F27])" office:value-type="float" office:value="88">
            <text:p>88</text:p>
          </table:table-cell>
          <table:table-cell table:formula="of:=[.C35]/SUM([.C33:.C39])" office:value-type="float" office:value="0.0063173007896626">
            <text:p>0.0063173008</text:p>
          </table:table-cell>
          <table:table-cell office:value-type="float" office:value="88">
            <text:p>88</text:p>
          </table:table-cell>
          <table:table-cell table:formula="of:=[.E35]/SUM([.E33:.E39])" office:value-type="float" office:value="0.00824742268041237">
            <text:p>0.008247422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SUM([.F21:.F25])" office:value-type="float" office:value="4004">
            <text:p>4004</text:p>
          </table:table-cell>
          <table:table-cell table:formula="of:=[.C36]/SUM([.C33:.C39])" office:value-type="float" office:value="0.287437185929648">
            <text:p>0.2874371859</text:p>
          </table:table-cell>
          <table:table-cell table:formula="of:=SUM([.G21:.G25])" office:value-type="float" office:value="3121">
            <text:p>3121</text:p>
          </table:table-cell>
          <table:table-cell table:formula="of:=[.E36]/SUM([.E33:.E39])" office:value-type="float" office:value="0.292502343017807">
            <text:p>0.292502343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SUM([.F11:.F20])" office:value-type="float" office:value="9348">
            <text:p>9348</text:p>
          </table:table-cell>
          <table:table-cell table:formula="of:=[.C37]/SUM([.C33:.C39])" office:value-type="float" office:value="0.671069633883704">
            <text:p>0.6710696339</text:p>
          </table:table-cell>
          <table:table-cell table:formula="of:=SUM([.G11:.G20])" office:value-type="float" office:value="6980">
            <text:p>6980</text:p>
          </table:table-cell>
          <table:table-cell table:formula="of:=[.E37]/SUM([.E33:.E39])" office:value-type="float" office:value="0.654170571696345">
            <text:p>0.654170571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SUM([.F6:.F10])" office:value-type="float" office:value="394">
            <text:p>394</text:p>
          </table:table-cell>
          <table:table-cell table:formula="of:=[.C38]/SUM([.C33:.C39])" office:value-type="float" office:value="0.0282842785355348">
            <text:p>0.0282842785</text:p>
          </table:table-cell>
          <table:table-cell table:formula="of:=SUM([.G6:.G10])" office:value-type="float" office:value="388">
            <text:p>388</text:p>
          </table:table-cell>
          <table:table-cell table:formula="of:=[.E38]/SUM([.E33:.E39])" office:value-type="float" office:value="0.0363636363636364">
            <text:p>0.036363636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SUM([.F4:.F5])" office:value-type="float" office:value="8">
            <text:p>8</text:p>
          </table:table-cell>
          <table:table-cell table:formula="of:=[.C39]/SUM([.C33:.C39])" office:value-type="float" office:value="0.000574300071787509">
            <text:p>0.0005743001</text:p>
          </table:table-cell>
          <table:table-cell table:formula="of:=SUM([.G4:.G5])" office:value-type="float" office:value="8">
            <text:p>8</text:p>
          </table:table-cell>
          <table:table-cell table:formula="of:=[.E39]/SUM([.E33:.E39])" office:value-type="float" office:value="0.000749765698219307">
            <text:p>0.000749765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 table:number-rows-repeated="3"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>
            <draw:frame table:end-cell-address="'H.sapiens'.E60" table:end-x="0.4783in" table:end-y="0.0693in" draw:z-index="0" draw:style-name="gr1" svg:width="3.7453in" svg:height="3.1177in" svg:x="0.3024in" svg:y="0.0681in">
              <draw:object draw:notify-on-update-of-ranges="'H.sapiens'.D34:'H.sapiens'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H.sapiens'.I60" table:end-x="0.3469in" table:end-y="0.1358in" draw:z-index="1" draw:style-name="gr1" svg:width="3.35in" svg:height="3.1594in" svg:x="0.5665in" svg:y="0.0929in">
              <draw:object draw:notify-on-update-of-ranges="'H.sapiens'.F33:'H.sapiens'.F3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 table:number-rows-repeated="17"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>
            <draw:frame table:end-cell-address="'H.sapiens'.H84" table:end-x="0.6291in" table:end-y="0.1457in" draw:z-index="2" draw:style-name="gr1" svg:width="4.8173in" svg:height="4.2803in" svg:x="0.2736in" svg:y="0.0819in">
              <draw:object draw:notify-on-update-of-ranges="'H.sapiens'.D32:'H.sapiens'.D32 'H.sapiens'.D33:'H.sapiens'.D39 'H.sapiens'.F32:'H.sapiens'.F32 'H.sapiens'.F33:'H.sapiens'.F3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table:number-columns-repeated="6"/>
        </table:table-row>
        <table:table-row table:style-name="ro2" table:number-rows-repeated="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.pombe" table:style-name="ta1" table:print="false">
        <table:shapes>
          <draw:frame draw:z-index="2" draw:style-name="gr1" svg:width="6.2988in" svg:height="3.5429in" svg:x="0.3346in" svg:y="10.1016in">
            <draw:object draw:notify-on-update-of-ranges="'S.pombe'.D24:'S.pombe'.D24 'S.pombe'.D25:'S.pombe'.D31 'S.pombe'.E24:'S.pombe'.E24 'S.pombe'.E25:'S.pombe'.E31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2">
          <table:table-cell office:value-type="string">
            <text:p>S. pombe</text:p>
          </table:table-cell>
          <table:table-cell office:value-type="string">
            <text:p>CC</text:p>
          </table:table-cell>
          <table:table-cell table:number-columns-repeated="6"/>
          <table:table-cell office:value-type="string">
            <text:p>BP</text:p>
          </table:table-cell>
          <table:table-cell table:number-columns-repeated="4"/>
        </table:table-row>
        <table:table-row table:style-name="ro2"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table:style-name="ce2" office:value-type="string">
            <text:p>eaves Only count</text:p>
          </table:table-cell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office:value-type="string">
            <text:p>Leaves Only count</text:p>
          </table:table-cell>
        </table:table-row>
        <table:table-row table:style-name="ro2">
          <table:table-cell office:value-type="string">
            <text:p>GO:0000324</text:p>
          </table:table-cell>
          <table:table-cell office:value-type="float" office:value="7">
            <text:p>7</text:p>
          </table:table-cell>
          <table:table-cell office:value-type="string">
            <text:p>fungal-type vacuole</text:p>
          </table:table-cell>
          <table:table-cell/>
          <table:table-cell table:number-columns-repeated="2" office:value-type="float" office:value="37">
            <text:p>37</text:p>
          </table:table-cell>
          <table:table-cell/>
          <table:table-cell table:style-name="Gnumeric-default" office:value-type="string">
            <text:p>GO:0071276</text:p>
          </table:table-cell>
          <table:table-cell office:value-type="float" office:value="7">
            <text:p>7</text:p>
          </table:table-cell>
          <table:table-cell table:style-name="Gnumeric-default" office:value-type="string">
            <text:p>cellular response to cadmium ion</text:p>
          </table:table-cell>
          <table:table-cell/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:0005816</text:p>
          </table:table-cell>
          <table:table-cell office:value-type="float" office:value="6">
            <text:p>6</text:p>
          </table:table-cell>
          <table:table-cell office:value-type="string">
            <text:p>spindle pole body</text:p>
          </table:table-cell>
          <table:table-cell/>
          <table:table-cell table:number-columns-repeated="2" office:value-type="float" office:value="191">
            <text:p>191</text:p>
          </table:table-cell>
          <table:table-cell/>
          <table:table-cell table:style-name="Gnumeric-default" office:value-type="string">
            <text:p>GO:003459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ellular response to oxidative stress</text:p>
          </table:table-cell>
          <table:table-cell/>
          <table:table-cell table:style-name="Gnumeric-default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style-name="Gnumeric-default" office:value-type="string">
            <text:p>GO:0034605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ellular response to heat</text:p>
          </table:table-cell>
          <table:table-cell/>
          <table:table-cell table:style-name="Gnumeric-default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O:0000329</text:p>
          </table:table-cell>
          <table:table-cell office:value-type="float" office:value="6">
            <text:p>6</text:p>
          </table:table-cell>
          <table:table-cell office:value-type="string">
            <text:p>fungal-type vacuole membrane</text:p>
          </table:table-cell>
          <table:table-cell/>
          <table:table-cell table:number-columns-repeated="2" office:value-type="float" office:value="47">
            <text:p>47</text:p>
          </table:table-cell>
          <table:table-cell/>
          <table:table-cell table:style-name="Gnumeric-default" office:value-type="string">
            <text:p>GO:0033554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cellular response to stress</text:p>
          </table:table-cell>
          <table:table-cell/>
          <table:table-cell table:style-name="Gnumeric-default"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/>
          <table:table-cell table:number-columns-repeated="2" office:value-type="float" office:value="223">
            <text:p>223</text:p>
          </table:table-cell>
          <table:table-cell table:number-columns-repeated="7"/>
        </table:table-row>
        <table:table-row table:style-name="ro2"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/>
          <table:table-cell table:number-columns-repeated="2" office:value-type="float" office:value="232">
            <text:p>232</text:p>
          </table:table-cell>
          <table:table-cell table:number-columns-repeated="2"/>
          <table:table-cell table:style-name="Gnumeric-default"/>
          <table:table-cell table:number-columns-repeated="4"/>
        </table:table-row>
        <table:table-row table:style-name="ro2"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/>
          <table:table-cell table:number-columns-repeated="2" office:value-type="float" office:value="449">
            <text:p>449</text:p>
          </table:table-cell>
          <table:table-cell table:number-columns-repeated="7"/>
        </table:table-row>
        <table:table-row table:style-name="ro2"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office:value-type="string">
            <text:p>cytosol</text:p>
          </table:table-cell>
          <table:table-cell/>
          <table:table-cell table:number-columns-repeated="2" office:value-type="float" office:value="2208">
            <text:p>2208</text:p>
          </table:table-cell>
          <table:table-cell table:number-columns-repeated="7"/>
        </table:table-row>
        <table:table-row table:style-name="ro2"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/>
          <table:table-cell table:number-columns-repeated="2" office:value-type="float" office:value="463">
            <text:p>463</text:p>
          </table:table-cell>
          <table:table-cell table:number-columns-repeated="7"/>
        </table:table-row>
        <table:table-row table:style-name="ro2"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/>
          <table:table-cell office:value-type="float" office:value="2211">
            <text:p>2211</text:p>
          </table:table-cell>
          <table:table-cell office:value-type="float" office:value="1999">
            <text:p>1999</text:p>
          </table:table-cell>
          <table:table-cell table:number-columns-repeated="2"/>
          <table:table-cell table:style-name="Gnumeric-default"/>
          <table:table-cell table:number-columns-repeated="4"/>
        </table:table-row>
        <table:table-row table:style-name="ro2">
          <table:table-cell office:value-type="string">
            <text:p>GO:0005819</text:p>
          </table:table-cell>
          <table:table-cell office:value-type="float" office:value="5">
            <text:p>5</text:p>
          </table:table-cell>
          <table:table-cell office:value-type="string">
            <text:p>spindle</text:p>
          </table:table-cell>
          <table:table-cell/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 office:value-type="string">
            <text:p>GO:0005815</text:p>
          </table:table-cell>
          <table:table-cell office:value-type="float" office:value="5">
            <text:p>5</text:p>
          </table:table-cell>
          <table:table-cell office:value-type="string">
            <text:p>microtubule organizing center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GO:0005789</text:p>
          </table:table-cell>
          <table:table-cell office:value-type="float" office:value="4">
            <text:p>4</text:p>
          </table:table-cell>
          <table:table-cell office:value-type="string">
            <text:p>endoplasmic reticulum membrane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GO:0005635</text:p>
          </table:table-cell>
          <table:table-cell office:value-type="float" office:value="4">
            <text:p>4</text:p>
          </table:table-cell>
          <table:table-cell office:value-type="string">
            <text:p>nuclear envelope</text:p>
          </table:table-cell>
          <table:table-cell/>
          <table:table-cell table:number-columns-repeated="2" office:value-type="float" office:value="82">
            <text:p>82</text:p>
          </table:table-cell>
          <table:table-cell table:number-columns-repeated="7"/>
        </table:table-row>
        <table:table-row table:style-name="ro2">
          <table:table-cell office:value-type="string">
            <text:p>GO:0005628</text:p>
          </table:table-cell>
          <table:table-cell office:value-type="float" office:value="4">
            <text:p>4</text:p>
          </table:table-cell>
          <table:table-cell office:value-type="string">
            <text:p>prospore membrane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GO:0031966</text:p>
          </table:table-cell>
          <table:table-cell office:value-type="float" office:value="4">
            <text:p>4</text:p>
          </table:table-cell>
          <table:table-cell office:value-type="string">
            <text:p>mitochondrial membran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GO:0005737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/>
          <table:table-cell office:value-type="float" office:value="470">
            <text:p>47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2">
          <table:table-cell office:value-type="string">
            <text:p>GO:0051286</text:p>
          </table:table-cell>
          <table:table-cell office:value-type="float" office:value="4">
            <text:p>4</text:p>
          </table:table-cell>
          <table:table-cell office:value-type="string">
            <text:p>cell tip</text:p>
          </table:table-cell>
          <table:table-cell/>
          <table:table-cell table:number-columns-repeated="2" office:value-type="float" office:value="118">
            <text:p>118</text:p>
          </table:table-cell>
          <table:table-cell table:number-columns-repeated="7"/>
        </table:table-row>
        <table:table-row table:style-name="ro2">
          <table:table-cell office:value-type="string">
            <text:p>GO:0005938</text:p>
          </table:table-cell>
          <table:table-cell office:value-type="float" office:value="4">
            <text:p>4</text:p>
          </table:table-cell>
          <table:table-cell office:value-type="string">
            <text:p>cell cortex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7"/>
        </table:table-row>
        <table:table-row table:style-name="ro2">
          <table:table-cell office:value-type="string">
            <text:p>GO:0032153</text:p>
          </table:table-cell>
          <table:table-cell office:value-type="float" office:value="3">
            <text:p>3</text:p>
          </table:table-cell>
          <table:table-cell office:value-type="string">
            <text:p>cell division site</text:p>
          </table:table-cell>
          <table:table-cell/>
          <table:table-cell table:number-columns-repeated="2" office:value-type="float" office:value="223">
            <text:p>223</text:p>
          </table:table-cell>
          <table:table-cell table:number-columns-repeated="5"/>
          <table:table-cell/>
          <table:table-cell/>
        </table:table-row>
        <table:table-row table:style-name="ro2">
          <table:table-cell table:number-columns-repeated="10"/>
          <table:table-cell office:value-type="string">
            <text:p>Unchanged</text:p>
          </table:table-cell>
          <table:table-cell table:number-columns-repeated="2"/>
        </table:table-row>
        <table:table-row table:style-name="ro2">
          <table:table-cell office:value-type="string">
            <text:p>Depth</text:p>
          </table:table-cell>
          <table:table-cell office:value-type="string">
            <text:p>Count</text:p>
          </table:table-cell>
          <table:table-cell/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table:number-columns-repeated="2"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office:value-type="string">
            <text:p>Leaves-Only Frequency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B25]/SUM([.B25:.B31])" office:value-type="float" office:value="0">
            <text:p>0</text:p>
          </table:table-cell>
          <table:table-cell table:formula="of:=[.C25]/SUM([.C25:.C31]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I25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>
            <draw:frame table:end-cell-address="'S.pombe'.O40" table:end-x="0.5547in" table:end-y="0.1555in" draw:z-index="1" draw:style-name="gr1" svg:width="3.1661in" svg:height="2.8598in" svg:x="0.0626in" svg:y="0.0457in">
              <draw:object draw:notify-on-update-of-ranges="'S.pombe'.J25:'S.pombe'.J3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B26]/SUM([.B25:.B31])" office:value-type="float" office:value="0">
            <text:p>0</text:p>
          </table:table-cell>
          <table:table-cell table:formula="of:=[.C26]/SUM([.C25:.C31])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formula="of:=[.I26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SUM([.E22])" office:value-type="float" office:value="223">
            <text:p>223</text:p>
          </table:table-cell>
          <table:table-cell table:formula="of:=SUM([.F22])" office:value-type="float" office:value="223">
            <text:p>223</text:p>
          </table:table-cell>
          <table:table-cell table:formula="of:=[.B27]/SUM([.B25:.B31])" office:value-type="float" office:value="0.0316491626454726">
            <text:p>0.0316491626</text:p>
          </table:table-cell>
          <table:table-cell table:formula="of:=[.C27]/SUM([.C25:.C31])" office:value-type="float" office:value="0.0339887212315196">
            <text:p>0.033988721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SUM([.L22])" office:value-type="float" office:value="0">
            <text:p>0</text:p>
          </table:table-cell>
          <table:table-cell table:formula="of:=[.I27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SUM([.E15:.E21])" office:value-type="float" office:value="685">
            <text:p>685</text:p>
          </table:table-cell>
          <table:table-cell table:formula="of:=SUM([.F15:.F21])" office:value-type="float" office:value="445">
            <text:p>445</text:p>
          </table:table-cell>
          <table:table-cell table:formula="of:=[.B28]/SUM([.B25:.B31])" office:value-type="float" office:value="0.0972182798751065">
            <text:p>0.0972182799</text:p>
          </table:table-cell>
          <table:table-cell table:formula="of:=[.C28]/SUM([.C25:.C31])" office:value-type="float" office:value="0.0678250266727633">
            <text:p>0.0678250267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SUM([.L6])" office:value-type="float" office:value="239">
            <text:p>239</text:p>
          </table:table-cell>
          <table:table-cell table:formula="of:=[.I28]/SUM([.I25:.I31])" office:value-type="float" office:value="0.922779922779923">
            <text:p>0.9227799228</text:p>
          </table:table-cell>
          <table:table-cell table:formula="of:=[.J28]" office:value-type="float" office:value="0.922779922779923">
            <text:p>0.9227799228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SUM([.E7:.E14])" office:value-type="float" office:value="5849">
            <text:p>5849</text:p>
          </table:table-cell>
          <table:table-cell table:formula="of:=SUM([.F7:.F14])" office:value-type="float" office:value="5610">
            <text:p>5610</text:p>
          </table:table-cell>
          <table:table-cell table:formula="of:=[.B29]/SUM([.B25:.B31])" office:value-type="float" office:value="0.830116378086858">
            <text:p>0.8301163781</text:p>
          </table:table-cell>
          <table:table-cell table:formula="of:=[.C29]/SUM([.C25:.C31])" office:value-type="float" office:value="0.855052583447645">
            <text:p>0.855052583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L4:.L5])" office:value-type="float" office:value="19">
            <text:p>19</text:p>
          </table:table-cell>
          <table:table-cell table:formula="of:=[.I29]/SUM([.I25:.I31])" office:value-type="float" office:value="0.0733590733590734">
            <text:p>0.0733590734</text:p>
          </table:table-cell>
          <table:table-cell table:formula="of:=[.J29]" office:value-type="float" office:value="0.0733590733590734">
            <text:p>0.073359073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SUM([.E4:.E6])" office:value-type="float" office:value="252">
            <text:p>252</text:p>
          </table:table-cell>
          <table:table-cell table:formula="of:=SUM([.F4:.F6])" office:value-type="float" office:value="246">
            <text:p>246</text:p>
          </table:table-cell>
          <table:table-cell table:formula="of:=[.B30]/SUM([.B25:.B31])" office:value-type="float" office:value="0.0357649730343457">
            <text:p>0.035764973</text:p>
          </table:table-cell>
          <table:table-cell table:formula="of:=[.C30]/SUM([.C25:.C31])" office:value-type="float" office:value="0.0374942844078647">
            <text:p>0.0374942844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" office:value-type="float" office:value="0">
            <text:p>0</text:p>
          </table:table-cell>
          <table:table-cell table:formula="of:=[.I30]/SUM([.I25:.I3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SUM([.E3:.E3])" office:value-type="float" office:value="37">
            <text:p>37</text:p>
          </table:table-cell>
          <table:table-cell table:formula="of:=SUM([.F3:.F3])" office:value-type="float" office:value="37">
            <text:p>37</text:p>
          </table:table-cell>
          <table:table-cell table:formula="of:=[.B31]/SUM([.B25:.B31])" office:value-type="float" office:value="0.00525120635821743">
            <text:p>0.0052512064</text:p>
          </table:table-cell>
          <table:table-cell table:formula="of:=[.C31]/SUM([.C25:.C31])" office:value-type="float" office:value="0.00563938424020729">
            <text:p>0.0056393842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SUM([.L3])" office:value-type="float" office:value="1">
            <text:p>1</text:p>
          </table:table-cell>
          <table:table-cell table:formula="of:=[.I31]/SUM([.I25:.I31])" office:value-type="float" office:value="0.00386100386100386">
            <text:p>0.0038610039</text:p>
          </table:table-cell>
          <table:table-cell table:formula="of:=[.J31]" office:value-type="float" office:value="0.00386100386100386">
            <text:p>0.0038610039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>
            <draw:frame table:end-cell-address="'S.pombe'.F54" table:end-x="0.8028in" table:end-y="0.0594in" draw:z-index="0" draw:style-name="gr1" svg:width="4.8957in" svg:height="3.7543in" svg:x="0.3689in" svg:y="0.1551in">
              <draw:object draw:notify-on-update-of-ranges="'S.pombe'.C25:'S.pombe'.C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D.melanogaster" table:style-name="ta1" table:print="false">
        <table:shapes>
          <draw:frame draw:z-index="1" draw:style-name="gr1" svg:width="6.289in" svg:height="3.5413in" svg:x="0.9004in" svg:y="6.0102in">
            <draw:object draw:notify-on-update-of-ranges="'D.melanogaster'.E17:'D.melanogaster'.E17 'D.melanogaster'.E18:'D.melanogaster'.E25 'D.melanogaster'.F17:'D.melanogaster'.F17 'D.melanogaster'.F18:'D.melanogaster'.F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svg:width="6.2988in" svg:height="3.5429in" svg:x="8.5886in" svg:y="4.7268in">
            <draw:object draw:notify-on-update-of-ranges="'D.melanogaster'.K17:'D.melanogaster'.K17 'D.melanogaster'.K18:'D.melanogaster'.K25 'D.melanogaster'.F17:'D.melanogaster'.F17 'D.melanogaster'.L18:'D.melanogaster'.L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2">
          <table:table-cell/>
          <table:table-cell office:value-type="string">
            <text:p>D. melanogaster</text:p>
          </table:table-cell>
          <table:table-cell office:value-type="string">
            <text:p>BP</text:p>
          </table:table-cell>
          <table:table-cell table:number-columns-repeated="5"/>
          <table:table-cell office:value-type="string">
            <text:p>CC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office:value-type="string">
            <text:p>Leaves Only Count</text:p>
          </table:table-cell>
        </table:table-row>
        <table:table-row table:style-name="ro2">
          <table:table-cell/>
          <table:table-cell table:style-name="Gnumeric-default" office:value-type="string">
            <text:p>GO:0010824</text:p>
          </table:table-cell>
          <table:table-cell office:value-type="float" office:value="8">
            <text:p>8</text:p>
          </table:table-cell>
          <table:table-cell table:style-name="Gnumeric-default" office:value-type="string">
            <text:p>regulation of centrosome duplication</text:p>
          </table:table-cell>
          <table:table-cell/>
          <table:table-cell table:style-name="Gnumeric-default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GO:0005814</text:p>
          </table:table-cell>
          <table:table-cell office:value-type="float" office:value="5">
            <text:p>5</text:p>
          </table:table-cell>
          <table:table-cell office:value-type="string">
            <text:p>centriole</text:p>
          </table:table-cell>
          <table:table-cell/>
          <table:table-cell table:number-columns-repeated="2"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GO:0051297</text:p>
          </table:table-cell>
          <table:table-cell office:value-type="float" office:value="6">
            <text:p>6</text:p>
          </table:table-cell>
          <table:table-cell office:value-type="string">
            <text:p>centrosome organization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GO:0005819</text:p>
          </table:table-cell>
          <table:table-cell office:value-type="float" office:value="5">
            <text:p>5</text:p>
          </table:table-cell>
          <table:table-cell office:value-type="string">
            <text:p>spindle</text:p>
          </table:table-cell>
          <table:table-cell/>
          <table:table-cell table:number-columns-repeated="2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GO:0051383</text:p>
          </table:table-cell>
          <table:table-cell office:value-type="float" office:value="6">
            <text:p>6</text:p>
          </table:table-cell>
          <table:table-cell office:value-type="string">
            <text:p>kinetochore organizati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GO:0000785</text:p>
          </table:table-cell>
          <table:table-cell office:value-type="float" office:value="5">
            <text:p>5</text:p>
          </table:table-cell>
          <table:table-cell office:value-type="string">
            <text:p>chromatin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GO:0007088</text:p>
          </table:table-cell>
          <table:table-cell office:value-type="float" office:value="6">
            <text:p>6</text:p>
          </table:table-cell>
          <table:table-cell office:value-type="string">
            <text:p>regulation of mitosis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GO:0000922</text:p>
          </table:table-cell>
          <table:table-cell office:value-type="float" office:value="5">
            <text:p>5</text:p>
          </table:table-cell>
          <table:table-cell office:value-type="string">
            <text:p>spindle pole</text:p>
          </table:table-cell>
          <table:table-cell/>
          <table:table-cell table:number-columns-repeated="2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GO:0007067</text:p>
          </table:table-cell>
          <table:table-cell office:value-type="float" office:value="5">
            <text:p>5</text:p>
          </table:table-cell>
          <table:table-cell office:value-type="string">
            <text:p>mitosis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office:value-type="string">
            <text:p>GO:007101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atalytic step 2 spliceosome</text:p>
          </table:table-cell>
          <table:table-cell/>
          <table:table-cell table:number-columns-repeated="2" office:value-type="float" office:value="170">
            <text:p>170</text:p>
          </table:table-cell>
        </table:table-row>
        <table:table-row table:style-name="ro2">
          <table:table-cell/>
          <table:table-cell office:value-type="string">
            <text:p>GO:0000022</text:p>
          </table:table-cell>
          <table:table-cell office:value-type="float" office:value="5">
            <text:p>5</text:p>
          </table:table-cell>
          <table:table-cell office:value-type="string">
            <text:p>mitotic spindle elongation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Gnumeric-default" office:value-type="string">
            <text:p>GO:0071011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recatalytic spliceosome</text:p>
          </table:table-cell>
          <table:table-cell/>
          <table:table-cell table:number-columns-repeated="2" office:value-type="float" office:value="227">
            <text:p>227</text:p>
          </table:table-cell>
        </table:table-row>
        <table:table-row table:style-name="ro2">
          <table:table-cell/>
          <table:table-cell office:value-type="string">
            <text:p>GO:0051298</text:p>
          </table:table-cell>
          <table:table-cell office:value-type="float" office:value="5">
            <text:p>5</text:p>
          </table:table-cell>
          <table:table-cell office:value-type="string">
            <text:p>centrosome duplication</text:p>
          </table:table-cell>
          <table:table-cell/>
          <table:table-cell table:number-columns-repeated="2" office:value-type="float" office:value="5">
            <text:p>5</text:p>
          </table:table-cell>
          <table:table-cell table:style-name="Gnumeric-default" office:value-type="string">
            <text:p>GO:000581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entrosome</text:p>
          </table:table-cell>
          <table:table-cell/>
          <table:table-cell table:style-name="Gnumeric-default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Gnumeric-default" office:value-type="string">
            <text:p>GO:000581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plasmic microtubule organization</text:p>
          </table:table-cell>
          <table:table-cell/>
          <table:table-cell table:style-name="Gnumeric-default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GO:0007076</text:p>
          </table:table-cell>
          <table:table-cell office:value-type="float" office:value="4">
            <text:p>4</text:p>
          </table:table-cell>
          <table:table-cell office:value-type="string">
            <text:p>mitotic chromosome condensation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string">
            <text:p>GO:0000776</text:p>
          </table:table-cell>
          <table:table-cell office:value-type="float" office:value="4">
            <text:p>4</text:p>
          </table:table-cell>
          <table:table-cell office:value-type="string">
            <text:p>kinetochore</text:p>
          </table:table-cell>
          <table:table-cell/>
          <table:table-cell table:number-columns-repeated="2" office:value-type="float" office:value="10">
            <text:p>10</text:p>
          </table:table-cell>
        </table:table-row>
        <table:table-row table:style-name="ro2">
          <table:table-cell/>
          <table:table-cell table:style-name="Gnumeric-default" office:value-type="string">
            <text:p>GO:0007052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mitotic spindle organization</text:p>
          </table:table-cell>
          <table:table-cell/>
          <table:table-cell table:style-name="Gnumeric-default"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style-name="Gnumeric-default" office:value-type="string">
            <text:p>GO:0005875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microtubule associated complex</text:p>
          </table:table-cell>
          <table:table-cell/>
          <table:table-cell table:style-name="Gnumeric-default" office:value-type="float" office:value="413">
            <text:p>41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/>
          <table:table-cell office:value-type="string">
            <text:p>GO:0000910</text:p>
          </table:table-cell>
          <table:table-cell office:value-type="float" office:value="3">
            <text:p>3</text:p>
          </table:table-cell>
          <table:table-cell office:value-type="string">
            <text:p>cytokinesis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O:0008283</text:p>
          </table:table-cell>
          <table:table-cell office:value-type="float" office:value="2">
            <text:p>2</text:p>
          </table:table-cell>
          <table:table-cell office:value-type="string">
            <text:p>cell proliferation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6"/>
        </table:table-row>
        <table:table-row table:style-name="ro2">
          <table:table-cell/>
          <table:table-cell table:style-name="Gnumeric-default"/>
          <table:table-cell/>
          <table:table-cell table:style-name="Gnumeric-default"/>
          <table:table-cell/>
          <table:table-cell table:style-name="Gnumeric-default"/>
          <table:table-cell table:number-columns-repeated="3"/>
          <table:table-cell table:style-name="Gnumeric-default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/>
          <table:table-cell office:value-type="string">
            <text:p>Frequenc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C18]/SUM([.C18:.C25])" office:value-type="float" office:value="0">
            <text:p>0</text:p>
          </table:table-cell>
          <table:table-cell table:formula="of:=[.D18]/SUM([.D18:.D25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18]/SUM([.I18:.I25])" office:value-type="float" office:value="0">
            <text:p>0</text:p>
          </table:table-cell>
          <table:table-cell table:formula="of:=[.J18]/SUM([.J18:.J25]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SUM([.F14])" office:value-type="float" office:value="10">
            <text:p>10</text:p>
          </table:table-cell>
          <table:table-cell table:formula="of:=SUM([.G14])" office:value-type="float" office:value="10">
            <text:p>10</text:p>
          </table:table-cell>
          <table:table-cell table:formula="of:=[.C19]/SUM([.C18:.C25])" office:value-type="float" office:value="0.0234741784037559">
            <text:p>0.0234741784</text:p>
          </table:table-cell>
          <table:table-cell table:formula="of:=[.D19]/SUM([.D18:.D25])" office:value-type="float" office:value="0.028328611898017">
            <text:p>0.0283286119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I19]/SUM([.I18:.I25])" office:value-type="float" office:value="0">
            <text:p>0</text:p>
          </table:table-cell>
          <table:table-cell table:formula="of:=[.J19]/SUM([.J18:.J25]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SUM([.F13])" office:value-type="float" office:value="7">
            <text:p>7</text:p>
          </table:table-cell>
          <table:table-cell table:formula="of:=SUM([.G13])" office:value-type="float" office:value="7">
            <text:p>7</text:p>
          </table:table-cell>
          <table:table-cell table:formula="of:=[.C20]/SUM([.C18:.C25])" office:value-type="float" office:value="0.0164319248826291">
            <text:p>0.0164319249</text:p>
          </table:table-cell>
          <table:table-cell table:formula="of:=[.D20]/SUM([.D18:.D25])" office:value-type="float" office:value="0.0198300283286119">
            <text:p>0.0198300283</text:p>
          </table:table-cell>
          <table:table-cell/>
          <table:table-cell office:value-type="float" office:value="3">
            <text:p>3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0]/SUM([.I18:.I25])" office:value-type="float" office:value="0">
            <text:p>0</text:p>
          </table:table-cell>
          <table:table-cell table:formula="of:=[.J20]/SUM([.J18:.J25]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SUM([.F11:.F12])" office:value-type="float" office:value="266">
            <text:p>266</text:p>
          </table:table-cell>
          <table:table-cell table:formula="of:=SUM([.G11:.G12])" office:value-type="float" office:value="193">
            <text:p>193</text:p>
          </table:table-cell>
          <table:table-cell table:formula="of:=[.C21]/SUM([.C18:.C25])" office:value-type="float" office:value="0.624413145539906">
            <text:p>0.6244131455</text:p>
          </table:table-cell>
          <table:table-cell table:formula="of:=[.D21]/SUM([.D18:.D25])" office:value-type="float" office:value="0.546742209631728">
            <text:p>0.5467422096</text:p>
          </table:table-cell>
          <table:table-cell/>
          <table:table-cell office:value-type="float" office:value="4">
            <text:p>4</text:p>
          </table:table-cell>
          <table:table-cell table:formula="of:=SUM([.L10:.L12])" office:value-type="float" office:value="424">
            <text:p>424</text:p>
          </table:table-cell>
          <table:table-cell table:formula="of:=SUM([.M10:.M12])" office:value-type="float" office:value="424">
            <text:p>424</text:p>
          </table:table-cell>
          <table:table-cell table:formula="of:=[.I21]/SUM([.I18:.I25])" office:value-type="float" office:value="0.502369668246445">
            <text:p>0.5023696682</text:p>
          </table:table-cell>
          <table:table-cell table:formula="of:=[.J21]/SUM([.J18:.J25])" office:value-type="float" office:value="0.502369668246445">
            <text:p>0.5023696682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SUM([.F7:.F10])" office:value-type="float" office:value="122">
            <text:p>122</text:p>
          </table:table-cell>
          <table:table-cell table:formula="of:=SUM([.G7:.G10])" office:value-type="float" office:value="122">
            <text:p>122</text:p>
          </table:table-cell>
          <table:table-cell table:formula="of:=[.C22]/SUM([.C18:.C25])" office:value-type="float" office:value="0.286384976525822">
            <text:p>0.2863849765</text:p>
          </table:table-cell>
          <table:table-cell table:formula="of:=[.D22]/SUM([.D18:.D25])" office:value-type="float" office:value="0.345609065155807">
            <text:p>0.3456090652</text:p>
          </table:table-cell>
          <table:table-cell/>
          <table:table-cell office:value-type="float" office:value="5">
            <text:p>5</text:p>
          </table:table-cell>
          <table:table-cell table:formula="of:=SUM([.L3:.L9])" office:value-type="float" office:value="420">
            <text:p>420</text:p>
          </table:table-cell>
          <table:table-cell table:formula="of:=SUM([.M3:.M9])" office:value-type="float" office:value="420">
            <text:p>420</text:p>
          </table:table-cell>
          <table:table-cell table:formula="of:=[.I22]/SUM([.I18:.I25])" office:value-type="float" office:value="0.497630331753554">
            <text:p>0.4976303318</text:p>
          </table:table-cell>
          <table:table-cell table:formula="of:=[.J22]/SUM([.J18:.J25])" office:value-type="float" office:value="0.497630331753554">
            <text:p>0.4976303318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SUM([.F4:.F6])" office:value-type="float" office:value="18">
            <text:p>18</text:p>
          </table:table-cell>
          <table:table-cell table:formula="of:=SUM([.G4:.G6])" office:value-type="float" office:value="18">
            <text:p>18</text:p>
          </table:table-cell>
          <table:table-cell table:formula="of:=[.C23]/SUM([.C18:.C25])" office:value-type="float" office:value="0.0422535211267606">
            <text:p>0.0422535211</text:p>
          </table:table-cell>
          <table:table-cell table:formula="of:=[.D23]/SUM([.D18:.D25])" office:value-type="float" office:value="0.0509915014164306">
            <text:p>0.0509915014</text:p>
          </table:table-cell>
          <table:table-cell/>
          <table:table-cell office:value-type="float" office:value="6">
            <text:p>6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3]/SUM([.I18:.I25])" office:value-type="float" office:value="0">
            <text:p>0</text:p>
          </table:table-cell>
          <table:table-cell table:formula="of:=[.J23]/SUM([.J18:.J25]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C24]/SUM([.C18:.C25])" office:value-type="float" office:value="0">
            <text:p>0</text:p>
          </table:table-cell>
          <table:table-cell table:formula="of:=[.D24]/SUM([.D18:.D25])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4]/SUM([.I18:.I25])" office:value-type="float" office:value="0">
            <text:p>0</text:p>
          </table:table-cell>
          <table:table-cell table:formula="of:=[.J24]/SUM([.J18:.J25]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SUM([.F3])" office:value-type="float" office:value="3">
            <text:p>3</text:p>
          </table:table-cell>
          <table:table-cell table:formula="of:=SUM([.G3])" office:value-type="float" office:value="3">
            <text:p>3</text:p>
          </table:table-cell>
          <table:table-cell table:formula="of:=[.C25]/SUM([.C18:.C25])" office:value-type="float" office:value="0.00704225352112676">
            <text:p>0.0070422535</text:p>
          </table:table-cell>
          <table:table-cell table:formula="of:=[.D25]/SUM([.D18:.D25])" office:value-type="float" office:value="0.0084985835694051">
            <text:p>0.0084985836</text:p>
          </table:table-cell>
          <table:table-cell/>
          <table:table-cell office:value-type="float" office:value="8">
            <text:p>8</text:p>
          </table:table-cell>
          <table:table-cell table:formula="of:=SUM(0)" office:value-type="float" office:value="0">
            <text:p>0</text:p>
          </table:table-cell>
          <table:table-cell table:formula="of:=SUM(0)" office:value-type="float" office:value="0">
            <text:p>0</text:p>
          </table:table-cell>
          <table:table-cell table:formula="of:=[.I25]/SUM([.I18:.I25])" office:value-type="float" office:value="0">
            <text:p>0</text:p>
          </table:table-cell>
          <table:table-cell table:formula="of:=[.J25]/SUM([.J18:.J25])" office:value-type="float" office:value="0">
            <text:p>0</text:p>
          </table:table-cell>
          <table:table-cell/>
        </table:table-row>
        <table:table-row table:style-name="ro2" table:number-rows-repeated="7">
          <table:table-cell table:number-columns-repeated="13"/>
        </table:table-row>
        <table:table-row table:style-name="ro2">
          <table:table-cell/>
          <table:table-cell>
            <draw:frame table:end-cell-address="'D.melanogaster'.H50" table:end-x="0.2965in" table:end-y="0.1327in" draw:z-index="0" draw:style-name="gr1" svg:width="5.4602in" svg:height="3.1465in" svg:x="0.1906in" svg:y="0.1031in">
              <draw:object draw:notify-on-update-of-ranges="'D.melanogaster'.D18:'D.melanogaster'.D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</table:table>
      <table:table table:name="M.musculus" table:style-name="ta1" table:print="false">
        <table:table-column table:style-name="co1" table:number-columns-repeated="12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CC</text:p>
          </table:table-cell>
          <table:table-cell table:number-columns-repeated="5"/>
          <table:table-cell office:value-type="string">
            <text:p>M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 of Term</text:p>
          </table:table-cell>
          <table:table-cell table:number-columns-repeated="2"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 of term</text:p>
          </table:table-cell>
          <table:table-cell/>
        </table:table-row>
        <table:table-row table:style-name="ro2">
          <table:table-cell/>
          <table:table-cell table:style-name="Gnumeric-default" office:value-type="string">
            <text:p>GO:0005743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mitochondrial inner membrane</text:p>
          </table:table-cell>
          <table:table-cell table:style-name="Gnumeric-default" office:value-type="float" office:value="375">
            <text:p>3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GO:0042802</text:p>
          </table:table-cell>
          <table:table-cell office:value-type="float" office:value="4">
            <text:p>4</text:p>
          </table:table-cell>
          <table:table-cell office:value-type="string">
            <text:p>identical protein binding</text:p>
          </table:table-cell>
          <table:table-cell table:number-columns-repeated="2" office:value-type="float" office:value="56">
            <text:p>56</text:p>
          </table:table-cell>
        </table:table-row>
        <table:table-row table:style-name="ro2">
          <table:table-cell/>
          <table:table-cell table:style-name="Gnumeric-default" office:value-type="string">
            <text:p>GO:000573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mitochondrion</text:p>
          </table:table-cell>
          <table:table-cell table:style-name="Gnumeric-default" office:value-type="float" office:value="1213">
            <text:p>1213</text:p>
          </table:table-cell>
          <table:table-cell office:value-type="float" office:value="1213">
            <text:p>1213</text:p>
          </table:table-cell>
          <table:table-cell/>
          <table:table-cell office:value-type="string">
            <text:p>GO:0005515</text:p>
          </table:table-cell>
          <table:table-cell office:value-type="float" office:value="3">
            <text:p>3</text:p>
          </table:table-cell>
          <table:table-cell office:value-type="string">
            <text:p>protein binding</text:p>
          </table:table-cell>
          <table:table-cell office:value-type="float" office:value="377">
            <text:p>377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table:number-columns-repeated="9"/>
          <table:table-cell table:style-name="Gnumeric-default"/>
          <table:table-cell table:number-columns-repeated="2"/>
        </table:table-row>
        <table:table-row table:style-name="ro2">
          <table:table-cell table:number-columns-repeated="10"/>
          <table:table-cell table:style-name="Gnumeric-default"/>
          <table:table-cell/>
        </table:table-row>
        <table:table-row table:style-name="ro2">
          <table:table-cell/>
          <table:table-cell table:style-name="Gnumeric-default"/>
          <table:table-cell/>
          <table:table-cell table:style-name="Gnumeric-default" table:number-columns-repeated="2"/>
          <table:table-cell table:number-columns-repeated="5"/>
          <table:table-cell table:style-name="Gnumeric-default"/>
          <table:table-cell/>
        </table:table-row>
        <table:table-row table:style-name="ro2">
          <table:table-cell/>
          <table:table-cell table:style-name="Gnumeric-default" office:value-type="string">
            <text:p>Unchanged</text:p>
          </table:table-cell>
          <table:table-cell/>
          <table:table-cell table:style-name="Gnumeric-default" table:number-columns-repeated="2"/>
          <table:table-cell table:number-columns-repeated="5"/>
          <table:table-cell table:style-name="Gnumeric-default" office:value-type="string">
            <text:p>Frequency</text:p>
          </table:table-cell>
          <table:table-cell office:value-type="string">
            <text:p>Leaves Only frequency</text:p>
          </table:table-cell>
        </table:table-row>
        <table:table-row table:style-name="ro2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formula="of:=377/SUM(377;56)" office:value-type="float" office:value="0.87066974595843">
            <text:p>0.870669746</text:p>
          </table:table-cell>
          <table:table-cell table:formula="of:=273/SUM(273;56)" office:value-type="float" office:value="0.829787234042553">
            <text:p>0.82978723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0" office:value-type="float" office:value="0">
            <text:p>0</text:p>
          </table:table-cell>
          <table:table-cell table:formula="of:=[.C14]/SUM([.C14:.C18])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formula="of:=56/SUM(56;377)" office:value-type="float" office:value="0.12933025404157">
            <text:p>0.129330254</text:p>
          </table:table-cell>
          <table:table-cell table:formula="of:=56/SUM(56;273)" office:value-type="float" office:value="0.170212765957447">
            <text:p>0.17021276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0" office:value-type="float" office:value="0">
            <text:p>0</text:p>
          </table:table-cell>
          <table:table-cell table:formula="of:=[.C15]/SUM([.C14:.C18])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213">
            <text:p>1213</text:p>
          </table:table-cell>
          <table:table-cell table:formula="of:=[.C16]/SUM([.C14:.C18])" office:value-type="float" office:value="0.763853904282116">
            <text:p>0.7638539043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table:formula="of:=[.C17]/SUM([.C12:.C18])" office:value-type="float" office:value="0.236146095717884">
            <text:p>0.236146095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>
            <draw:frame table:end-cell-address="'M.musculus'.G44" table:end-x="0.8016in" table:end-y="0.0118in" draw:z-index="0" draw:style-name="gr1" svg:width="5.728in" svg:height="4.2614in" svg:x="0.428in" svg:y="0.1508in">
              <draw:object draw:notify-on-update-of-ranges="'M.musculus'.D12:'M.musculus'.D1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8"/>
          <table:table-cell>
            <draw:frame table:end-cell-address="'M.musculus'.N41" table:end-x="0.3795in" table:end-y="0.1354in" draw:z-index="1" draw:style-name="gr1" svg:width="4.6594in" svg:height="3.6039in" svg:x="0.1787in" svg:y="0.015in">
              <draw:object draw:notify-on-update-of-ranges="'M.musculus'.K10:'M.musculus'.K10 'M.musculus'.K11:'M.musculus'.K17 'M.musculus'.L10:'M.musculus'.L10 'M.musculus'.L11:'M.musculus'.L1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</table:table>
      <table:table table:name="S.cerevisiae" table:style-name="ta1" table:print="false">
        <table:shapes>
          <draw:frame draw:z-index="1" draw:style-name="gr1" svg:width="6.2961in" svg:height="3.5508in" svg:x="0.7551in" svg:y="7.3354in">
            <draw:object draw:notify-on-update-of-ranges="'S.cerevisiae'.E28:'S.cerevisiae'.E28 'S.cerevisiae'.E29:'S.cerevisiae'.E36 'S.cerevisiae'.F28:'S.cerevisiae'.F28 'S.cerevisiae'.F29:'S.cerevisiae'.F3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Gnumeric-default"/>
        <table:table-column table:style-name="co1" table:default-cell-style-name="Default"/>
        <table:table-column table:style-name="co1" table:number-columns-repeated="3" table:default-cell-style-name="Gnumeric-default"/>
        <table:table-column table:style-name="co1" table:number-columns-repeated="7" table:default-cell-style-name="Default"/>
        <table:table-row table:style-name="ro2">
          <table:table-cell/>
          <table:table-cell table:style-name="Default" office:value-type="string">
            <text:p>S. cerevisiae</text:p>
          </table:table-cell>
          <table:table-cell office:value-type="string">
            <text:p>CC</text:p>
          </table:table-cell>
          <table:table-cell table:style-name="Default" table:number-columns-repeated="3"/>
          <table:table-cell table:number-columns-repeated="2"/>
          <table:table-cell office:value-type="string">
            <text:p>MF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>
            <text:p>GO-ID</text:p>
          </table:table-cell>
          <table:table-cell office:value-type="string">
            <text:p>Depth</text:p>
          </table:table-cell>
          <table:table-cell table:style-name="Default" office:value-type="string">
            <text:p>GO-Term</text:p>
          </table:table-cell>
          <table:table-cell table:style-name="Default" office:value-type="string">
            <text:p>Count</text:p>
          </table:table-cell>
          <table:table-cell table:style-name="Default" office:value-type="string">
            <text:p>Leaves Only Cou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0324</text:p>
          </table:table-cell>
          <table:table-cell office:value-type="float" office:value="7">
            <text:p>7</text:p>
          </table:table-cell>
          <table:table-cell office:value-type="string">
            <text:p>fungal-type vacuole</text:p>
          </table:table-cell>
          <table:table-cell table:number-columns-repeated="2" office:value-type="float" office:value="55">
            <text:p>55</text:p>
          </table:table-cell>
          <table:table-cell table:number-columns-repeated="2"/>
          <table:table-cell table:style-name="Gnumeric-default" office:value-type="string">
            <text:p>GO:0005515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protein binding</text:p>
          </table:table-cell>
          <table:table-cell table:style-name="Gnumeric-default" office:value-type="float" office:value="638">
            <text:p>638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/>
          <table:table-cell office:value-type="string">
            <text:p>GO:0030137</text:p>
          </table:table-cell>
          <table:table-cell office:value-type="float" office:value="7">
            <text:p>7</text:p>
          </table:table-cell>
          <table:table-cell office:value-type="string">
            <text:p>COPI-coated vesicle</text:p>
          </table:table-cell>
          <table:table-cell table:number-columns-repeated="2"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30136</text:p>
          </table:table-cell>
          <table:table-cell office:value-type="float" office:value="7">
            <text:p>7</text:p>
          </table:table-cell>
          <table:table-cell office:value-type="string">
            <text:p>clathrin-coated vesicle</text:p>
          </table:table-cell>
          <table:table-cell table:number-columns-repeated="2" office:value-type="float" office:value="16">
            <text:p>1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816</text:p>
          </table:table-cell>
          <table:table-cell office:value-type="float" office:value="6">
            <text:p>6</text:p>
          </table:table-cell>
          <table:table-cell office:value-type="string">
            <text:p>spindle pole body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0329</text:p>
          </table:table-cell>
          <table:table-cell office:value-type="float" office:value="6">
            <text:p>6</text:p>
          </table:table-cell>
          <table:table-cell office:value-type="string">
            <text:p>fungal-type vacuole membrane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15629</text:p>
          </table:table-cell>
          <table:table-cell office:value-type="float" office:value="6">
            <text:p>6</text:p>
          </table:table-cell>
          <table:table-cell office:value-type="string">
            <text:p>actin cytoskeleton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777</text:p>
          </table:table-cell>
          <table:table-cell office:value-type="float" office:value="6">
            <text:p>6</text:p>
          </table:table-cell>
          <table:table-cell office:value-type="string">
            <text:p>peroxisome</text:p>
          </table:table-cell>
          <table:table-cell table:number-columns-repeated="2"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 table:number-columns-repeated="2"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768</text:p>
          </table:table-cell>
          <table:table-cell office:value-type="float" office:value="5">
            <text:p>5</text:p>
          </table:table-cell>
          <table:table-cell office:value-type="string">
            <text:p>endosome</text:p>
          </table:table-cell>
          <table:table-cell table:number-columns-repeated="2"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 table:number-columns-repeated="2" office:value-type="float" office:value="47">
            <text:p>4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 table:number-columns-repeated="2" office:value-type="float" office:value="1549">
            <text:p>154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811</text:p>
          </table:table-cell>
          <table:table-cell office:value-type="float" office:value="5">
            <text:p>5</text:p>
          </table:table-cell>
          <table:table-cell office:value-type="string">
            <text:p>lipid particle</text:p>
          </table:table-cell>
          <table:table-cell table:number-columns-repeated="2"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office:value-type="string">
            <text:p>cytosol</text:p>
          </table:table-cell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 office:value-type="float" office:value="570">
            <text:p>570</text:p>
          </table:table-cell>
          <table:table-cell office:value-type="float" office:value="543">
            <text:p>54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 table:number-columns-repeated="2" office:value-type="float" office:value="115">
            <text:p>11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34399</text:p>
          </table:table-cell>
          <table:table-cell office:value-type="float" office:value="5">
            <text:p>5</text:p>
          </table:table-cell>
          <table:table-cell office:value-type="string">
            <text:p>nuclear periphery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935</text:p>
          </table:table-cell>
          <table:table-cell office:value-type="float" office:value="4">
            <text:p>4</text:p>
          </table:table-cell>
          <table:table-cell office:value-type="string">
            <text:p>cellular bud neck</text:p>
          </table:table-cell>
          <table:table-cell table:number-columns-repeated="2" office:value-type="float" office:value="22">
            <text:p>2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737 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 office:value-type="float" office:value="1068">
            <text:p>1068</text:p>
          </table:table-cell>
          <table:table-cell office:value-type="float" office:value="1028">
            <text:p>102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635</text:p>
          </table:table-cell>
          <table:table-cell office:value-type="float" office:value="4">
            <text:p>4</text:p>
          </table:table-cell>
          <table:table-cell office:value-type="string">
            <text:p>nuclear envelope</text:p>
          </table:table-cell>
          <table:table-cell table:number-columns-repeated="2"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O:0005933</text:p>
          </table:table-cell>
          <table:table-cell office:value-type="float" office:value="3">
            <text:p>3</text:p>
          </table:table-cell>
          <table:table-cell office:value-type="string">
            <text:p>cellular bud</text:p>
          </table:table-cell>
          <table:table-cell table:number-columns-repeated="2" office:value-type="float" office:value="12">
            <text:p>12</text:p>
          </table:table-cell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Default" office:value-type="string">
            <text:p>Depth</text:p>
          </table:table-cell>
          <table:table-cell office:value-type="string">
            <text:p>Count</text:p>
          </table:table-cell>
          <table:table-cell table:style-name="Default"/>
          <table:table-cell table:style-name="Default" office:value-type="string">
            <text:p>Frequency</text:p>
          </table:table-cell>
          <table:table-cell table:style-name="Default" office:value-type="string">
            <text:p>Leaves Only Frequency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style-name="Default" table:formula="of:=SUM(0)" office:value-type="float" office:value="0">
            <text:p>0</text:p>
          </table:table-cell>
          <table:table-cell table:style-name="Default" table:formula="of:=[.C29]/SUM([.C29:.C36])" office:value-type="float" office:value="0">
            <text:p>0</text:p>
          </table:table-cell>
          <table:table-cell table:style-name="Default" table:formula="of:=[.D29]/SUM([.D29:.D36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style-name="Default" table:formula="of:=SUM(0)" office:value-type="float" office:value="0">
            <text:p>0</text:p>
          </table:table-cell>
          <table:table-cell table:style-name="Default" table:formula="of:=[.C30]/SUM([.C29:.C36])" office:value-type="float" office:value="0">
            <text:p>0</text:p>
          </table:table-cell>
          <table:table-cell table:style-name="Default" table:formula="of:=[.D30]/SUM([.D29:.D36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table:formula="of:=SUM([.E24:.E25])" office:value-type="float" office:value="12">
            <text:p>12</text:p>
          </table:table-cell>
          <table:table-cell table:style-name="Default" table:formula="of:=SUM([.F24:.F25])" office:value-type="float" office:value="12">
            <text:p>12</text:p>
          </table:table-cell>
          <table:table-cell table:style-name="Default" table:formula="of:=[.C31]/SUM([.C29:.C36])" office:value-type="float" office:value="0.00338791643139469">
            <text:p>0.0033879164</text:p>
          </table:table-cell>
          <table:table-cell table:style-name="Default" table:formula="of:=[.D31]/SUM([.D29:.D36])" office:value-type="float" office:value="0.00345323741007194">
            <text:p>0.0034532374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table:formula="of:=SUM([.E20:.E23])" office:value-type="float" office:value="1099">
            <text:p>1099</text:p>
          </table:table-cell>
          <table:table-cell table:style-name="Default" table:formula="of:=SUM([.F20:.F23])" office:value-type="float" office:value="1059">
            <text:p>1059</text:p>
          </table:table-cell>
          <table:table-cell table:style-name="Default" table:formula="of:=[.C32]/SUM([.C29:.C36])" office:value-type="float" office:value="0.310276679841897">
            <text:p>0.3102766798</text:p>
          </table:table-cell>
          <table:table-cell table:style-name="Default" table:formula="of:=[.D32]/SUM([.D29:.D36])" office:value-type="float" office:value="0.304748201438849">
            <text:p>0.30474820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SUM([.E11:.E19])" office:value-type="float" office:value="2316">
            <text:p>2316</text:p>
          </table:table-cell>
          <table:table-cell table:style-name="Default" table:formula="of:=SUM([.F11:.F19])" office:value-type="float" office:value="2289">
            <text:p>2289</text:p>
          </table:table-cell>
          <table:table-cell table:style-name="Default" table:formula="of:=[.C33]/SUM([.C29:.C36])" office:value-type="float" office:value="0.653867871259176">
            <text:p>0.6538678713</text:p>
          </table:table-cell>
          <table:table-cell table:style-name="Default" table:formula="of:=[.D33]/SUM([.D29:.D36])" office:value-type="float" office:value="0.658705035971223">
            <text:p>0.658705036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6">
            <text:p>6</text:p>
          </table:table-cell>
          <table:table-cell table:formula="of:=SUM([.E6:.E10])" office:value-type="float" office:value="34">
            <text:p>34</text:p>
          </table:table-cell>
          <table:table-cell table:style-name="Default" table:formula="of:=SUM([.F6:.F10])" office:value-type="float" office:value="34">
            <text:p>34</text:p>
          </table:table-cell>
          <table:table-cell table:style-name="Default" table:formula="of:=[.C34]/SUM([.C29:.C36])" office:value-type="float" office:value="0.00959909655561829">
            <text:p>0.0095990966</text:p>
          </table:table-cell>
          <table:table-cell table:style-name="Default" table:formula="of:=[.D34]/SUM([.D29:.D36])" office:value-type="float" office:value="0.0097841726618705">
            <text:p>0.0097841727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7">
            <text:p>7</text:p>
          </table:table-cell>
          <table:table-cell table:formula="of:=SUM([.E3:.E5])" office:value-type="float" office:value="81">
            <text:p>81</text:p>
          </table:table-cell>
          <table:table-cell table:style-name="Default" table:formula="of:=SUM([.F3:.F5])" office:value-type="float" office:value="81">
            <text:p>81</text:p>
          </table:table-cell>
          <table:table-cell table:style-name="Default" table:formula="of:=[.C35]/SUM([.C29:.C36])" office:value-type="float" office:value="0.0228684359119142">
            <text:p>0.0228684359</text:p>
          </table:table-cell>
          <table:table-cell table:style-name="Default" table:formula="of:=[.D35]/SUM([.D29:.D36])" office:value-type="float" office:value="0.0233093525179856">
            <text:p>0.0233093525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8">
            <text:p>8</text:p>
          </table:table-cell>
          <table:table-cell table:formula="of:=SUM(0)" office:value-type="float" office:value="0">
            <text:p>0</text:p>
          </table:table-cell>
          <table:table-cell table:style-name="Default" table:formula="of:=SUM(0)" office:value-type="float" office:value="0">
            <text:p>0</text:p>
          </table:table-cell>
          <table:table-cell table:style-name="Default" table:formula="of:=[.C36]/SUM([.C29:.C36])" office:value-type="float" office:value="0">
            <text:p>0</text:p>
          </table:table-cell>
          <table:table-cell table:style-name="Default" table:formula="of:=[.D36]/SUM([.D29:.D36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>
            <draw:frame table:end-cell-address="'S.cerevisiae'.I64" table:end-x="0.048in" table:end-y="0.0476in" draw:z-index="0" draw:style-name="gr1" svg:width="7.187in" svg:height="4.713in" svg:x="0in" svg:y="0.1016in">
              <draw:object draw:notify-on-update-of-ranges="'S.cerevisiae'.E28:'S.cerevisiae'.E28 'S.cerevisiae'.E29:'S.cerevisiae'.E3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3"/>
          <table:table-cell table:number-columns-repeated="7"/>
        </table:table-row>
      </table:table>
      <table:table table:name="D.discoide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C</text:p>
          </table:table-cell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/>
        </table:table-row>
        <table:table-row table:style-name="ro1">
          <table:table-cell/>
          <table:table-cell table:style-name="Gnumeric-default" office:value-type="string">
            <text:p>GO:0005615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extracellular space</text:p>
          </table:table-cell>
          <table:table-cell table:style-name="Gnumeric-default" office:value-type="float" office:value="338">
            <text:p>338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Gnumeric-default"/>
          <table:table-cell table:number-columns-repeated="4"/>
        </table:table-row>
      </table:table>
      <table:table table:name="M.tuberculosis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CC</text:p>
          </table:table-cell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office:value-type="string">
            <text:p>Leaves Only Count (no change)</text:p>
          </table:table-cell>
        </table:table-row>
        <table:table-row table:style-name="ro2">
          <table:table-cell/>
          <table:table-cell table:style-name="Gnumeric-default" office:value-type="string">
            <text:p>GO:000582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sol</text:p>
          </table:table-cell>
          <table:table-cell table:style-name="Gnumeric-default" office:value-type="float" office:value="355">
            <text:p>355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/>
          <table:table-cell table:style-name="Gnumeric-default" office:value-type="string">
            <text:p>GO:0005618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cell wall</text:p>
          </table:table-cell>
          <table:table-cell table:style-name="Gnumeric-default" office:value-type="float" office:value="306">
            <text:p>306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/>
          <table:table-cell table:style-name="Gnumeric-default" office:value-type="string">
            <text:p>GO:0005886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plasma membrane</text:p>
          </table:table-cell>
          <table:table-cell table:style-name="Gnumeric-default" office:value-type="float" office:value="1439">
            <text:p>1439</text:p>
          </table:table-cell>
          <table:table-cell office:value-type="float" office:value="1439">
            <text:p>1439</text:p>
          </table:table-cell>
        </table:table-row>
        <table:table-row table:style-name="ro2">
          <table:table-cell table:number-columns-repeated="3"/>
          <table:table-cell table:style-name="Gnumeric-default"/>
          <table:table-cell table:number-columns-repeated="2"/>
        </table:table-row>
        <table:table-row table:style-name="ro2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>
            <draw:frame table:end-cell-address="'M.tuberculosis'.N37" table:end-x="0.0965in" table:end-y="0.1358in" draw:z-index="0" draw:style-name="gr1" svg:width="8.0504in" svg:height="5.7764in" svg:x="0.0531in" svg:y="0.0429in">
              <draw:object draw:notify-on-update-of-ranges="'M.tuberculosis'.D6:'M.tuberculosis'.D6 'M.tuberculosis'.D7:'M.tuberculosis'.D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7]/SUM([.C7:.C14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Gnumeric-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8]/SUM([.C7:.C14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9]/SUM([.C7:.C14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SUM([.E3:.E4])" office:value-type="float" office:value="1745">
            <text:p>1745</text:p>
          </table:table-cell>
          <table:table-cell table:formula="of:=[.C10]/SUM([.C7:.C14])" office:value-type="float" office:value="0.830952380952381">
            <text:p>0.8309523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SUM([.E2])" office:value-type="float" office:value="355">
            <text:p>355</text:p>
          </table:table-cell>
          <table:table-cell table:formula="of:=[.C11]/SUM([.C7:.C14])" office:value-type="float" office:value="0.169047619047619">
            <text:p>0.169047619</text:p>
          </table:table-cell>
          <table:table-cell table:number-columns-repeated="2"/>
        </table:table-row>
        <table:table-row table:style-name="ro2">
          <table:table-cell/>
          <table:table-cell table:style-name="Gnumeric-default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12]/SUM([.C7:.C14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C13]/SUM([.C7:.C14])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14]/SUM([.C7:.C14])" office:value-type="float" office:value="0">
            <text:p>0</text:p>
          </table:table-cell>
          <table:table-cell table:number-columns-repeated="2"/>
        </table:table-row>
      </table:table>
      <table:table table:name="A.thaliana" table:style-name="ta1" table:print="false">
        <table:shapes>
          <draw:frame draw:z-index="1" draw:style-name="gr1" svg:width="6.289in" svg:height="3.5413in" svg:x="1.4488in" svg:y="6.2602in">
            <draw:object draw:notify-on-update-of-ranges="'A.thaliana'.E25:'A.thaliana'.E25 'A.thaliana'.E26:'A.thaliana'.E33 'A.thaliana'.F25:'A.thaliana'.F25 'A.thaliana'.F26:'A.thaliana'.F3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2">
          <table:table-cell/>
          <table:table-cell office:value-type="string">
            <text:p>CC</text:p>
          </table:table-cell>
          <table:table-cell table:number-columns-repeated="4"/>
          <table:table-cell office:value-type="string">
            <text:p>B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/>
          <table:table-cell office:value-type="string">
            <text:p>GO:0046686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response to cadmium ion</text:p>
          </table:table-cell>
          <table:table-cell table:style-name="Gnumeric-default" office:value-type="float" office:value="260">
            <text:p>260</text:p>
          </table:table-cell>
        </table:table-row>
        <table:table-row table:style-name="ro2">
          <table:table-cell/>
          <table:table-cell office:value-type="string">
            <text:p>GO:0009507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</text:p>
          </table:table-cell>
          <table:table-cell table:number-columns-repeated="2" table:style-name="Gnumeric-default" office:value-type="float" office:value="1897">
            <text:p>189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9534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 thylakoid</text:p>
          </table:table-cell>
          <table:table-cell table:number-columns-repeated="2" table:style-name="Gnumeric-default" office:value-type="float" office:value="167">
            <text:p>16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9570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 stroma</text:p>
          </table:table-cell>
          <table:table-cell table:style-name="Gnumeric-default" table:formula="of:=428+259" office:value-type="float" office:value="687">
            <text:p>687</text:p>
          </table:table-cell>
          <table:table-cell table:style-name="Gnumeric-default" table:formula="of:=428+259" office:value-type="float" office:value="687">
            <text:p>687</text:p>
          </table:table-cell>
          <table:table-cell table:style-name="Gnumeric-default"/>
          <table:table-cell table:number-columns-repeated="3"/>
        </table:table-row>
        <table:table-row table:style-name="ro2">
          <table:table-cell/>
          <table:table-cell office:value-type="string">
            <text:p>GO:0009941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chloroplast envelope</text:p>
          </table:table-cell>
          <table:table-cell table:number-columns-repeated="2" table:style-name="Gnumeric-default" office:value-type="float" office:value="603">
            <text:p>60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0325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plant-type vacuole</text:p>
          </table:table-cell>
          <table:table-cell table:number-columns-repeated="2" table:style-name="Gnumeric-default" office:value-type="float" office:value="24">
            <text:p>2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cytosol</text:p>
          </table:table-cell>
          <table:table-cell table:number-columns-repeated="2" table:style-name="Gnumeric-default" office:value-type="float" office:value="1041">
            <text:p>104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Golgi apparatus</text:p>
          </table:table-cell>
          <table:table-cell table:number-columns-repeated="2" table:style-name="Gnumeric-default" office:value-type="float" office:value="85">
            <text:p>8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mitochondrion</text:p>
          </table:table-cell>
          <table:table-cell table:number-columns-repeated="2" table:style-name="Gnumeric-default" office:value-type="float" office:value="451">
            <text:p>45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9536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lastid</text:p>
          </table:table-cell>
          <table:table-cell table:number-columns-repeated="2" table:style-name="Gnumeric-default" office:value-type="float" office:value="59">
            <text:p>5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endoplasmic reticulum</text:p>
          </table:table-cell>
          <table:table-cell table:number-columns-repeated="2" table:style-name="Gnumeric-default" office:value-type="float" office:value="174">
            <text:p>17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773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vacuole</text:p>
          </table:table-cell>
          <table:table-cell table:number-columns-repeated="2" table:style-name="Gnumeric-default" office:value-type="float" office:value="380">
            <text:p>38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9505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lant-type cell wall</text:p>
          </table:table-cell>
          <table:table-cell table:number-columns-repeated="2" table:style-name="Gnumeric-default" office:value-type="float" office:value="103">
            <text:p>10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plasma membrane</text:p>
          </table:table-cell>
          <table:table-cell table:number-columns-repeated="2" table:style-name="Gnumeric-default" office:value-type="float" office:value="1572">
            <text:p>157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774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vacuolar membrane</text:p>
          </table:table-cell>
          <table:table-cell table:number-columns-repeated="2" table:style-name="Gnumeric-default" office:value-type="float" office:value="425">
            <text:p>42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plasma membrane</text:p>
          </table:table-cell>
          <table:table-cell table:number-columns-repeated="2" table:style-name="Gnumeric-default" office:value-type="float" office:value="88">
            <text:p>8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9579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thylakoid</text:p>
          </table:table-cell>
          <table:table-cell table:number-columns-repeated="2" table:style-name="Gnumeric-default" office:value-type="float" office:value="53">
            <text:p>5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5618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cell wall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38">
            <text:p>13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09506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plasmodesma</text:p>
          </table:table-cell>
          <table:table-cell table:number-columns-repeated="2" table:style-name="Gnumeric-default" office:value-type="float" office:value="784">
            <text:p>7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:0016020</text:p>
          </table:table-cell>
          <table:table-cell office:value-type="float" office:value="3">
            <text:p>3</text:p>
          </table:table-cell>
          <table:table-cell table:style-name="Gnumeric-default" office:value-type="string">
            <text:p>membrane</text:p>
          </table:table-cell>
          <table:table-cell table:number-columns-repeated="2" table:style-name="Gnumeric-default" office:value-type="float" office:value="577">
            <text:p>577</text:p>
          </table:table-cell>
          <table:table-cell table:number-columns-repeated="4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26]/SUM([.C26:.C33])" office:value-type="float" office:value="0">
            <text:p>0</text:p>
          </table:table-cell>
          <table:table-cell table:formula="of:=[.D26]/SUM([.D26:.D33]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27]/SUM([.C26:.C33])" office:value-type="float" office:value="0">
            <text:p>0</text:p>
          </table:table-cell>
          <table:table-cell table:formula="of:=[.D27]/SUM([.D26:.D33]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SUM([.E20:.E21])" office:value-type="float" office:value="1361">
            <text:p>1361</text:p>
          </table:table-cell>
          <table:table-cell table:formula="of:=SUM([.F20:.F21])" office:value-type="float" office:value="1361">
            <text:p>1361</text:p>
          </table:table-cell>
          <table:table-cell table:formula="of:=[.C28]/SUM([.C26:.C33])" office:value-type="float" office:value="0.145873526259378">
            <text:p>0.1458735263</text:p>
          </table:table-cell>
          <table:table-cell table:formula="of:=[.D28]/SUM([.D26:.D33])" office:value-type="float" office:value="0.146218306832832">
            <text:p>0.14621830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SUM([.E15:.E19])" office:value-type="float" office:value="2298">
            <text:p>2298</text:p>
          </table:table-cell>
          <table:table-cell table:formula="of:=SUM([.F15:.F19])" office:value-type="float" office:value="2276">
            <text:p>2276</text:p>
          </table:table-cell>
          <table:table-cell table:formula="of:=[.C29]/SUM([.C26:.C33])" office:value-type="float" office:value="0.246302250803858">
            <text:p>0.2463022508</text:p>
          </table:table-cell>
          <table:table-cell table:formula="of:=[.D29]/SUM([.D26:.D33])" office:value-type="float" office:value="0.244520842286205">
            <text:p>0.24452084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SUM([.E8:.E14])" office:value-type="float" office:value="2293">
            <text:p>2293</text:p>
          </table:table-cell>
          <table:table-cell table:formula="of:=SUM([.F8:.F14])" office:value-type="float" office:value="2293">
            <text:p>2293</text:p>
          </table:table-cell>
          <table:table-cell table:formula="of:=[.C30]/SUM([.C26:.C33])" office:value-type="float" office:value="0.245766345123258">
            <text:p>0.2457663451</text:p>
          </table:table-cell>
          <table:table-cell table:formula="of:=[.D30]/SUM([.D26:.D33])" office:value-type="float" office:value="0.246347228190804">
            <text:p>0.24634722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SUM([.E3:.E7])" office:value-type="float" office:value="3378">
            <text:p>3378</text:p>
          </table:table-cell>
          <table:table-cell table:formula="of:=SUM([.F3:.F7])" office:value-type="float" office:value="3378">
            <text:p>3378</text:p>
          </table:table-cell>
          <table:table-cell table:formula="of:=[.C31]/SUM([.C26:.C33])" office:value-type="float" office:value="0.362057877813505">
            <text:p>0.3620578778</text:p>
          </table:table-cell>
          <table:table-cell table:formula="of:=[.D31]/SUM([.D26:.D33])" office:value-type="float" office:value="0.362913622690159">
            <text:p>0.36291362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32]/SUM([.C26:.C33])" office:value-type="float" office:value="0">
            <text:p>0</text:p>
          </table:table-cell>
          <table:table-cell table:formula="of:=[.D32]/SUM([.D26:.D33]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33]/SUM([.C26:.C33])" office:value-type="float" office:value="0">
            <text:p>0</text:p>
          </table:table-cell>
          <table:table-cell table:formula="of:=[.D33]/SUM([.D26:.D33])" office:value-type="float" office:value="0">
            <text:p>0</text:p>
          </table:table-cell>
          <table:table-cell table:number-columns-repeated="4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>
            <draw:frame table:end-cell-address="'A.thaliana'.I54" table:end-x="0.4591in" table:end-y="0.0303in" draw:z-index="0" draw:style-name="gr1" svg:width="6.3984in" svg:height="2.7976in" svg:x="0.3075in" svg:y="0.1661in">
              <draw:object draw:notify-on-update-of-ranges="'A.thaliana'.E26:'A.thaliana'.E3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</table:table>
      <table:table table:name="C.albicans" table:style-name="ta1" table:print="false">
        <table:table-column table:style-name="co1" table:number-columns-repeated="6" table:default-cell-style-name="Default"/>
        <table:table-row table:style-name="ro2">
          <table:table-cell/>
          <table:table-cell office:value-type="string">
            <text:p>BP</text:p>
          </table:table-cell>
          <table:table-cell table:number-columns-repeated="3"/>
          <table:table-cell office:value-type="string">
            <text:p>No Change</text:p>
          </table:table-cell>
        </table:table-row>
        <table:table-row table:style-name="ro2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/>
        </table:table-row>
        <table:table-row table:style-name="ro2">
          <table:table-cell/>
          <table:table-cell table:style-name="Gnumeric-default" office:value-type="string">
            <text:p>GO:0050830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defense response to Gram-positive bacterium</text:p>
          </table:table-cell>
          <table:table-cell table:style-name="Gnumeric-default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Gnumeric-default" office:value-type="string">
            <text:p>GO:0050829</text:p>
          </table:table-cell>
          <table:table-cell office:value-type="float" office:value="6">
            <text:p>6</text:p>
          </table:table-cell>
          <table:table-cell table:style-name="Gnumeric-default" office:value-type="string">
            <text:p>defense response to Gram-negative bacterium</text:p>
          </table:table-cell>
          <table:table-cell table:style-name="Gnumeric-default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Gnumeric-default" office:value-type="string">
            <text:p>GO:0006911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phagocytosis, engulfment</text:p>
          </table:table-cell>
          <table:table-cell table:style-name="Gnumeric-default"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 table:style-name="ro2">
          <table:table-cell/>
          <table:table-cell table:style-name="Gnumeric-default" office:value-type="string">
            <text:p>GO:0001878</text:p>
          </table:table-cell>
          <table:table-cell office:value-type="float" office:value="5">
            <text:p>5</text:p>
          </table:table-cell>
          <table:table-cell table:style-name="Gnumeric-default" office:value-type="string">
            <text:p>response to yeast</text:p>
          </table:table-cell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Gnumeric-default" office:value-type="string">
            <text:p>GO:0043499</text:p>
          </table:table-cell>
          <table:table-cell office:value-type="float" office:value="4">
            <text:p>4</text:p>
          </table:table-cell>
          <table:table-cell table:style-name="Gnumeric-default" office:value-type="string">
            <text:p>eukaryotic cell surface binding</text:p>
          </table:table-cell>
          <table:table-cell table:style-name="Gnumeric-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329" office:value-type="float" office:value="0.00303951367781155">
            <text:p>0.00303951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formula="of:=320/329" office:value-type="float" office:value="0.972644376899696">
            <text:p>0.97264437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8/329" office:value-type="float" office:value="0.0243161094224924">
            <text:p>0.0243161094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>
            <draw:frame table:end-cell-address="'C.albicans'.G38" table:end-x="0.7268in" table:end-y="0.0831in" draw:z-index="0" draw:style-name="gr1" svg:width="5.1457in" svg:height="3.698in" svg:x="0.0433in" svg:y="0.052in">
              <draw:object draw:notify-on-update-of-ranges="'C.albicans'.D10:'C.albicans'.D1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</table:table>
      <table:table table:name="Mycobacter spp.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P</text:p>
          </table:table-cell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office:value-type="string">
            <text:p>Leaves Only Count (No change)</text:p>
          </table:table-cell>
        </table:table-row>
        <table:table-row table:style-name="ro1">
          <table:table-cell/>
          <table:table-cell table:style-name="Gnumeric-default" office:value-type="string">
            <text:p>GO:0040007</text:p>
          </table:table-cell>
          <table:table-cell office:value-type="float" office:value="2">
            <text:p>2</text:p>
          </table:table-cell>
          <table:table-cell table:style-name="Gnumeric-default" office:value-type="string">
            <text:p>growth</text:p>
          </table:table-cell>
          <table:table-cell table:style-name="Gnumeric-default" office:value-type="float" office:value="613">
            <text:p>613</text:p>
          </table:table-cell>
          <table:table-cell office:value-type="float" office:value="613">
            <text:p>613</text:p>
          </table:table-cell>
        </table:table-row>
      </table:table>
      <table:table table:name="Total Frequency" table:style-name="ta1" table:print="false">
        <table:shapes>
          <draw:frame draw:z-index="3" draw:style-name="gr1" svg:width="6.2988in" svg:height="3.5429in" svg:x="0in" svg:y="2.261in">
            <draw:object draw:notify-on-update-of-ranges="'Total Frequency'.U2:'Total Frequency'.U2 'Total Frequency'.U3:'Total Frequency'.U10 'Total Frequency'.V2:'Total Frequency'.V2 'Total Frequency'.V3:'Total Frequency'.V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4" draw:style-name="gr1" svg:width="6.3in" svg:height="3.5413in" svg:x="0in" svg:y="5.9894in">
            <draw:object draw:notify-on-update-of-ranges="'Total Frequency'.S2:'Total Frequency'.S2 'Total Frequency'.S3:'Total Frequency'.S10 'Total Frequency'.T2:'Total Frequency'.T2 'Total Frequency'.T3:'Total Frequency'.T1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5" draw:style-name="gr1" svg:width="6.3in" svg:height="3.5417in" svg:x="7.1343in" svg:y="2.1768in">
            <draw:object draw:notify-on-update-of-ranges="'Total Frequency'.S54:'Total Frequency'.S54 'Total Frequency'.S55:'Total Frequency'.S62 'Total Frequency'.T54:'Total Frequency'.T54 'Total Frequency'.T55:'Total Frequency'.T6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6" draw:style-name="gr1" svg:width="6.3in" svg:height="3.5413in" svg:x="7.0791in" svg:y="5.9689in">
            <draw:object draw:notify-on-update-of-ranges="'Total Frequency'.Q54:'Total Frequency'.Q54 'Total Frequency'.Q55:'Total Frequency'.Q62 'Total Frequency'.R54:'Total Frequency'.R54 'Total Frequency'.R55:'Total Frequency'.R62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7" draw:style-name="gr1" svg:width="6.3in" svg:height="3.5413in" svg:x="13.8071in" svg:y="2.25in">
            <draw:object draw:notify-on-update-of-ranges="'Total Frequency'.S71:'Total Frequency'.S71 'Total Frequency'.S72:'Total Frequency'.S79 'Total Frequency'.T71:'Total Frequency'.T71 'Total Frequency'.T72:'Total Frequency'.T79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8" draw:style-name="gr1" svg:width="6.3in" svg:height="3.5413in" svg:x="13.8402in" svg:y="5.9996in">
            <draw:object draw:notify-on-update-of-ranges="'Total Frequency'.Q71:'Total Frequency'.Q71 'Total Frequency'.Q72:'Total Frequency'.Q79 'Total Frequency'.R71:'Total Frequency'.R71 'Total Frequency'.R72:'Total Frequency'.R79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2">
          <table:table-cell table:style-name="ce4" office:value-type="string">
            <text:p>BP</text:p>
          </table:table-cell>
          <table:table-cell table:style-name="ce4"/>
          <table:table-cell table:number-columns-repeated="10"/>
          <table:table-cell table:style-name="ce4" table:number-columns-repeated="2"/>
          <table:table-cell table:number-columns-repeated="3"/>
          <table:table-cell table:style-name="ce4" office:value-type="string">
            <text:p>BP</text:p>
          </table:table-cell>
          <table:table-cell table:number-columns-repeated="6"/>
          <table:table-cell table:style-name="ce4" office:value-type="string">
            <text:p>BP</text:p>
          </table:table-cell>
          <table:table-cell table:style-name="ce4" office:value-type="string">
            <text:p>Leaves Only</text:p>
          </table:table-cell>
          <table:table-cell table:number-columns-repeated="10"/>
          <table:table-cell table:style-name="ce4" table:number-columns-repeated="2"/>
        </table:table-row>
        <table:table-row table:style-name="ro2">
          <table:table-cell table:style-name="ce4" office:value-type="string">
            <text:p>Depth</text:p>
          </table:table-cell>
          <table:table-cell table:style-name="ce4" office:value-type="string">
            <text:p>Count</text:p>
          </table:table-cell>
          <table:table-cell table:number-columns-repeated="10"/>
          <table:table-cell table:style-name="ce4" office:value-type="string">
            <text:p>Total</text:p>
          </table:table-cell>
          <table:table-cell table:style-name="ce4" office:value-type="string">
            <text:p>Frequency</text:p>
          </table:table-cell>
          <table:table-cell table:number-columns-repeated="3"/>
          <table:table-cell table:style-name="ce4"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table:number-columns-repeated="2"/>
          <table:table-cell table:style-name="ce4" office:value-type="string">
            <text:p>Depth</text:p>
          </table:table-cell>
          <table:table-cell table:style-name="ce4" office:value-type="string">
            <text:p>Count</text:p>
          </table:table-cell>
          <table:table-cell table:number-columns-repeated="10"/>
          <table:table-cell table:style-name="ce4" office:value-type="string">
            <text:p>Total</text:p>
          </table:table-cell>
          <table:table-cell table:style-name="ce4" office:value-type="string">
            <text:p>Frequency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SUM([.B3:.L3])" office:value-type="float" office:value="1">
            <text:p>1</text:p>
          </table:table-cell>
          <table:table-cell table:formula="of:=[.M3]/SUM([.M3:.M10])" office:value-type="float" office:value="0.0000412167175006183">
            <text:p>4.12167175006183E-00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S3]/SUM([.S3:.S10])" office:value-type="float" office:value="0.0000412167175006183">
            <text:p>4.12167175006183E-005</text:p>
          </table:table-cell>
          <table:table-cell table:formula="of:=[.T3]/SUM([.T3:.T10])" office:value-type="float" office:value="0.0000449802087081684">
            <text:p>4.49802087081684E-00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SUM([.Z3:.AJ3])" office:value-type="float" office:value="1">
            <text:p>1</text:p>
          </table:table-cell>
          <table:table-cell table:formula="of:=[.AK3]/SUM([.AK3:.AK10])" office:value-type="float" office:value="0.0000449802087081684">
            <text:p>4.49802087081684E-0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511">
            <text:p>75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SUM([.B4:.L4])" office:value-type="float" office:value="8134">
            <text:p>8134</text:p>
          </table:table-cell>
          <table:table-cell table:formula="of:=[.M4]/SUM([.M3:.M10])" office:value-type="float" office:value="0.335256780150029">
            <text:p>0.335256780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34">
            <text:p>8134</text:p>
          </table:table-cell>
          <table:table-cell office:value-type="float" office:value="6335">
            <text:p>6335</text:p>
          </table:table-cell>
          <table:table-cell table:formula="of:=[.S4]/SUM([.S3:.S10])" office:value-type="float" office:value="0.335256780150029">
            <text:p>0.3352567802</text:p>
          </table:table-cell>
          <table:table-cell table:formula="of:=[.T4]/SUM([.T3:.T10])" office:value-type="float" office:value="0.284949622166247">
            <text:p>0.284949622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712">
            <text:p>57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SUM([.Z4:.AJ4])" office:value-type="float" office:value="6335">
            <text:p>6335</text:p>
          </table:table-cell>
          <table:table-cell table:formula="of:=[.AK4]/SUM([.AK3:.AK10])" office:value-type="float" office:value="0.284949622166247">
            <text:p>0.284949622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SUM([.B5:.L5])" office:value-type="float" office:value="410">
            <text:p>410</text:p>
          </table:table-cell>
          <table:table-cell table:formula="of:=[.M5]/SUM([.M3:.M10])" office:value-type="float" office:value="0.0168988541752535">
            <text:p>0.016898854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301">
            <text:p>301</text:p>
          </table:table-cell>
          <table:table-cell table:formula="of:=[.S5]/SUM([.S3:.S10])" office:value-type="float" office:value="0.0168988541752535">
            <text:p>0.0168988542</text:p>
          </table:table-cell>
          <table:table-cell table:formula="of:=[.T5]/SUM([.T3:.T10])" office:value-type="float" office:value="0.0135390428211587">
            <text:p>0.013539042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SUM([.Z5:.AJ5])" office:value-type="float" office:value="301">
            <text:p>301</text:p>
          </table:table-cell>
          <table:table-cell table:formula="of:=[.AK5]/SUM([.AK3:.AK10])" office:value-type="float" office:value="0.0135390428211587">
            <text:p>0.01353904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707">
            <text:p>7707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66">
            <text:p>26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:.L6])" office:value-type="float" office:value="8213">
            <text:p>8213</text:p>
          </table:table-cell>
          <table:table-cell table:formula="of:=[.M6]/SUM([.M3:.M10])" office:value-type="float" office:value="0.338512900832578">
            <text:p>0.33851290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213">
            <text:p>8213</text:p>
          </table:table-cell>
          <table:table-cell office:value-type="float" office:value="8126">
            <text:p>8126</text:p>
          </table:table-cell>
          <table:table-cell table:formula="of:=[.S6]/SUM([.S3:.S10])" office:value-type="float" office:value="0.338512900832578">
            <text:p>0.3385129008</text:p>
          </table:table-cell>
          <table:table-cell table:formula="of:=[.T6]/SUM([.T3:.T10])" office:value-type="float" office:value="0.365509175962576">
            <text:p>0.36550917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93">
            <text:p>19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Z6:.AJ6])" office:value-type="float" office:value="8126">
            <text:p>8126</text:p>
          </table:table-cell>
          <table:table-cell table:formula="of:=[.AK6]/SUM([.AK3:.AK10])" office:value-type="float" office:value="0.365509175962576">
            <text:p>0.36550917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206">
            <text:p>620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f:=SUM([.B7:.L7])" office:value-type="float" office:value="6667">
            <text:p>6667</text:p>
          </table:table-cell>
          <table:table-cell table:formula="of:=[.M7]/SUM([.M3:.M10])" office:value-type="float" office:value="0.274791855576622">
            <text:p>0.274791855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6667">
            <text:p>6667</text:p>
          </table:table-cell>
          <table:table-cell office:value-type="float" office:value="6632">
            <text:p>6632</text:p>
          </table:table-cell>
          <table:table-cell table:formula="of:=[.S7]/SUM([.S3:.S10])" office:value-type="float" office:value="0.274791855576622">
            <text:p>0.2747918556</text:p>
          </table:table-cell>
          <table:table-cell table:formula="of:=[.T7]/SUM([.T3:.T10])" office:value-type="float" office:value="0.298308744152573">
            <text:p>0.298308744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171">
            <text:p>617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f:=SUM([.Z7:.AJ7])" office:value-type="float" office:value="6632">
            <text:p>6632</text:p>
          </table:table-cell>
          <table:table-cell table:formula="of:=[.AK7]/SUM([.AK3:.AK10])" office:value-type="float" office:value="0.298308744152573">
            <text:p>0.29830874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B8:.L8])" office:value-type="float" office:value="766">
            <text:p>766</text:p>
          </table:table-cell>
          <table:table-cell table:formula="of:=[.M8]/SUM([.M3:.M10])" office:value-type="float" office:value="0.0315720056054736">
            <text:p>0.031572005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766">
            <text:p>766</text:p>
          </table:table-cell>
          <table:table-cell table:formula="of:=[.S8]/SUM([.S3:.S10])" office:value-type="float" office:value="0.0315720056054736">
            <text:p>0.0315720056</text:p>
          </table:table-cell>
          <table:table-cell table:formula="of:=[.T8]/SUM([.T3:.T10])" office:value-type="float" office:value="0.034454839870457">
            <text:p>0.034454839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Z8:.AJ8])" office:value-type="float" office:value="766">
            <text:p>766</text:p>
          </table:table-cell>
          <table:table-cell table:formula="of:=[.AK8]/SUM([.AK3:.AK10])" office:value-type="float" office:value="0.034454839870457">
            <text:p>0.034454839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B9:.L9])" office:value-type="float" office:value="68">
            <text:p>68</text:p>
          </table:table-cell>
          <table:table-cell table:formula="of:=[.M9]/SUM([.M3:.M10])" office:value-type="float" office:value="0.00280273679004204">
            <text:p>0.002802736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68">
            <text:p>68</text:p>
          </table:table-cell>
          <table:table-cell table:formula="of:=[.S9]/SUM([.S3:.S10])" office:value-type="float" office:value="0.00280273679004204">
            <text:p>0.0028027368</text:p>
          </table:table-cell>
          <table:table-cell table:formula="of:=[.T9]/SUM([.T3:.T10])" office:value-type="float" office:value="0.00305865419215545">
            <text:p>0.003058654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Z9:.AJ9])" office:value-type="float" office:value="68">
            <text:p>68</text:p>
          </table:table-cell>
          <table:table-cell table:formula="of:=[.AK9]/SUM([.AK3:.AK10])" office:value-type="float" office:value="0.00305865419215545">
            <text:p>0.0030586542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formula="of:=SUM([.B10:.L10])" office:value-type="float" office:value="3">
            <text:p>3</text:p>
          </table:table-cell>
          <table:table-cell table:formula="of:=[.M10]/SUM([.M3:.M10])" office:value-type="float" office:value="0.000123650152501855">
            <text:p>0.0001236502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S10]/SUM([.S3:.S10])" office:value-type="float" office:value="0.000123650152501855">
            <text:p>0.0001236502</text:p>
          </table:table-cell>
          <table:table-cell table:formula="of:=[.T10]/SUM([.T3:.T10])" office:value-type="float" office:value="0.000134940626124505">
            <text:p>0.0001349406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formula="of:=SUM([.Z10:.AJ10])" office:value-type="float" office:value="3">
            <text:p>3</text:p>
          </table:table-cell>
          <table:table-cell table:formula="of:=[.AK10]/SUM([.AK3:.AK10])" office:value-type="float" office:value="0.000134940626124505">
            <text:p>0.0001349406</text:p>
          </table:table-cell>
        </table:table-row>
        <table:table-row table:style-name="ro2">
          <table:table-cell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13"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2"/>
        </table:table-row>
        <table:table-row table:style-name="ro2" table:number-rows-repeated="41">
          <table:table-cell table:number-columns-repeated="38"/>
        </table:table-row>
        <table:table-row table:style-name="ro2">
          <table:table-cell office:value-type="string">
            <text:p>CC</text:p>
          </table:table-cell>
          <table:table-cell table:number-columns-repeated="14"/>
          <table:table-cell office:value-type="string">
            <text:p>CC Total</text:p>
          </table:table-cell>
          <table:table-cell table:number-columns-repeated="4"/>
          <table:table-cell office:value-type="string">
            <text:p>CC</text:p>
          </table:table-cell>
          <table:table-cell table:number-columns-repeated="17"/>
        </table:table-row>
        <table:table-row table:style-name="ro2"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B55:.L55])" office:value-type="float" office:value="0">
            <text:p>0</text:p>
          </table:table-cell>
          <table:table-cell table:formula="of:=[.M55]/SUM([.M55:.M6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Q55]/SUM([.Q55:.Q62])" office:value-type="float" office:value="0">
            <text:p>0</text:p>
          </table:table-cell>
          <table:table-cell table:formula="of:=[.R55]/SUM([.R55:.R62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V55:.AF55])" office:value-type="float" office:value="0">
            <text:p>0</text:p>
          </table:table-cell>
          <table:table-cell table:formula="of:=[.AG55]/SUM([.AG55:.AG62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9" office:value-type="float" office:value="0">
            <text:p>0</text:p>
          </table:table-cell>
          <table:table-cell table:formula="of:=SUM([.B56:.L56])" office:value-type="float" office:value="88">
            <text:p>88</text:p>
          </table:table-cell>
          <table:table-cell table:formula="of:=[.M56]/SUM([.M55:.M62])" office:value-type="float" office:value="0.00227272727272727">
            <text:p>0.0022727273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table:formula="of:=[.Q56]/SUM([.Q55:.Q62])" office:value-type="float" office:value="0.00227272727272727">
            <text:p>0.0022727273</text:p>
          </table:table-cell>
          <table:table-cell table:formula="of:=[.R56]/SUM([.R55:.R62])" office:value-type="float" office:value="0.00243650748151121">
            <text:p>0.00243650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9" office:value-type="float" office:value="0">
            <text:p>0</text:p>
          </table:table-cell>
          <table:table-cell table:formula="of:=SUM([.V56:.AF56])" office:value-type="float" office:value="85">
            <text:p>85</text:p>
          </table:table-cell>
          <table:table-cell table:formula="of:=[.AG56]/SUM([.AG55:.AG62])" office:value-type="float" office:value="0.00243650748151121">
            <text:p>0.002436507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  <table:table-cell table:formula="of:=SUM([.B57:.L57])" office:value-type="float" office:value="2022">
            <text:p>2022</text:p>
          </table:table-cell>
          <table:table-cell table:formula="of:=[.M57]/SUM([.M55:.M62])" office:value-type="float" office:value="0.0522210743801653">
            <text:p>0.052221074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022">
            <text:p>2022</text:p>
          </table:table-cell>
          <table:table-cell table:formula="of:=[.Q57]/SUM([.Q55:.Q62])" office:value-type="float" office:value="0.0522210743801653">
            <text:p>0.0522210744</text:p>
          </table:table-cell>
          <table:table-cell table:formula="of:=[.R57]/SUM([.R55:.R62])" office:value-type="float" office:value="0.0579602132660666">
            <text:p>0.05796021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  <table:table-cell table:formula="of:=SUM([.V57:.AF57])" office:value-type="float" office:value="2022">
            <text:p>2022</text:p>
          </table:table-cell>
          <table:table-cell table:formula="of:=[.AG57]/SUM([.AG55:.AG62])" office:value-type="float" office:value="0.0579602132660666">
            <text:p>0.057960213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04">
            <text:p>4004</text:p>
          </table:table-cell>
          <table:table-cell office:value-type="float" office:value="685">
            <text:p>685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2298">
            <text:p>2298</text:p>
          </table:table-cell>
          <table:table-cell table:number-columns-repeated="2" office:value-type="float" office:value="0">
            <text:p>0</text:p>
          </table:table-cell>
          <table:table-cell table:formula="of:=SUM([.B58:.L58])" office:value-type="float" office:value="10255">
            <text:p>10255</text:p>
          </table:table-cell>
          <table:table-cell table:formula="of:=[.M58]/SUM([.M55:.M62])" office:value-type="float" office:value="0.26485020661157">
            <text:p>0.2648502066</text:p>
          </table:table-cell>
          <table:table-cell/>
          <table:table-cell office:value-type="float" office:value="4">
            <text:p>4</text:p>
          </table:table-cell>
          <table:table-cell office:value-type="float" office:value="10255">
            <text:p>10255</text:p>
          </table:table-cell>
          <table:table-cell office:value-type="float" office:value="9070">
            <text:p>9070</text:p>
          </table:table-cell>
          <table:table-cell table:formula="of:=[.Q58]/SUM([.Q55:.Q62])" office:value-type="float" office:value="0.26485020661157">
            <text:p>0.2648502066</text:p>
          </table:table-cell>
          <table:table-cell table:formula="of:=[.R58]/SUM([.R55:.R62])" office:value-type="float" office:value="0.259989680674196">
            <text:p>0.25998968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21">
            <text:p>3121</text:p>
          </table:table-cell>
          <table:table-cell office:value-type="float" office:value="445">
            <text:p>445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2276">
            <text:p>2276</text:p>
          </table:table-cell>
          <table:table-cell table:number-columns-repeated="2" office:value-type="float" office:value="0">
            <text:p>0</text:p>
          </table:table-cell>
          <table:table-cell table:formula="of:=SUM([.V58:.AF58])" office:value-type="float" office:value="9070">
            <text:p>9070</text:p>
          </table:table-cell>
          <table:table-cell table:formula="of:=[.AG58]/SUM([.AG55:.AG62])" office:value-type="float" office:value="0.259989680674196">
            <text:p>0.2599896807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348">
            <text:p>9348</text:p>
          </table:table-cell>
          <table:table-cell office:value-type="float" office:value="5849">
            <text:p>5849</text:p>
          </table:table-cell>
          <table:table-cell office:value-type="float" office:value="420">
            <text:p>420</text:p>
          </table:table-cell>
          <table:table-cell office:value-type="float" office:value="1213">
            <text:p>1213</text:p>
          </table:table-cell>
          <table:table-cell office:value-type="float" office:value="2316">
            <text:p>231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293">
            <text:p>2293</text:p>
          </table:table-cell>
          <table:table-cell table:number-columns-repeated="2" office:value-type="float" office:value="0">
            <text:p>0</text:p>
          </table:table-cell>
          <table:table-cell table:formula="of:=SUM([.B59:.L59])" office:value-type="float" office:value="21794">
            <text:p>21794</text:p>
          </table:table-cell>
          <table:table-cell table:formula="of:=[.M59]/SUM([.M55:.M62])" office:value-type="float" office:value="0.562861570247934">
            <text:p>0.5628615702</text:p>
          </table:table-cell>
          <table:table-cell/>
          <table:table-cell office:value-type="float" office:value="5">
            <text:p>5</text:p>
          </table:table-cell>
          <table:table-cell office:value-type="float" office:value="21794">
            <text:p>21794</text:p>
          </table:table-cell>
          <table:table-cell office:value-type="float" office:value="19160">
            <text:p>19160</text:p>
          </table:table-cell>
          <table:table-cell table:formula="of:=[.Q59]/SUM([.Q55:.Q62])" office:value-type="float" office:value="0.562861570247934">
            <text:p>0.5628615702</text:p>
          </table:table-cell>
          <table:table-cell table:formula="of:=[.R59]/SUM([.R55:.R62])" office:value-type="float" office:value="0.549217451126526">
            <text:p>0.54921745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80">
            <text:p>6980</text:p>
          </table:table-cell>
          <table:table-cell office:value-type="float" office:value="5610">
            <text:p>5610</text:p>
          </table:table-cell>
          <table:table-cell office:value-type="float" office:value="420">
            <text:p>420</text:p>
          </table:table-cell>
          <table:table-cell office:value-type="float" office:value="1213">
            <text:p>1213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293">
            <text:p>2293</text:p>
          </table:table-cell>
          <table:table-cell table:number-columns-repeated="2" office:value-type="float" office:value="0">
            <text:p>0</text:p>
          </table:table-cell>
          <table:table-cell table:formula="of:=SUM([.V59:.AF59])" office:value-type="float" office:value="19160">
            <text:p>19160</text:p>
          </table:table-cell>
          <table:table-cell table:formula="of:=[.AG59]/SUM([.AG55:.AG62])" office:value-type="float" office:value="0.549217451126526">
            <text:p>0.5492174511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378">
            <text:p>3378</text:p>
          </table:table-cell>
          <table:table-cell table:number-columns-repeated="2" office:value-type="float" office:value="0">
            <text:p>0</text:p>
          </table:table-cell>
          <table:table-cell table:formula="of:=SUM([.B60:.L60])" office:value-type="float" office:value="4435">
            <text:p>4435</text:p>
          </table:table-cell>
          <table:table-cell table:formula="of:=[.M60]/SUM([.M55:.M62])" office:value-type="float" office:value="0.114540289256198">
            <text:p>0.1145402893</text:p>
          </table:table-cell>
          <table:table-cell/>
          <table:table-cell office:value-type="float" office:value="6">
            <text:p>6</text:p>
          </table:table-cell>
          <table:table-cell office:value-type="float" office:value="4435">
            <text:p>4435</text:p>
          </table:table-cell>
          <table:table-cell office:value-type="float" office:value="4423">
            <text:p>4423</text:p>
          </table:table-cell>
          <table:table-cell table:formula="of:=[.Q60]/SUM([.Q55:.Q62])" office:value-type="float" office:value="0.114540289256198">
            <text:p>0.1145402893</text:p>
          </table:table-cell>
          <table:table-cell table:formula="of:=[.R60]/SUM([.R55:.R62])" office:value-type="float" office:value="0.126784383420283">
            <text:p>0.12678438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378">
            <text:p>3378</text:p>
          </table:table-cell>
          <table:table-cell table:number-columns-repeated="2" office:value-type="float" office:value="0">
            <text:p>0</text:p>
          </table:table-cell>
          <table:table-cell table:formula="of:=SUM([.V60:.AF60])" office:value-type="float" office:value="4423">
            <text:p>4423</text:p>
          </table:table-cell>
          <table:table-cell table:formula="of:=[.AG60]/SUM([.AG55:.AG62])" office:value-type="float" office:value="0.126784383420283">
            <text:p>0.126784383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table:formula="of:=SUM([.B61:.L61])" office:value-type="float" office:value="126">
            <text:p>126</text:p>
          </table:table-cell>
          <table:table-cell table:formula="of:=[.M61]/SUM([.M55:.M62])" office:value-type="float" office:value="0.00325413223140496">
            <text:p>0.0032541322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26">
            <text:p>126</text:p>
          </table:table-cell>
          <table:table-cell table:formula="of:=[.Q61]/SUM([.Q55:.Q62])" office:value-type="float" office:value="0.00325413223140496">
            <text:p>0.0032541322</text:p>
          </table:table-cell>
          <table:table-cell table:formula="of:=[.R61]/SUM([.R55:.R62])" office:value-type="float" office:value="0.00361176403141661">
            <text:p>0.0036117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table:formula="of:=SUM([.V61:.AF61])" office:value-type="float" office:value="126">
            <text:p>126</text:p>
          </table:table-cell>
          <table:table-cell table:formula="of:=[.AG61]/SUM([.AG55:.AG62])" office:value-type="float" office:value="0.00361176403141661">
            <text:p>0.00361176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B62:.L62])" office:value-type="float" office:value="0">
            <text:p>0</text:p>
          </table:table-cell>
          <table:table-cell table:formula="of:=[.M62]/SUM([.M55:.M62]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Q62]/SUM([.Q55:.Q62])" office:value-type="float" office:value="0">
            <text:p>0</text:p>
          </table:table-cell>
          <table:table-cell table:formula="of:=[.R62]/SUM([.R55:.R62])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V62:.AF62])" office:value-type="float" office:value="0">
            <text:p>0</text:p>
          </table:table-cell>
          <table:table-cell table:formula="of:=[.AG62]/SUM([.AG55:.AG62]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9"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6"/>
        </table:table-row>
        <table:table-row table:style-name="ro2" table:number-rows-repeated="6">
          <table:table-cell table:number-columns-repeated="38"/>
        </table:table-row>
        <table:table-row table:style-name="ro2">
          <table:table-cell office:value-type="string">
            <text:p>MF</text:p>
          </table:table-cell>
          <table:table-cell table:number-columns-repeated="14"/>
          <table:table-cell office:value-type="string">
            <text:p>Total MF</text:p>
          </table:table-cell>
          <table:table-cell table:number-columns-repeated="5"/>
          <table:table-cell office:value-type="string">
            <text:p>MF</text:p>
          </table:table-cell>
          <table:table-cell table:number-columns-repeated="16"/>
        </table:table-row>
        <table:table-row table:style-name="ro2"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Leaves Only Count</text:p>
          </table:table-cell>
          <table:table-cell office:value-type="string">
            <text:p>Frequency</text:p>
          </table:table-cell>
          <table:table-cell office:value-type="string">
            <text:p>Leaves Only Frequency</text:p>
          </table:table-cell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"/>
          <table:table-cell office:value-type="string">
            <text:p>Total</text:p>
          </table:table-cell>
          <table:table-cell office:value-type="string">
            <text:p>Frequency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B72:.L72])" office:value-type="float" office:value="0">
            <text:p>0</text:p>
          </table:table-cell>
          <table:table-cell table:formula="of:=[.M72]/SUM([.M72:.M79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SUM([.W72:.AG72])" office:value-type="float" office:value="0">
            <text:p>0</text:p>
          </table:table-cell>
          <table:table-cell table:formula="of:=[.AH72]/SUM([.AH72:.AH79]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formula="of:=SUM([.B73:.L73])" office:value-type="float" office:value="0">
            <text:p>0</text:p>
          </table:table-cell>
          <table:table-cell table:formula="of:=[.M73]/SUM([.M72:.M79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formula="of:=SUM([.W73:.AG73])" office:value-type="float" office:value="0">
            <text:p>0</text:p>
          </table:table-cell>
          <table:table-cell table:formula="of:=[.AH73]/SUM([.AH72:.AH79]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638">
            <text:p>638</text:p>
          </table:table-cell>
          <table:table-cell table:number-columns-repeated="5" office:value-type="float" office:value="0">
            <text:p>0</text:p>
          </table:table-cell>
          <table:table-cell table:formula="of:=SUM([.B74:.L74])" office:value-type="float" office:value="1495">
            <text:p>1495</text:p>
          </table:table-cell>
          <table:table-cell table:formula="of:=[.M74]/SUM([.M72:.M79])" office:value-type="float" office:value="0.94620253164557">
            <text:p>0.9462025316</text:p>
          </table:table-cell>
          <table:table-cell/>
          <table:table-cell office:value-type="float" office:value="3">
            <text:p>3</text:p>
          </table:table-cell>
          <table:table-cell office:value-type="float" office:value="1495">
            <text:p>1495</text:p>
          </table:table-cell>
          <table:table-cell office:value-type="float" office:value="1369">
            <text:p>1369</text:p>
          </table:table-cell>
          <table:table-cell table:formula="of:=[.Q74]/SUM([.Q74:.Q75])" office:value-type="float" office:value="0.94620253164557">
            <text:p>0.9462025316</text:p>
          </table:table-cell>
          <table:table-cell table:formula="of:=[.R74]/SUM([.R74:.R75])" office:value-type="float" office:value="0.941540577716644">
            <text:p>0.941540577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638">
            <text:p>638</text:p>
          </table:table-cell>
          <table:table-cell table:number-columns-repeated="5" office:value-type="float" office:value="0">
            <text:p>0</text:p>
          </table:table-cell>
          <table:table-cell table:formula="of:=SUM([.W74:.AG74])" office:value-type="float" office:value="1369">
            <text:p>1369</text:p>
          </table:table-cell>
          <table:table-cell table:formula="of:=[.AH74]/SUM([.AH72:.AH79])" office:value-type="float" office:value="0.941540577716644">
            <text:p>0.941540577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6" office:value-type="float" office:value="0">
            <text:p>0</text:p>
          </table:table-cell>
          <table:table-cell table:formula="of:=SUM([.B75:.L75])" office:value-type="float" office:value="85">
            <text:p>85</text:p>
          </table:table-cell>
          <table:table-cell table:formula="of:=[.M75]/SUM([.M72:.M79])" office:value-type="float" office:value="0.0537974683544304">
            <text:p>0.053797468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85">
            <text:p>85</text:p>
          </table:table-cell>
          <table:table-cell table:formula="of:=[.Q75]/SUM([.Q74:.Q75])" office:value-type="float" office:value="0.0537974683544304">
            <text:p>0.0537974684</text:p>
          </table:table-cell>
          <table:table-cell table:formula="of:=[.R75]/SUM([.R74:.R75])" office:value-type="float" office:value="0.0584594222833563">
            <text:p>0.058459422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6" office:value-type="float" office:value="0">
            <text:p>0</text:p>
          </table:table-cell>
          <table:table-cell table:formula="of:=SUM([.W75:.AG75])" office:value-type="float" office:value="85">
            <text:p>85</text:p>
          </table:table-cell>
          <table:table-cell table:formula="of:=[.AH75]/SUM([.AH72:.AH79])" office:value-type="float" office:value="0.0584594222833563">
            <text:p>0.0584594223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formula="of:=SUM([.B76:.L76])" office:value-type="float" office:value="0">
            <text:p>0</text:p>
          </table:table-cell>
          <table:table-cell table:formula="of:=[.M76]/SUM([.M72:.M79])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formula="of:=SUM([.W76:.AG76])" office:value-type="float" office:value="0">
            <text:p>0</text:p>
          </table:table-cell>
          <table:table-cell table:formula="of:=[.AH76]/SUM([.AH72:.AH79]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formula="of:=SUM([.B77:.L77])" office:value-type="float" office:value="0">
            <text:p>0</text:p>
          </table:table-cell>
          <table:table-cell table:formula="of:=[.M77]/SUM([.M72:.M79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formula="of:=SUM([.W77:.AG77])" office:value-type="float" office:value="0">
            <text:p>0</text:p>
          </table:table-cell>
          <table:table-cell table:formula="of:=[.AH77]/SUM([.AH72:.AH79]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SUM([.B78:.L78])" office:value-type="float" office:value="0">
            <text:p>0</text:p>
          </table:table-cell>
          <table:table-cell table:formula="of:=[.M78]/SUM([.M72:.M79])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SUM([.W78:.AG78])" office:value-type="float" office:value="0">
            <text:p>0</text:p>
          </table:table-cell>
          <table:table-cell table:formula="of:=[.AH78]/SUM([.AH72:.AH79]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B79:.L79])" office:value-type="float" office:value="0">
            <text:p>0</text:p>
          </table:table-cell>
          <table:table-cell table:formula="of:=[.M79]/SUM([.M72:.M79]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table:formula="of:=SUM([.W79:.AG79])" office:value-type="float" office:value="0">
            <text:p>0</text:p>
          </table:table-cell>
          <table:table-cell table:formula="of:=[.AH79]/SUM([.AH72:.AH79])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10"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5"/>
        </table:table-row>
        <table:table-row table:style-name="ro2" table:number-rows-repeated="4">
          <table:table-cell table:number-columns-repeated="38"/>
        </table:table-row>
        <table:table-row table:style-name="ro2">
          <table:table-cell>
            <draw:frame table:end-cell-address="'Total Frequency'.H111" table:end-x="0.0433in" table:end-y="0.124in" draw:z-index="0" draw:name="Biological Process" draw:style-name="gr1" svg:width="5.8409in" svg:height="4.8736in" svg:x="0.4488in" svg:y="0.0169in">
              <draw:object draw:notify-on-update-of-ranges="'Total Frequency'.N3:'Total Frequency'.N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7"/>
        </table:table-row>
        <table:table-row table:style-name="ro2">
          <table:table-cell table:number-columns-repeated="7"/>
          <table:table-cell>
            <draw:frame table:end-cell-address="'Total Frequency'.O113" table:end-x="0.1803in" table:end-y="0.0346in" draw:z-index="1" draw:style-name="gr1" svg:width="5.8488in" svg:height="4.9748in" svg:x="0.578in" svg:y="0.0102in">
              <draw:object draw:notify-on-update-of-ranges="'Total Frequency'.N55:'Total Frequency'.N6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>
            <draw:frame table:end-cell-address="'Total Frequency'.U113" table:end-x="0.8547in" table:end-y="0.1193in" draw:z-index="2" draw:style-name="gr1" svg:width="5.9661in" svg:height="5.0063in" svg:x="0.2429in" svg:y="0.0634in">
              <draw:object draw:notify-on-update-of-ranges="'Total Frequency'.N72:'Total Frequency'.N7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3"/>
        </table:table-row>
      </table:table>
      <table:named-expressions/>
      <table:database-ranges>
        <table:database-range table:name="__Anonymous_Sheet_DB__9" table:target-range-address="'C.albicans'.B3:'C.albicans'.E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2-03-26T14:34:21</meta:creation-date>
    <dc:date>2012-04-26T15:43:18.36</dc:date>
    <meta:editing-duration>PT6H35M50S</meta:editing-duration>
    <meta:editing-cycles>18</meta:editing-cycles>
    <meta:generator>LibreOffice/3.5$MacOSX_x86 LibreOffice_project/281b639-6baa1d3-ef66a77-d866f25-f36d45f</meta:generator>
    <meta:document-statistic meta:table-count="12" meta:cell-count="2304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52cm" svg:height="11.759cm" xlink:href=".." xlink:type="simple" chart:class="chart:bar" chart:style-name="ch1">
        <chart:plot-area chart:style-name="ch2" table:cell-range-address="'C.elegans'.B2:'C.elegans'.B2 'C.elegans'.C53:'C.elegans'.C59" chart:data-source-has-labels="row" svg:x="1.377cm" svg:y="1.075cm" svg:width="14.897cm" svg:height="9.441cm">
          <chartooo:coordinate-region svg:x="2.184cm" svg:y="1.261cm" svg:width="14.09cm" svg:height="8.635cm"/>
          <chart:axis chart:dimension="x" chart:name="primary-x" chart:style-name="ch3">
            <chart:title svg:x="8.331cm" svg:y="10.752cm" chart:style-name="ch4">
              <text:p>Depth</text:p>
            </chart:title>
          </chart:axis>
          <chart:axis chart:dimension="y" chart:name="primary-y" chart:style-name="ch5">
            <chart:title svg:x="0.451cm" svg:y="6.606cm" chart:style-name="ch6">
              <text:p>Frequency</text:p>
            </chart:title>
            <chart:grid chart:style-name="ch7" chart:class="major"/>
          </chart:axis>
          <chart:series chart:style-name="ch8" chart:values-cell-range-address="'C.elegans'.C53:'C.elegans'.C59" chart:label-cell-address="'C.elegans'.B2:'C.elegans'.B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</text:p>
                <draw:g>
                  <svg:desc>'C.elegans'.B2:'C.elegans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0111731843575">
                <text:p>0.0180111731843575</text:p>
                <draw:g>
                  <svg:desc>'C.elegans'.C53:'C.elegans'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4446927374302">
                <text:p>0.344446927374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736312849162">
                <text:p>0.27736312849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4525139664804">
                <text:p>0.0214525139664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9441340782123">
                <text:p>0.00299441340782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37cm" svg:height="9.109cm" xlink:href=".." xlink:type="simple" chart:class="chart:bar" chart:style-name="ch1">
        <chart:plot-area chart:style-name="ch2" table:cell-range-address="'C.albicans'.D10:'C.albicans'.D17" svg:x="1.298cm" svg:y="0.863cm" svg:width="11.219cm" svg:height="7.056cm">
          <chartooo:coordinate-region svg:x="1.946cm" svg:y="1.05cm" svg:width="10.571cm" svg:height="6.249cm"/>
          <chart:axis chart:dimension="x" chart:name="primary-x" chart:style-name="ch3">
            <chart:title svg:x="6.413cm" svg:y="8.102cm" chart:style-name="ch4">
              <text:p>Depth</text:p>
            </chart:title>
          </chart:axis>
          <chart:axis chart:dimension="y" chart:name="primary-y" chart:style-name="ch5">
            <chart:title svg:x="0.451cm" svg:y="5.824cm" chart:style-name="ch6">
              <text:p>Relative Frequency</text:p>
            </chart:title>
            <chart:grid chart:style-name="ch7" chart:class="major"/>
          </chart:axis>
          <chart:series chart:style-name="ch8" chart:values-cell-range-address="'C.albicans'.D10:'C.albicans'.D1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.albicans'.D10:'C.albicans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951367781155">
                <text:p>0.00303951367781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2644376899696">
                <text:p>0.972644376899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3161094224924">
                <text:p>0.0243161094224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5cm" svg:height="12.18cm" xlink:href=".." xlink:type="simple" chart:class="chart:bar" chart:style-name="ch1">
        <chart:title svg:x="5.413cm" svg:y="0.379cm" chart:style-name="ch2">
          <text:p>Cellular Component</text:p>
        </chart:title>
        <chart:plot-area chart:style-name="ch3" table:cell-range-address="'Total Frequency'.N55:'Total Frequency'.N62" svg:x="1.333cm" svg:y="1.887cm" svg:width="12.827cm" svg:height="9.042cm">
          <chartooo:coordinate-region svg:x="1.981cm" svg:y="2.074cm" svg:width="12.179cm" svg:height="8.235cm"/>
          <chart:axis chart:dimension="x" chart:name="primary-x" chart:style-name="ch4">
            <chart:title svg:x="7.252cm" svg:y="11.173cm" chart:style-name="ch5">
              <text:p>Depth</text:p>
            </chart:title>
          </chart:axis>
          <chart:axis chart:dimension="y" chart:name="primary-y" chart:style-name="ch6">
            <chart:title svg:x="0.451cm" svg:y="7.616cm" chart:style-name="ch7">
              <text:p>Total Frequency</text:p>
            </chart:title>
            <chart:grid chart:style-name="ch8" chart:class="major"/>
          </chart:axis>
          <chart:series chart:style-name="ch9" chart:values-cell-range-address="'Total Frequency'.N55:'Total Frequency'.N6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N55:'Total Frequency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7272727272727">
                <text:p>0.00227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2210743801653">
                <text:p>0.0522210743801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485020661157">
                <text:p>0.26485020661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861570247934">
                <text:p>0.562861570247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540289256198">
                <text:p>0.114540289256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5413223140496">
                <text:p>0.00325413223140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56cm" svg:height="12.244cm" xlink:href=".." xlink:type="simple" chart:class="chart:bar" chart:style-name="ch1">
        <chart:title svg:x="5.619cm" svg:y="0.38cm" chart:style-name="ch2">
          <text:p>Molecular Function</text:p>
        </chart:title>
        <chart:plot-area chart:style-name="ch3" table:cell-range-address="'Total Frequency'.N72:'Total Frequency'.N79" svg:x="1.339cm" svg:y="1.891cm" svg:width="13.115cm" svg:height="9.101cm">
          <chartooo:coordinate-region svg:x="1.987cm" svg:y="2.077cm" svg:width="12.467cm" svg:height="8.295cm"/>
          <chart:axis chart:dimension="x" chart:name="primary-x" chart:style-name="ch4">
            <chart:title svg:x="7.402cm" svg:y="11.237cm" chart:style-name="ch5">
              <text:p>Depth</text:p>
            </chart:title>
          </chart:axis>
          <chart:axis chart:dimension="y" chart:name="primary-y" chart:style-name="ch6">
            <chart:title svg:x="0.451cm" svg:y="7.649cm" chart:style-name="ch7">
              <text:p>Total Frequency</text:p>
            </chart:title>
            <chart:grid chart:style-name="ch8" chart:class="major"/>
          </chart:axis>
          <chart:series chart:style-name="ch9" chart:values-cell-range-address="'Total Frequency'.N72:'Total Frequency'.N7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N72:'Total Frequency'.N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20253164557">
                <text:p>0.94620253164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7974683544304">
                <text:p>0.0537974683544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161cm" svg:y="0.141cm" chart:style-name="ch2">
          <text:p>Biological Process</text:p>
        </chart:title>
        <chart:plot-area chart:style-name="ch3" table:cell-range-address="'S.pombe'.J25:'S.pombe'.J31" svg:x="0.119cm" svg:y="0.784cm" svg:width="7.721cm" svg:height="6.137cm">
          <chart:axis chart:dimension="x" chart:name="primary-x" chart:style-name="ch4">
            <chart:title svg:x="3.828cm" svg:y="6.489cm" chart:style-name="ch5">
              <text:p>Depth</text:p>
            </chart:title>
          </chart:axis>
          <chart:axis chart:dimension="y" chart:name="primary-y" chart:style-name="ch6">
            <chart:title svg:x="0.161cm" svg:y="4.334cm" chart:style-name="ch7">
              <text:p>Frequency</text:p>
            </chart:title>
            <chart:grid chart:style-name="ch8" chart:class="major"/>
          </chart:axis>
          <chart:series chart:style-name="ch9" chart:values-cell-range-address="'S.pombe'.J25:'S.pombe'.J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S.pombe'.J25:'S.pombe'.J3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2779922779923">
                <text:p>0.922779922779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3590733590734">
                <text:p>0.0733590733590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86100386100386">
                <text:p>0.0038610038610038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8.996cm" xlink:href=".." xlink:type="simple" chart:class="chart:bar" chart:style-name="ch1">
        <chart:title svg:x="6.118cm" svg:y="0.315cm" chart:style-name="ch2">
          <text:p>Biological Process</text:p>
        </chart:title>
        <chart:legend chart:legend-position="end" svg:x="11.622cm" svg:y="3.924cm" style:legend-expansion="high" chart:style-name="ch3"/>
        <chart:plot-area chart:style-name="ch4" table:cell-range-address="'D.melanogaster'.E17:'D.melanogaster'.F25" chart:data-source-has-labels="row" svg:x="0.769cm" svg:y="1.631cm" svg:width="10.215cm" svg:height="6.766cm">
          <chartooo:coordinate-region svg:x="1.496cm" svg:y="1.843cm" svg:width="9.488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.melanogaster'.E18:'D.melanogaster'.E25" chart:label-cell-address="'D.melanogaster'.E17:'D.melanogaster'.E17" chart:class="chart:bar">
            <chart:data-point chart:repeated="8"/>
          </chart:series>
          <chart:series chart:style-name="ch9" chart:values-cell-range-address="'D.melanogaster'.F18:'D.melanogaster'.F25" chart:label-cell-address="'D.melanogaster'.F17:'D.melanogaster'.F1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D.melanogaster'.E17:'D.melanogaster'.E17</svg:desc>
                </draw:g>
              </table:table-cell>
              <table:table-cell office:value-type="string">
                <text:p>Leaves Only Frequency</text:p>
                <draw:g>
                  <svg:desc>'D.melanogaster'.F17:'D.melanogaster'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.melanogaster'.E18:'D.melanogaster'.E25</svg:desc>
                </draw:g>
              </table:table-cell>
              <table:table-cell office:value-type="float" office:value="0">
                <text:p>0</text:p>
                <draw:g>
                  <svg:desc>'D.melanogaster'.F18:'D.melanogaster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4741784037559">
                <text:p>0.0234741784037559</text:p>
              </table:table-cell>
              <table:table-cell office:value-type="float" office:value="0.028328611898017">
                <text:p>0.028328611898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4319248826291">
                <text:p>0.0164319248826291</text:p>
              </table:table-cell>
              <table:table-cell office:value-type="float" office:value="0.0198300283286119">
                <text:p>0.0198300283286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4413145539906">
                <text:p>0.624413145539906</text:p>
              </table:table-cell>
              <table:table-cell office:value-type="float" office:value="0.546742209631728">
                <text:p>0.546742209631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6384976525822">
                <text:p>0.286384976525822</text:p>
              </table:table-cell>
              <table:table-cell office:value-type="float" office:value="0.345609065155807">
                <text:p>0.345609065155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2535211267606">
                <text:p>0.0422535211267606</text:p>
              </table:table-cell>
              <table:table-cell office:value-type="float" office:value="0.0509915014164306">
                <text:p>0.0509915014164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84985835694051">
                <text:p>0.008498583569405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13cm" svg:height="9.428cm" xlink:href=".." xlink:type="simple" chart:class="chart:bar" chart:style-name="ch1">
        <chart:title svg:x="4.047cm" svg:y="0.324cm" chart:style-name="ch2">
          <text:p>Molecular Function</text:p>
        </chart:title>
        <chart:plot-area chart:style-name="ch3" table:cell-range-address="'M.musculus'.K10:'M.musculus'.L17" chart:data-source-has-labels="row" svg:x="1.276cm" svg:y="1.667cm" svg:width="10.161cm" svg:height="6.565cm">
          <chartooo:coordinate-region svg:x="1.924cm" svg:y="1.853cm" svg:width="9.513cm" svg:height="5.759cm"/>
          <chart:axis chart:dimension="x" chart:name="primary-x" chart:style-name="ch4">
            <chart:title svg:x="5.862cm" svg:y="8.421cm" chart:style-name="ch5">
              <text:p>Depth</text:p>
            </chart:title>
          </chart:axis>
          <chart:axis chart:dimension="y" chart:name="primary-y" chart:style-name="ch6">
            <chart:title svg:x="0.451cm" svg:y="5.76cm" chart:style-name="ch7">
              <text:p>Frequency</text:p>
            </chart:title>
            <chart:grid chart:style-name="ch8" chart:class="major"/>
          </chart:axis>
          <chart:series chart:style-name="ch9" chart:values-cell-range-address="'M.musculus'.K11:'M.musculus'.K17" chart:label-cell-address="'M.musculus'.K10:'M.musculus'.K10" chart:class="chart:bar">
            <chart:data-point chart:repeated="7"/>
          </chart:series>
          <chart:series chart:style-name="ch10" chart:values-cell-range-address="'M.musculus'.L11:'M.musculus'.L17" chart:label-cell-address="'M.musculus'.L10:'M.musculus'.L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M.musculus'.K10:'M.musculus'.K10</svg:desc>
                </draw:g>
              </table:table-cell>
              <table:table-cell office:value-type="string">
                <text:p>Leaves Only frequency</text:p>
                <draw:g>
                  <svg:desc>'M.musculus'.L10:'M.musculus'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musculus'.K11:'M.musculus'.K17</svg:desc>
                </draw:g>
              </table:table-cell>
              <table:table-cell office:value-type="float" office:value="0">
                <text:p>0</text:p>
                <draw:g>
                  <svg:desc>'M.musculus'.L11:'M.musculus'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066974595843">
                <text:p>0.87066974595843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33025404157">
                <text:p>0.12933025404157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1cm" svg:height="7.834cm" xlink:href=".." xlink:type="simple" chart:class="chart:bar" chart:style-name="ch1">
        <chart:title svg:x="2.994cm" svg:y="0.292cm" chart:style-name="ch2">
          <text:p>Leaves Only</text:p>
        </chart:title>
        <chart:plot-area chart:style-name="ch3" table:cell-range-address="'H.sapiens'.F33:'H.sapiens'.F39" svg:x="0.62cm" svg:y="1.539cm" svg:width="7.55cm" svg:height="5.719cm">
          <chartooo:coordinate-region svg:x="1.268cm" svg:y="1.725cm" svg:width="6.902cm" svg:height="4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.sapiens'.F33:'H.sapiens'.F3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.sapiens'.F33:'H.sapien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96626054358013">
                <text:p>0.00796626054358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24742268041237">
                <text:p>0.00824742268041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2502343017807">
                <text:p>0.29250234301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170571696345">
                <text:p>0.654170571696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49765698219307">
                <text:p>0.0007497656982193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bar" chart:style-name="ch1">
        <chart:legend chart:legend-position="end" svg:x="5.943cm" svg:y="2.794cm" style:legend-expansion="high" chart:style-name="ch2"/>
        <chart:plot-area chart:style-name="ch3" table:cell-range-address="'H.sapiens'.D32:'H.sapiens'.D39 'H.sapiens'.F32:'H.sapiens'.F39" chart:data-source-has-labels="row" svg:x="0.61cm" svg:y="0.695cm" svg:width="5.013cm" svg:height="5.745cm">
          <chartooo:coordinate-region svg:x="1.258cm" svg:y="0.881cm" svg:width="4.365cm" svg:height="4.9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.sapiens'.D33:'H.sapiens'.D39" chart:label-cell-address="'H.sapiens'.D32:'H.sapiens'.D32" chart:class="chart:bar">
            <chart:data-point chart:repeated="7"/>
          </chart:series>
          <chart:series chart:style-name="ch8" chart:values-cell-range-address="'H.sapiens'.F33:'H.sapiens'.F39" chart:label-cell-address="'H.sapiens'.F32:'H.sapiens'.F3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H.sapiens'.D32:'H.sapiens'.D32</svg:desc>
                </draw:g>
              </table:table-cell>
              <table:table-cell office:value-type="string">
                <text:p>Leaves Frequency</text:p>
                <draw:g>
                  <svg:desc>'H.sapiens'.F32:'H.sapiens'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.sapiens'.D33:'H.sapiens'.D39</svg:desc>
                </draw:g>
              </table:table-cell>
              <table:table-cell office:value-type="float" office:value="0">
                <text:p>0</text:p>
                <draw:g>
                  <svg:desc>'H.sapiens'.F33:'H.sapien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173007896626">
                <text:p>0.0063173007896626</text:p>
              </table:table-cell>
              <table:table-cell office:value-type="float" office:value="0.00796626054358013">
                <text:p>0.00796626054358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3173007896626">
                <text:p>0.0063173007896626</text:p>
              </table:table-cell>
              <table:table-cell office:value-type="float" office:value="0.00824742268041237">
                <text:p>0.00824742268041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7437185929648">
                <text:p>0.287437185929648</text:p>
              </table:table-cell>
              <table:table-cell office:value-type="float" office:value="0.292502343017807">
                <text:p>0.29250234301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1069633883704">
                <text:p>0.671069633883704</text:p>
              </table:table-cell>
              <table:table-cell office:value-type="float" office:value="0.654170571696345">
                <text:p>0.654170571696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2842785355348">
                <text:p>0.0282842785355348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74300071787509">
                <text:p>0.000574300071787509</text:p>
              </table:table-cell>
              <table:table-cell office:value-type="float" office:value="0.000749765698219307">
                <text:p>0.00074976569821930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9cm" svg:height="13.678cm" xlink:href=".." xlink:type="simple" chart:class="chart:bar" chart:style-name="ch1">
        <chart:legend chart:legend-position="end" svg:x="12.165cm" svg:y="6.318cm" style:legend-expansion="high" chart:style-name="ch2"/>
        <chart:plot-area chart:style-name="ch3" table:cell-range-address="'C.elegans'.C50:'C.elegans'.C57 'C.elegans'.E50:'C.elegans'.E57" chart:data-source-has-labels="row" svg:x="0.766cm" svg:y="1.227cm" svg:width="10.767cm" svg:height="11.758cm">
          <chartooo:coordinate-region svg:x="1.573cm" svg:y="1.413cm" svg:width="9.96cm" svg:height="10.9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.elegans'.C51:'C.elegans'.C57" chart:label-cell-address="'C.elegans'.C50:'C.elegans'.C50" chart:class="chart:bar">
            <chart:data-point chart:repeated="7"/>
          </chart:series>
          <chart:series chart:style-name="ch8" chart:values-cell-range-address="'C.elegans'.E51:'C.elegans'.E57" chart:label-cell-address="'C.elegans'.E50:'C.elegans'.E5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C.elegans'.C50:'C.elegans'.C50</svg:desc>
                </draw:g>
              </table:table-cell>
              <table:table-cell office:value-type="string">
                <text:p>Leaves only frequency</text:p>
                <draw:g>
                  <svg:desc>'C.elegans'.E50:'C.elegan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46927374301676">
                <text:p>0.0000446927374301676</text:p>
                <draw:g>
                  <svg:desc>'C.elegans'.C51:'C.elegans'.C57</svg:desc>
                </draw:g>
              </table:table-cell>
              <table:table-cell office:value-type="float" office:value="0.0000489763933783916">
                <text:p>0.0000489763933783916</text:p>
                <draw:g>
                  <svg:desc>'C.elegans'.E51:'C.elegans'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687150837989">
                <text:p>0.335687150837989</text:p>
              </table:table-cell>
              <table:table-cell office:value-type="float" office:value="0.279753158977373">
                <text:p>0.279753158977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0111731843575">
                <text:p>0.0180111731843575</text:p>
              </table:table-cell>
              <table:table-cell office:value-type="float" office:value="0.0143990596532471">
                <text:p>0.0143990596532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4446927374302">
                <text:p>0.344446927374302</text:p>
              </table:table-cell>
              <table:table-cell office:value-type="float" office:value="0.376775394259967">
                <text:p>0.376775394259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36312849162">
                <text:p>0.27736312849162</text:p>
              </table:table-cell>
              <table:table-cell office:value-type="float" office:value="0.302233323538055">
                <text:p>0.302233323538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4525139664804">
                <text:p>0.0214525139664804</text:p>
              </table:table-cell>
              <table:table-cell office:value-type="float" office:value="0.023508668821628">
                <text:p>0.023508668821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99441340782123">
                <text:p>0.00299441340782123</text:p>
              </table:table-cell>
              <table:table-cell office:value-type="float" office:value="0.00328141835635224">
                <text:p>0.0032814183563522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Cellular Component</text:p>
        </chart:title>
        <chart:legend chart:legend-position="end" svg:x="11.647cm" svg:y="3.926cm" style:legend-expansion="high" chart:style-name="ch3"/>
        <chart:plot-area chart:style-name="ch4" table:cell-range-address="'S.pombe'.D24:'S.pombe'.E31" chart:data-source-has-labels="row" svg:x="0.77cm" svg:y="1.635cm" svg:width="10.237cm" svg:height="6.765cm">
          <chartooo:coordinate-region svg:x="1.497cm" svg:y="1.847cm" svg:width="9.51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.pombe'.D25:'S.pombe'.D31" chart:label-cell-address="'S.pombe'.D24:'S.pombe'.D24" chart:class="chart:bar">
            <chart:data-point chart:repeated="7"/>
          </chart:series>
          <chart:series chart:style-name="ch9" chart:values-cell-range-address="'S.pombe'.E25:'S.pombe'.E31" chart:label-cell-address="'S.pombe'.E24:'S.pombe'.E2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pombe'.D24:'S.pombe'.D24</svg:desc>
                </draw:g>
              </table:table-cell>
              <table:table-cell office:value-type="string">
                <text:p>Leaves Only Frequency</text:p>
                <draw:g>
                  <svg:desc>'S.pombe'.E24:'S.pombe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.pombe'.D25:'S.pombe'.D31</svg:desc>
                </draw:g>
              </table:table-cell>
              <table:table-cell office:value-type="float" office:value="0">
                <text:p>0</text:p>
                <draw:g>
                  <svg:desc>'S.pombe'.E25:'S.pombe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6491626454726">
                <text:p>0.0316491626454726</text:p>
              </table:table-cell>
              <table:table-cell office:value-type="float" office:value="0.0339887212315196">
                <text:p>0.033988721231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2182798751065">
                <text:p>0.0972182798751065</text:p>
              </table:table-cell>
              <table:table-cell office:value-type="float" office:value="0.0678250266727633">
                <text:p>0.0678250266727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116378086858">
                <text:p>0.830116378086858</text:p>
              </table:table-cell>
              <table:table-cell office:value-type="float" office:value="0.855052583447645">
                <text:p>0.855052583447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649730343457">
                <text:p>0.0357649730343457</text:p>
              </table:table-cell>
              <table:table-cell office:value-type="float" office:value="0.0374942844078647">
                <text:p>0.0374942844078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25120635821743">
                <text:p>0.00525120635821743</text:p>
              </table:table-cell>
              <table:table-cell office:value-type="float" office:value="0.00563938424020729">
                <text:p>0.005639384240207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8cm" svg:height="7.728cm" xlink:href=".." xlink:type="simple" chart:class="chart:bar" chart:style-name="ch1">
        <chart:plot-area chart:style-name="ch2" table:cell-range-address="'H.sapiens'.D34:'H.sapiens'.D40" svg:x="1.227cm" svg:y="0.751cm" svg:width="7.875cm" svg:height="5.815cm">
          <chartooo:coordinate-region svg:x="1.875cm" svg:y="0.937cm" svg:width="7.227cm" svg:height="5.009cm"/>
          <chart:axis chart:dimension="x" chart:name="primary-x" chart:style-name="ch3">
            <chart:title svg:x="4.67cm" svg:y="6.721cm" chart:style-name="ch4">
              <text:p>Depth</text:p>
            </chart:title>
          </chart:axis>
          <chart:axis chart:dimension="y" chart:name="primary-y" chart:style-name="ch5">
            <chart:title svg:x="0.451cm" svg:y="4.469cm" chart:style-name="ch6">
              <text:p>Frequency</text:p>
            </chart:title>
            <chart:grid chart:style-name="ch7" chart:class="major"/>
          </chart:axis>
          <chart:series chart:style-name="ch8" chart:values-cell-range-address="'H.sapiens'.D34:'H.sapiens'.D4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3173007896626">
                <text:p>0.0063173007896626</text:p>
                <draw:g>
                  <svg:desc>'H.sapiens'.D34:'H.sapiens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173007896626">
                <text:p>0.0063173007896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7437185929648">
                <text:p>0.287437185929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1069633883704">
                <text:p>0.67106963388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2842785355348">
                <text:p>0.0282842785355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74300071787509">
                <text:p>0.000574300071787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Cellular Component</text:p>
        </chart:title>
        <chart:legend chart:legend-position="end" svg:x="11.647cm" svg:y="3.926cm" style:legend-expansion="high" chart:style-name="ch3"/>
        <chart:plot-area chart:style-name="ch4" table:cell-range-address="'D.melanogaster'.K17:'D.melanogaster'.K25 'D.melanogaster'.F17:'D.melanogaster'.F17 'D.melanogaster'.L18:'D.melanogaster'.L25" chart:data-source-has-labels="row" svg:x="0.77cm" svg:y="1.635cm" svg:width="10.237cm" svg:height="6.765cm">
          <chartooo:coordinate-region svg:x="1.497cm" svg:y="1.848cm" svg:width="9.51cm" svg:height="5.8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.melanogaster'.K18:'D.melanogaster'.K25" chart:label-cell-address="'D.melanogaster'.K17:'D.melanogaster'.K17" chart:class="chart:bar">
            <chart:data-point chart:repeated="8"/>
          </chart:series>
          <chart:series chart:style-name="ch9" chart:values-cell-range-address="'D.melanogaster'.L18:'D.melanogaster'.L25" chart:label-cell-address="'D.melanogaster'.F17:'D.melanogaster'.F1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D.melanogaster'.K17:'D.melanogaster'.K17</svg:desc>
                </draw:g>
              </table:table-cell>
              <table:table-cell office:value-type="string">
                <text:p>Leaves Only Frequency</text:p>
                <draw:g>
                  <svg:desc>'D.melanogaster'.F17:'D.melanogaster'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.melanogaster'.K18:'D.melanogaster'.K25</svg:desc>
                </draw:g>
              </table:table-cell>
              <table:table-cell office:value-type="float" office:value="0">
                <text:p>0</text:p>
                <draw:g>
                  <svg:desc>'D.melanogaster'.L18:'D.melanogaster'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369668246445">
                <text:p>0.502369668246445</text:p>
              </table:table-cell>
              <table:table-cell office:value-type="float" office:value="0.502369668246445">
                <text:p>0.502369668246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30331753554">
                <text:p>0.497630331753554</text:p>
              </table:table-cell>
              <table:table-cell office:value-type="float" office:value="0.497630331753554">
                <text:p>0.497630331753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2cm" xlink:href=".." xlink:type="simple" chart:class="chart:bar" chart:style-name="ch1">
        <chart:title svg:x="6.034cm" svg:y="0.316cm" chart:style-name="ch2">
          <text:p>Cellular Component</text:p>
        </chart:title>
        <chart:legend chart:legend-position="end" svg:x="11.64cm" svg:y="3.936cm" style:legend-expansion="high" chart:style-name="ch3"/>
        <chart:plot-area chart:style-name="ch4" table:cell-range-address="'S.cerevisiae'.E28:'S.cerevisiae'.F36" chart:data-source-has-labels="row" svg:x="0.769cm" svg:y="1.635cm" svg:width="10.233cm" svg:height="6.785cm">
          <chartooo:coordinate-region svg:x="1.496cm" svg:y="1.847cm" svg:width="9.506cm" svg:height="5.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.cerevisiae'.E29:'S.cerevisiae'.E36" chart:label-cell-address="'S.cerevisiae'.E28:'S.cerevisiae'.E28" chart:class="chart:bar">
            <chart:data-point chart:repeated="8"/>
          </chart:series>
          <chart:series chart:style-name="ch9" chart:values-cell-range-address="'S.cerevisiae'.F29:'S.cerevisiae'.F36" chart:label-cell-address="'S.cerevisiae'.F28:'S.cerevisiae'.F28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cerevisiae'.E28:'S.cerevisiae'.E28</svg:desc>
                </draw:g>
              </table:table-cell>
              <table:table-cell office:value-type="string">
                <text:p>Leaves Only Frequency</text:p>
                <draw:g>
                  <svg:desc>'S.cerevisiae'.F28:'S.cerevisiae'.F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.cerevisiae'.E29:'S.cerevisiae'.E36</svg:desc>
                </draw:g>
              </table:table-cell>
              <table:table-cell office:value-type="float" office:value="0">
                <text:p>0</text:p>
                <draw:g>
                  <svg:desc>'S.cerevisiae'.F29:'S.cerevisiae'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8791643139469">
                <text:p>0.00338791643139469</text:p>
              </table:table-cell>
              <table:table-cell office:value-type="float" office:value="0.00345323741007194">
                <text:p>0.00345323741007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0276679841897">
                <text:p>0.310276679841897</text:p>
              </table:table-cell>
              <table:table-cell office:value-type="float" office:value="0.304748201438849">
                <text:p>0.304748201438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3867871259176">
                <text:p>0.653867871259176</text:p>
              </table:table-cell>
              <table:table-cell office:value-type="float" office:value="0.658705035971223">
                <text:p>0.658705035971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59909655561829">
                <text:p>0.00959909655561829</text:p>
              </table:table-cell>
              <table:table-cell office:value-type="float" office:value="0.0097841726618705">
                <text:p>0.0097841726618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8684359119142">
                <text:p>0.0228684359119142</text:p>
              </table:table-cell>
              <table:table-cell office:value-type="float" office:value="0.0233093525179856">
                <text:p>0.0233093525179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6cm" xlink:href=".." xlink:type="simple" chart:class="chart:bar" chart:style-name="ch1">
        <chart:legend chart:legend-position="end" svg:x="11.622cm" svg:y="3.924cm" style:legend-expansion="high" chart:style-name="ch2"/>
        <chart:plot-area chart:style-name="ch3" table:cell-range-address="'A.thaliana'.E25:'A.thaliana'.F33" chart:data-source-has-labels="row" svg:x="0.769cm" svg:y="0.851cm" svg:width="10.215cm" svg:height="7.546cm">
          <chartooo:coordinate-region svg:x="1.681cm" svg:y="1.063cm" svg:width="9.303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.thaliana'.E26:'A.thaliana'.E33" chart:label-cell-address="'A.thaliana'.E25:'A.thaliana'.E25" chart:class="chart:bar">
            <chart:data-point chart:repeated="8"/>
          </chart:series>
          <chart:series chart:style-name="ch8" chart:values-cell-range-address="'A.thaliana'.F26:'A.thaliana'.F33" chart:label-cell-address="'A.thaliana'.F25:'A.thaliana'.F2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A.thaliana'.E25:'A.thaliana'.E25</svg:desc>
                </draw:g>
              </table:table-cell>
              <table:table-cell office:value-type="string">
                <text:p>Leaves Only Frequency</text:p>
                <draw:g>
                  <svg:desc>'A.thaliana'.F25:'A.thaliana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.thaliana'.E26:'A.thaliana'.E33</svg:desc>
                </draw:g>
              </table:table-cell>
              <table:table-cell office:value-type="float" office:value="0">
                <text:p>0</text:p>
                <draw:g>
                  <svg:desc>'A.thaliana'.F26:'A.thaliana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873526259378">
                <text:p>0.145873526259378</text:p>
              </table:table-cell>
              <table:table-cell office:value-type="float" office:value="0.146218306832832">
                <text:p>0.146218306832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6302250803858">
                <text:p>0.246302250803858</text:p>
              </table:table-cell>
              <table:table-cell office:value-type="float" office:value="0.244520842286205">
                <text:p>0.244520842286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5766345123258">
                <text:p>0.245766345123258</text:p>
              </table:table-cell>
              <table:table-cell office:value-type="float" office:value="0.246347228190804">
                <text:p>0.246347228190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2057877813505">
                <text:p>0.362057877813505</text:p>
              </table:table-cell>
              <table:table-cell office:value-type="float" office:value="0.362913622690159">
                <text:p>0.362913622690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1cm" svg:y="0.316cm" chart:style-name="ch2">
          <text:p>Biological Process Frequencies</text:p>
        </chart:title>
        <chart:legend chart:legend-position="end" svg:x="11.647cm" svg:y="3.926cm" style:legend-expansion="high" chart:style-name="ch3"/>
        <chart:plot-area chart:style-name="ch4" table:cell-range-address="'Total Frequency'.U2:'Total Frequency'.V10" chart:data-source-has-labels="row" svg:x="0.77cm" svg:y="1.635cm" svg:width="10.237cm" svg:height="6.765cm">
          <chartooo:coordinate-region svg:x="1.682cm" svg:y="1.847cm" svg:width="9.325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U3:'Total Frequency'.U10" chart:label-cell-address="'Total Frequency'.U2:'Total Frequency'.U2" chart:class="chart:bar">
            <chart:data-point chart:repeated="8"/>
          </chart:series>
          <chart:series chart:style-name="ch9" chart:values-cell-range-address="'Total Frequency'.V3:'Total Frequency'.V10" chart:label-cell-address="'Total Frequency'.V2:'Total Frequency'.V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Total Frequency'.U2:'Total Frequency'.U2</svg:desc>
                </draw:g>
              </table:table-cell>
              <table:table-cell office:value-type="string">
                <text:p>Leaves Only Frequency</text:p>
                <draw:g>
                  <svg:desc>'Total Frequency'.V2:'Total Frequency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12167175006183">
                <text:p>0.0000412167175006183</text:p>
                <draw:g>
                  <svg:desc>'Total Frequency'.U3:'Total Frequency'.U10</svg:desc>
                </draw:g>
              </table:table-cell>
              <table:table-cell office:value-type="float" office:value="0.0000449802087081684">
                <text:p>0.0000449802087081684</text:p>
                <draw:g>
                  <svg:desc>'Total Frequency'.V3:'Total Frequency'.V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256780150029">
                <text:p>0.335256780150029</text:p>
              </table:table-cell>
              <table:table-cell office:value-type="float" office:value="0.284949622166247">
                <text:p>0.284949622166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8988541752535">
                <text:p>0.0168988541752535</text:p>
              </table:table-cell>
              <table:table-cell office:value-type="float" office:value="0.0135390428211587">
                <text:p>0.0135390428211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512900832578">
                <text:p>0.338512900832578</text:p>
              </table:table-cell>
              <table:table-cell office:value-type="float" office:value="0.365509175962576">
                <text:p>0.365509175962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4791855576622">
                <text:p>0.274791855576622</text:p>
              </table:table-cell>
              <table:table-cell office:value-type="float" office:value="0.298308744152573">
                <text:p>0.298308744152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5720056054736">
                <text:p>0.0315720056054736</text:p>
              </table:table-cell>
              <table:table-cell office:value-type="float" office:value="0.034454839870457">
                <text:p>0.034454839870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0273679004204">
                <text:p>0.00280273679004204</text:p>
              </table:table-cell>
              <table:table-cell office:value-type="float" office:value="0.00305865419215545">
                <text:p>0.00305865419215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23650152501855">
                <text:p>0.000123650152501855</text:p>
              </table:table-cell>
              <table:table-cell office:value-type="float" office:value="0.000134940626124505">
                <text:p>0.00013494062612450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5.391cm" svg:y="0.315cm" chart:style-name="ch2">
          <text:p>Biological Process Counts</text:p>
        </chart:title>
        <chart:legend chart:legend-position="end" svg:x="12.364cm" svg:y="3.924cm" style:legend-expansion="high" chart:style-name="ch3"/>
        <chart:plot-area chart:style-name="ch4" table:cell-range-address="'Total Frequency'.S2:'Total Frequency'.T10" chart:data-source-has-labels="row" svg:x="0.77cm" svg:y="1.631cm" svg:width="10.954cm" svg:height="6.766cm">
          <chartooo:coordinate-region svg:x="1.762cm" svg:y="1.843cm" svg:width="9.962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S3:'Total Frequency'.S10" chart:label-cell-address="'Total Frequency'.S2:'Total Frequency'.S2" chart:class="chart:bar">
            <chart:data-point chart:repeated="8"/>
          </chart:series>
          <chart:series chart:style-name="ch9" chart:values-cell-range-address="'Total Frequency'.T3:'Total Frequency'.T10" chart:label-cell-address="'Total Frequency'.T2:'Total Frequency'.T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otal Frequency'.S2:'Total Frequency'.S2</svg:desc>
                </draw:g>
              </table:table-cell>
              <table:table-cell office:value-type="string">
                <text:p>Leaves Only Count</text:p>
                <draw:g>
                  <svg:desc>'Total Frequency'.T2:'Total Frequency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otal Frequency'.S3:'Total Frequency'.S10</svg:desc>
                </draw:g>
              </table:table-cell>
              <table:table-cell office:value-type="float" office:value="1">
                <text:p>1</text:p>
                <draw:g>
                  <svg:desc>'Total Frequency'.T3:'Total Frequency'.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34">
                <text:p>8134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">
                <text:p>4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13">
                <text:p>8213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67">
                <text:p>6667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bar" chart:style-name="ch1">
        <chart:title svg:x="4.769cm" svg:y="0.315cm" chart:style-name="ch2">
          <text:p>Cellular Component Frequencies</text:p>
        </chart:title>
        <chart:legend chart:legend-position="end" svg:x="11.65cm" svg:y="3.924cm" style:legend-expansion="high" chart:style-name="ch3"/>
        <chart:plot-area chart:style-name="ch4" table:cell-range-address="'Total Frequency'.S54:'Total Frequency'.T62" chart:data-source-has-labels="row" svg:x="0.77cm" svg:y="1.631cm" svg:width="10.24cm" svg:height="6.767cm">
          <chartooo:coordinate-region svg:x="1.497cm" svg:y="1.844cm" svg:width="9.513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S55:'Total Frequency'.S62" chart:label-cell-address="'Total Frequency'.S54:'Total Frequency'.S54" chart:class="chart:bar">
            <chart:data-point chart:repeated="8"/>
          </chart:series>
          <chart:series chart:style-name="ch9" chart:values-cell-range-address="'Total Frequency'.T55:'Total Frequency'.T62" chart:label-cell-address="'Total Frequency'.T54:'Total Frequency'.T5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Total Frequency'.S54:'Total Frequency'.S54</svg:desc>
                </draw:g>
              </table:table-cell>
              <table:table-cell office:value-type="string">
                <text:p>Leaves Only Frequency</text:p>
                <draw:g>
                  <svg:desc>'Total Frequency'.T54:'Total Frequency'.T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S55:'Total Frequency'.S62</svg:desc>
                </draw:g>
              </table:table-cell>
              <table:table-cell office:value-type="float" office:value="0">
                <text:p>0</text:p>
                <draw:g>
                  <svg:desc>'Total Frequency'.T55:'Total Frequency'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7272727272727">
                <text:p>0.00227272727272727</text:p>
              </table:table-cell>
              <table:table-cell office:value-type="float" office:value="0.00243650748151121">
                <text:p>0.00243650748151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2210743801653">
                <text:p>0.0522210743801653</text:p>
              </table:table-cell>
              <table:table-cell office:value-type="float" office:value="0.0579602132660666">
                <text:p>0.0579602132660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485020661157">
                <text:p>0.26485020661157</text:p>
              </table:table-cell>
              <table:table-cell office:value-type="float" office:value="0.259989680674196">
                <text:p>0.259989680674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861570247934">
                <text:p>0.562861570247934</text:p>
              </table:table-cell>
              <table:table-cell office:value-type="float" office:value="0.549217451126526">
                <text:p>0.549217451126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540289256198">
                <text:p>0.114540289256198</text:p>
              </table:table-cell>
              <table:table-cell office:value-type="float" office:value="0.126784383420283">
                <text:p>0.126784383420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5413223140496">
                <text:p>0.00325413223140496</text:p>
              </table:table-cell>
              <table:table-cell office:value-type="float" office:value="0.00361176403141661">
                <text:p>0.00361176403141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5.298cm" svg:y="0.315cm" chart:style-name="ch2">
          <text:p>Cellular Component Counts</text:p>
        </chart:title>
        <chart:legend chart:legend-position="end" svg:x="12.364cm" svg:y="3.924cm" style:legend-expansion="high" chart:style-name="ch3"/>
        <chart:plot-area chart:style-name="ch4" table:cell-range-address="'Total Frequency'.Q54:'Total Frequency'.R62" chart:data-source-has-labels="row" svg:x="0.77cm" svg:y="1.631cm" svg:width="10.954cm" svg:height="6.766cm">
          <chartooo:coordinate-region svg:x="1.947cm" svg:y="1.843cm" svg:width="9.777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Q55:'Total Frequency'.Q62" chart:label-cell-address="'Total Frequency'.Q54:'Total Frequency'.Q54" chart:class="chart:bar">
            <chart:data-point chart:repeated="8"/>
          </chart:series>
          <chart:series chart:style-name="ch9" chart:values-cell-range-address="'Total Frequency'.R55:'Total Frequency'.R62" chart:label-cell-address="'Total Frequency'.R54:'Total Frequency'.R5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otal Frequency'.Q54:'Total Frequency'.Q54</svg:desc>
                </draw:g>
              </table:table-cell>
              <table:table-cell office:value-type="string">
                <text:p>Leaves Only Count</text:p>
                <draw:g>
                  <svg:desc>'Total Frequency'.R54:'Total Frequency'.R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Q55:'Total Frequency'.Q62</svg:desc>
                </draw:g>
              </table:table-cell>
              <table:table-cell office:value-type="float" office:value="0">
                <text:p>0</text:p>
                <draw:g>
                  <svg:desc>'Total Frequency'.R55:'Total Frequency'.R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2">
                <text:p>202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55">
                <text:p>10255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94">
                <text:p>21794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35">
                <text:p>4435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4.822cm" svg:y="0.315cm" chart:style-name="ch2">
          <text:p>Molecular Function Frequencies</text:p>
        </chart:title>
        <chart:legend chart:legend-position="end" svg:x="11.65cm" svg:y="3.924cm" style:legend-expansion="high" chart:style-name="ch3"/>
        <chart:plot-area chart:style-name="ch4" table:cell-range-address="'Total Frequency'.S71:'Total Frequency'.T79" chart:data-source-has-labels="row" svg:x="0.77cm" svg:y="1.631cm" svg:width="10.24cm" svg:height="6.766cm">
          <chartooo:coordinate-region svg:x="1.497cm" svg:y="1.843cm" svg:width="9.513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S72:'Total Frequency'.S79" chart:label-cell-address="'Total Frequency'.S71:'Total Frequency'.S71" chart:class="chart:bar">
            <chart:data-point chart:repeated="8"/>
          </chart:series>
          <chart:series chart:style-name="ch9" chart:values-cell-range-address="'Total Frequency'.T72:'Total Frequency'.T79" chart:label-cell-address="'Total Frequency'.T71:'Total Frequency'.T7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Total Frequency'.S71:'Total Frequency'.S71</svg:desc>
                </draw:g>
              </table:table-cell>
              <table:table-cell office:value-type="string">
                <text:p>Leaves Only Frequency</text:p>
                <draw:g>
                  <svg:desc>'Total Frequency'.T71:'Total Frequency'.T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S72:'Total Frequency'.S79</svg:desc>
                </draw:g>
              </table:table-cell>
              <table:table-cell office:value-type="float" office:value="0">
                <text:p>0</text:p>
                <draw:g>
                  <svg:desc>'Total Frequency'.T72:'Total Frequency'.T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20253164557">
                <text:p>0.94620253164557</text:p>
              </table:table-cell>
              <table:table-cell office:value-type="float" office:value="0.941540577716644">
                <text:p>0.941540577716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7974683544304">
                <text:p>0.0537974683544304</text:p>
              </table:table-cell>
              <table:table-cell office:value-type="float" office:value="0.0584594222833563">
                <text:p>0.0584594222833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5.351cm" svg:y="0.315cm" chart:style-name="ch2">
          <text:p>Molecular Function Counts</text:p>
        </chart:title>
        <chart:legend chart:legend-position="end" svg:x="12.364cm" svg:y="3.924cm" style:legend-expansion="high" chart:style-name="ch3"/>
        <chart:plot-area chart:style-name="ch4" table:cell-range-address="'Total Frequency'.Q71:'Total Frequency'.R79" chart:data-source-has-labels="row" svg:x="0.77cm" svg:y="1.631cm" svg:width="10.954cm" svg:height="6.766cm">
          <chartooo:coordinate-region svg:x="1.762cm" svg:y="1.843cm" svg:width="9.962cm" svg:height="5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tal Frequency'.Q72:'Total Frequency'.Q79" chart:label-cell-address="'Total Frequency'.Q71:'Total Frequency'.Q71" chart:class="chart:bar">
            <chart:data-point chart:repeated="8"/>
          </chart:series>
          <chart:series chart:style-name="ch9" chart:values-cell-range-address="'Total Frequency'.R72:'Total Frequency'.R79" chart:label-cell-address="'Total Frequency'.R71:'Total Frequency'.R7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otal Frequency'.Q71:'Total Frequency'.Q71</svg:desc>
                </draw:g>
              </table:table-cell>
              <table:table-cell office:value-type="string">
                <text:p>Leaves Only Count</text:p>
                <draw:g>
                  <svg:desc>'Total Frequency'.R71:'Total Frequency'.R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Frequency'.Q72:'Total Frequency'.Q79</svg:desc>
                </draw:g>
              </table:table-cell>
              <table:table-cell office:value-type="float" office:value="0">
                <text:p>0</text:p>
                <draw:g>
                  <svg:desc>'Total Frequency'.R72:'Total Frequency'.R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5">
                <text:p>1495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93cm" svg:height="9.263cm" xlink:href=".." chart:class="chart:bar" chart:style-name="ch1">
        <chart:title svg:x="4.251cm" svg:y="0.186cm" chart:style-name="ch2">
          <text:p>Cellular Component</text:p>
        </chart:title>
        <chart:plot-area chart:style-name="ch3" table:cell-range-address="'S.pombe'.C25:'S.pombe'.C31" svg:x="0.293cm" svg:y="0.874cm" svg:width="11.853cm" svg:height="8.22cm">
          <chart:axis chart:dimension="x" chart:name="primary-x" chart:style-name="ch4">
            <chart:title svg:x="6.068cm" svg:y="8.707cm" chart:style-name="ch5">
              <text:p>Depth</text:p>
            </chart:title>
          </chart:axis>
          <chart:axis chart:dimension="y" chart:name="primary-y" chart:style-name="ch6">
            <chart:title svg:x="0.248cm" svg:y="5.466cm" chart:style-name="ch7">
              <text:p>Frequency</text:p>
            </chart:title>
            <chart:grid chart:style-name="ch8" chart:class="major"/>
          </chart:axis>
          <chart:series chart:style-name="ch9" chart:values-cell-range-address="'S.pombe'.C25:'S.pombe'.C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S.pombe'.C25:'S.pombe'.C3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6491626454726">
                <text:p>0.0316491626454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2182798751065">
                <text:p>0.097218279875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116378086858">
                <text:p>0.830116378086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649730343457">
                <text:p>0.0357649730343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25120635821743">
                <text:p>0.00525120635821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28cm" svg:height="7.781cm" xlink:href=".." xlink:type="simple" chart:class="chart:bar" chart:style-name="ch1">
        <chart:title svg:x="5.045cm" svg:y="0.291cm" chart:style-name="ch2">
          <text:p>Biological Process</text:p>
        </chart:title>
        <chart:plot-area chart:style-name="ch3" table:cell-range-address="'D.melanogaster'.D18:'D.melanogaster'.D25" svg:x="1.314cm" svg:y="1.535cm" svg:width="11.962cm" svg:height="5.083cm">
          <chartooo:coordinate-region svg:x="2.041cm" svg:y="1.721cm" svg:width="11.235cm" svg:height="4.277cm"/>
          <chart:axis chart:dimension="x" chart:name="primary-x" chart:style-name="ch4">
            <chart:title svg:x="6.801cm" svg:y="6.774cm" chart:style-name="ch5">
              <text:p>Depth</text:p>
            </chart:title>
          </chart:axis>
          <chart:axis chart:dimension="y" chart:name="primary-y" chart:style-name="ch6">
            <chart:title svg:x="0.451cm" svg:y="4.887cm" chart:style-name="ch7">
              <text:p>Frequency</text:p>
            </chart:title>
            <chart:grid chart:style-name="ch8" chart:class="major"/>
          </chart:axis>
          <chart:series chart:style-name="ch9" chart:values-cell-range-address="'D.melanogaster'.D18:'D.melanogaster'.D2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.melanogaster'.D18:'D.melanogaster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98cm" svg:height="10.48cm" xlink:href=".." xlink:type="simple" chart:class="chart:bar" chart:style-name="ch1">
        <chart:title svg:x="5.287cm" svg:y="0.345cm" chart:style-name="ch2">
          <text:p>Cellular Component</text:p>
        </chart:title>
        <chart:plot-area chart:style-name="ch3" table:cell-range-address="'M.musculus'.D12:'M.musculus'.D18" svg:x="1.327cm" svg:y="1.751cm" svg:width="12.593cm" svg:height="7.512cm">
          <chartooo:coordinate-region svg:x="1.975cm" svg:y="1.937cm" svg:width="11.945cm" svg:height="6.706cm"/>
          <chart:axis chart:dimension="x" chart:name="primary-x" chart:style-name="ch4">
            <chart:title svg:x="7.129cm" svg:y="9.473cm" chart:style-name="ch5">
              <text:p>Depth</text:p>
            </chart:title>
          </chart:axis>
          <chart:axis chart:dimension="y" chart:name="primary-y" chart:style-name="ch6">
            <chart:title svg:x="0.451cm" svg:y="6.318cm" chart:style-name="ch7">
              <text:p>Frequency</text:p>
            </chart:title>
            <chart:grid chart:style-name="ch8" chart:class="major"/>
          </chart:axis>
          <chart:series chart:style-name="ch9" chart:values-cell-range-address="'M.musculus'.D12:'M.musculus'.D1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musculus'.D12:'M.musculus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3853904282116">
                <text:p>0.76385390428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146095717884">
                <text:p>0.236146095717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29cm" svg:height="11.914cm" xlink:href=".." xlink:type="simple" chart:class="chart:bar" chart:style-name="ch1">
        <chart:title svg:x="5.495cm" svg:y="0.374cm" chart:style-name="ch2">
          <text:p>Biological Process</text:p>
        </chart:title>
        <chart:plot-area chart:style-name="ch3" table:cell-range-address="'Total Frequency'.N3:'Total Frequency'.N9" svg:x="1.332cm" svg:y="1.867cm" svg:width="12.809cm" svg:height="8.801cm">
          <chartooo:coordinate-region svg:x="2.139cm" svg:y="2.053cm" svg:width="12.002cm" svg:height="7.995cm"/>
          <chart:axis chart:dimension="x" chart:name="primary-x" chart:style-name="ch4">
            <chart:title svg:x="7.242cm" svg:y="10.907cm" chart:style-name="ch5">
              <text:p>Depth</text:p>
            </chart:title>
          </chart:axis>
          <chart:axis chart:dimension="y" chart:name="primary-y" chart:style-name="ch6">
            <chart:title svg:x="0.451cm" svg:y="7.475cm" chart:style-name="ch7">
              <text:p>Total Frequency</text:p>
            </chart:title>
            <chart:grid chart:style-name="ch8" chart:class="major"/>
          </chart:axis>
          <chart:series chart:style-name="ch9" chart:values-cell-range-address="'Total Frequency'.N3:'Total Frequency'.N9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12167175006183">
                <text:p>0.0000412167175006183</text:p>
                <draw:g>
                  <svg:desc>'Total Frequency'.N3:'Total Frequency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256780150029">
                <text:p>0.335256780150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8988541752535">
                <text:p>0.0168988541752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512900832578">
                <text:p>0.338512900832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4791855576622">
                <text:p>0.274791855576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5720056054736">
                <text:p>0.0315720056054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0273679004204">
                <text:p>0.002802736790042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88cm" svg:height="11.629cm" xlink:href=".." xlink:type="simple" chart:class="chart:bar" chart:style-name="ch1">
        <chart:plot-area chart:style-name="ch2" table:cell-range-address="'S.cerevisiae'.E28:'S.cerevisiae'.E36" chart:data-source-has-labels="row" svg:x="0.959cm" svg:y="0.616cm" svg:width="16.764cm" svg:height="9.529cm">
          <chartooo:coordinate-region svg:x="1.607cm" svg:y="0.802cm" svg:width="16.116cm" svg:height="8.723cm"/>
          <chart:axis chart:dimension="x" chart:name="primary-x" chart:style-name="ch3">
            <chart:title svg:x="8.847cm" svg:y="10.378cm" chart:style-name="ch4">
              <text:p>Depth</text:p>
            </chart:title>
          </chart:axis>
          <chart:axis chart:dimension="y" chart:name="primary-y" chart:style-name="ch5">
            <chart:title svg:x="0.009cm" svg:y="6.813cm" chart:style-name="ch6">
              <text:p>Relative Frequency</text:p>
            </chart:title>
            <chart:grid chart:style-name="ch7" chart:class="major"/>
          </chart:axis>
          <chart:series chart:style-name="ch8" chart:values-cell-range-address="'S.cerevisiae'.E29:'S.cerevisiae'.E36" chart:label-cell-address="'S.cerevisiae'.E28:'S.cerevisiae'.E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cerevisiae'.E28:'S.cerevisiae'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.cerevisiae'.E29:'S.cerevisiae'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8791643139469">
                <text:p>0.00338791643139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0276679841897">
                <text:p>0.310276679841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3867871259176">
                <text:p>0.653867871259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59909655561829">
                <text:p>0.0095990965556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8684359119142">
                <text:p>0.0228684359119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68cm" svg:height="14.192cm" xlink:href=".." xlink:type="simple" chart:class="chart:bar" chart:style-name="ch1">
        <chart:plot-area chart:style-name="ch2" table:cell-range-address="'M.tuberculosis'.D6:'M.tuberculosis'.D14" chart:data-source-has-labels="row" svg:x="1.447cm" svg:y="1.267cm" svg:width="18.203cm" svg:height="11.634cm">
          <chartooo:coordinate-region svg:x="2.095cm" svg:y="1.454cm" svg:width="17.555cm" svg:height="10.827cm"/>
          <chart:axis chart:dimension="x" chart:name="primary-x" chart:style-name="ch3">
            <chart:title svg:x="10.054cm" svg:y="13.185cm" chart:style-name="ch4">
              <text:p>Depth</text:p>
            </chart:title>
          </chart:axis>
          <chart:axis chart:dimension="y" chart:name="primary-y" chart:style-name="ch5">
            <chart:title svg:x="0.451cm" svg:y="8.517cm" chart:style-name="ch6">
              <text:p>Relative Frequency</text:p>
            </chart:title>
            <chart:grid chart:style-name="ch7" chart:class="major"/>
          </chart:axis>
          <chart:series chart:style-name="ch8" chart:values-cell-range-address="'M.tuberculosis'.D7:'M.tuberculosis'.D14" chart:label-cell-address="'M.tuberculosis'.D6:'M.tuberculosis'.D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M.tuberculosis'.D6:'M.tuberculosis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tuberculosis'.D7:'M.tuberculosis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0952380952381">
                <text:p>0.83095238095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9047619047619">
                <text:p>0.16904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03cm" svg:height="6.922cm" xlink:href=".." xlink:type="simple" chart:class="chart:bar" chart:style-name="ch1">
        <chart:plot-area chart:style-name="ch2" table:cell-range-address="'A.thaliana'.E26:'A.thaliana'.E33" svg:x="1.362cm" svg:y="0.687cm" svg:width="14.193cm" svg:height="5.089cm">
          <chartooo:coordinate-region svg:x="2.169cm" svg:y="0.873cm" svg:width="13.386cm" svg:height="4.283cm"/>
          <chart:axis chart:dimension="x" chart:name="primary-x" chart:style-name="ch3">
            <chart:title svg:x="7.964cm" svg:y="5.915cm" chart:style-name="ch4">
              <text:p>Depth</text:p>
            </chart:title>
          </chart:axis>
          <chart:axis chart:dimension="y" chart:name="primary-y" chart:style-name="ch5">
            <chart:title svg:x="0.451cm" svg:y="4.664cm" chart:style-name="ch6">
              <text:p>Relative Frequency</text:p>
            </chart:title>
            <chart:grid chart:style-name="ch7" chart:class="major"/>
          </chart:axis>
          <chart:series chart:style-name="ch8" chart:values-cell-range-address="'A.thaliana'.E26:'A.thaliana'.E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.thaliana'.E26:'A.thaliana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873526259378">
                <text:p>0.145873526259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6302250803858">
                <text:p>0.24630225080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5766345123258">
                <text:p>0.24576634512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2057877813505">
                <text:p>0.36205787781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